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" svg:font-family="Arial"/>
    <style:font-face style:name="Arial Unicode MS" svg:font-family="&quot;Arial Unicode MS&quot;"/>
  </office:font-face-decls>
  <office:automatic-styles>
    <style:style style:name="ce1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" style:family="table-cell" style:parent-style-name="Default" style:data-style-name="N59">
      <style:table-cell-properties fo:border="thin solid #000000" style:vertical-align="middle" fo:wrap-option="wrap" fo:background-color="#FFFF99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99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FFFF99"/>
      <style:text-properties style:font-name="Arial" style:font-name-asian="Arial" style:font-name-complex="Arial" style:font-family-generic="swiss"/>
    </style:style>
    <style:style style:name="ce10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2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style:font-family-generic="swiss"/>
    </style:style>
    <style:style style:name="ce18" style:family="table-cell" style:parent-style-name="_19968__33324___21508__26045__20570__20301__32622__40_1_41_-_20844__25152__20659_-_20803__35920__20462__27491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_19968__33324___21508__26045__20570__20301__32622__40_1_41_-_20844__25152__20659_-_20803__35920__20462__27491_" style:data-style-name="N0">
      <style:table-cell-properties fo:border="thin solid #000000" style:vertical-align="middle" fo:wrap-option="wrap" fo:background-color="transparent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Default" style:data-style-name="N74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_21315__20998__20301__32_2" style:data-style-name="N3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24" style:family="table-cell" style:parent-style-name="_21315__20998__20301_" style:data-style-name="N58">
      <style:table-cell-properties fo:border="thin solid #000000" style:vertical-align="middle"/>
      <style:text-properties fo:color="#000000" style:font-name="Arial" style:font-name-asian="Arial" style:font-name-complex="Arial" style:font-family-generic="swiss"/>
    </style:style>
    <style:style style:name="ce25" style:family="table-cell" style:parent-style-name="Default" style:data-style-name="N6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style:font-family-generic="swiss"/>
    </style:style>
    <style:style style:name="ce28" style:family="table-cell" style:parent-style-name="_21315__20998__20301__32_2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9" style:family="table-cell" style:parent-style-name="_21315__20998__20301__32_2" style:data-style-name="N3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0" style:family="table-cell" style:parent-style-name="Default" style:data-style-name="N59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2" style:family="table-cell" style:parent-style-name="_19968__33324__101_24180__24230__23565__35696__21729__25152__25552__22320__26041__24314__35373__24314__35696__20107__38917__34389__29702__26126__32048__34920_-_35215__21123_" style:data-style-name="N59">
      <style:table-cell-properties fo:border="thin solid #000000" style:vertical-align="middle" fo:wrap-option="wrap" fo:background-color="#CCFFFF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CCFFFF" style:cell-protect="protected"/>
      <style:text-properties style:font-name="Arial" style:font-name-asian="Arial" style:font-name-complex="Arial" style:font-family-generic="swiss"/>
    </style:style>
    <style:style style:name="ce34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CCFFFF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6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style:vertical-align="middle" fo:wrap-option="wrap" fo:background-color="#FFFF99" style:cell-protect="protected"/>
      <style:text-properties style:font-name="Arial" style:font-name-asian="Arial" style:font-name-complex="Arial" style:font-family-generic="swiss"/>
    </style:style>
    <style:style style:name="ce37" style:family="table-cell" style:parent-style-name="_19968__33324__101_24180__24230__23565__35696__21729__25152__25552__22320__26041__24314__35373__24314__35696__20107__38917__34389__29702__26126__32048__34920_-_35215__21123_" style:data-style-name="N59">
      <style:table-cell-properties fo:border="thin solid #000000" style:vertical-align="middle" fo:wrap-option="wrap" fo:background-color="#FFFF99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FFFF99" style:cell-protect="protected"/>
      <style:text-properties style:font-name="Arial" style:font-name-asian="Arial" style:font-name-complex="Arial" style:font-family-generic="swiss"/>
    </style:style>
    <style:style style:name="ce39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FFFF99" style:cell-protect="protected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0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="thin solid #000000" style:vertical-align="middle" fo:wrap-option="wrap" fo:background-color="#FFFF99" style:cell-protect="protected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1" style:family="table-cell" style:parent-style-name="_19968__33324__101_24180__24230__23565__35696__21729__25152__25552__22320__26041__24314__35373__24314__35696__20107__38917__34389__29702__26126__32048__34920_-_35215__21123_" style:data-style-name="N59">
      <style:table-cell-properties fo:border="thin solid #000000" style:vertical-align="middle" fo:wrap-option="wrap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2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style:vertical-align="middle" fo:wrap-option="wrap" fo:background-color="transparent" style:cell-protect="protected"/>
      <style:text-properties style:font-name="Arial" style:font-name-asian="Arial" style:font-name-complex="Arial" style:font-family-generic="swiss"/>
    </style:style>
    <style:style style:name="ce43" style:family="table-cell" style:parent-style-name="_21315__20998__20301__32_2" style:data-style-name="N60">
      <style:table-cell-properties fo:border="thin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60">
      <style:table-cell-properties fo:border="thin solid #000000" style:vertical-align="middle" fo:wrap-option="wrap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5" style:family="table-cell" style:parent-style-name="Default" style:data-style-name="N60">
      <style:table-cell-properties fo:border="thin solid #000000" style:vertical-align="middle"/>
      <style:text-properties style:font-name="Arial" style:font-name-asian="Arial" style:font-name-complex="Arial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style:font-family-generic="swiss"/>
    </style:style>
    <style:style style:name="ce48" style:family="table-cell" style:parent-style-name="Default" style:data-style-name="N59">
      <style:table-cell-properties fo:border="thin solid #000000" style:vertical-align="middle" fo:wrap-option="wrap" fo:background-color="#FFCC00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9" style:family="table-cell" style:parent-style-name="Default" style:data-style-name="N0">
      <style:table-cell-properties style:vertical-align="middle" fo:wrap-option="wrap" fo:background-color="#FFCC00"/>
      <style:text-properties style:font-name="Arial" style:font-name-asian="Arial" style:font-name-complex="Arial" style:font-family-generic="swiss"/>
    </style:style>
    <style:style style:name="ce50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51" style:family="table-cell" style:parent-style-name="Default" style:data-style-name="N59">
      <style:table-cell-properties fo:border="thin solid #000000" style:vertical-align="middle" fo:wrap-option="wrap" fo:background-color="#FFFF99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99"/>
      <style:text-properties fo:color="#000000" style:font-name="Arial" style:font-name-asian="Arial" style:font-name-complex="Arial" style:font-family-generic="swiss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54" style:family="table-cell" style:parent-style-name="Default" style:data-style-name="N0">
      <style:table-cell-properties style:vertical-align="middle" fo:wrap-option="wrap" fo:background-color="#FFFF99"/>
      <style:text-properties fo:color="#000000" style:font-name="Arial" style:font-name-asian="Arial" style:font-name-complex="Arial" style:font-family-generic="swiss"/>
    </style:style>
    <style:style style:name="ce55" style:family="table-cell" style:parent-style-name="Default" style:data-style-name="N0">
      <style:table-cell-properties style:vertical-align="middle" fo:wrap-option="wrap"/>
      <style:text-properties fo:color="#000000" style:font-name="Arial" style:font-name-asian="Arial" style:font-name-complex="Arial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58" style:family="table-cell" style:parent-style-name="_21315__20998__20301__91_0_93_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2" style:family="table-cell" style:parent-style-name="_21315__20998__20301__91_0_93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63" style:family="table-cell" style:parent-style-name="_21315__20998__20301__91_0_93__32_2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7" style:family="table-cell" style:parent-style-name="_21315__20998__20301__91_0_93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FFFF99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70" style:family="table-cell" style:parent-style-name="_21315__20998__20301__32_2" style:data-style-name="N30">
      <style:table-cell-properties fo:border="thin solid #000000" style:vertical-align="middle" fo:wrap-option="wrap" fo:background-color="#FFCC00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71" style:family="table-cell" style:parent-style-name="Default" style:data-style-name="N59">
      <style:table-cell-properties fo:border="thin solid #000000" style:vertical-align="middle" fo:wrap-option="wrap" fo:background-color="#FFCC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72" style:family="table-cell" style:parent-style-name="Default" style:data-style-name="N0">
      <style:table-cell-properties style:vertical-align="middle" fo:wrap-option="wrap" fo:background-color="#FFCC00"/>
      <style:text-properties fo:color="#000000" style:font-name="Arial" style:font-name-asian="Arial" style:font-name-complex="Arial" style:font-family-generic="swiss"/>
    </style:style>
    <style:style style:name="ce73" style:family="table-cell" style:parent-style-name="_21315__20998__20301_" style:data-style-name="N58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4" style:family="table-cell" style:parent-style-name="_21315__20998__20301_" style:data-style-name="N58">
      <style:table-cell-properties fo:border="thin solid #000000" style:vertical-align="middle" fo:wrap-option="wrap" fo:background-color="#FFCC00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75" style:family="table-cell" style:parent-style-name="_21315__20998__20301_" style:data-style-name="N6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6" style:family="table-cell" style:parent-style-name="_21315__20998__20301_" style:data-style-name="N6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7" style:family="table-cell" style:parent-style-name="Default" style:data-style-name="N60">
      <style:table-cell-properties fo:border="thin solid #000000" style:vertical-align="middle" fo:wrap-option="wrap" fo:background-color="#FFFF99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#FFCC00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able-cell-properties fo:border="thin solid #000000" style:vertical-align="middle" fo:wrap-option="wrap" fo:background-color="#FFCC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1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style:font-name="Arial Unicode MS" style:font-name-asian="Arial Unicode MS" style:font-name-complex="Arial Unicode MS" style:font-family-generic="swiss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CC00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C00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99"/>
      <style:text-properties style:font-name="Arial" style:font-name-asian="Arial" style:font-name-complex="Arial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99"/>
      <style:text-properties style:font-name="Arial" style:font-name-asian="Arial" style:font-name-complex="Arial" style:font-family-generic="swiss"/>
    </style:style>
    <style:style style:name="ce86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-top="thin solid #000000" fo:border-bottom="thin solid #000000" fo:border-left="thin solid #000000" fo:border-right="none" style:vertical-align="middle" fo:wrap-option="wrap" fo:background-color="#CCFFFF" style:cell-protect="protected"/>
      <style:text-properties style:font-name="標楷體" style:font-name-asian="標楷體" style:font-name-complex="標楷體" style:font-family-generic="script"/>
    </style:style>
    <style:style style:name="ce87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-top="thin solid #000000" fo:border-bottom="thin solid #000000" fo:border-left="none" fo:border-right="thin solid #000000" style:vertical-align="middle" fo:wrap-option="wrap" fo:background-color="#CCFFFF" style:cell-protect="protected"/>
      <style:text-properties style:font-name="Arial" style:font-name-asian="Arial" style:font-name-complex="Arial" style:font-family-generic="swiss"/>
    </style:style>
    <style:style style:name="ce88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-top="thin solid #000000" fo:border-bottom="thin solid #000000" fo:border-left="thin solid #000000" fo:border-right="none" style:vertical-align="middle" fo:wrap-option="wrap" fo:background-color="#FFFF99" style:cell-protect="protected"/>
      <style:text-properties style:font-name="標楷體" style:font-name-asian="標楷體" style:font-name-complex="標楷體" style:font-family-generic="script"/>
    </style:style>
    <style:style style:name="ce89" style:family="table-cell" style:parent-style-name="_19968__33324__101_24180__24230__23565__35696__21729__25152__25552__22320__26041__24314__35373__24314__35696__20107__38917__34389__29702__26126__32048__34920_-_35215__21123_" style:data-style-name="N0">
      <style:table-cell-properties fo:border-top="thin solid #000000" fo:border-bottom="thin solid #000000" fo:border-left="none" fo:border-right="thin solid #000000" style:vertical-align="middle" fo:wrap-option="wrap" fo:background-color="#FFFF99" style:cell-protect="protected"/>
      <style:text-properties style:font-name="Arial" style:font-name-asian="Arial" style:font-name-complex="Arial" style:font-family-generic="swiss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99"/>
      <style:text-properties style:font-name="標楷體" style:font-name-asian="標楷體" style:font-name-complex="標楷體" style:font-family-generic="script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99"/>
      <style:text-properties fo:color="#000000" style:font-name="Arial" style:font-name-asian="Arial" style:font-name-complex="Arial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99"/>
      <style:text-properties fo:color="#000000" style:font-name="Arial" style:font-name-asian="Arial" style:font-name-complex="Arial" style:font-family-generic="swiss"/>
    </style:style>
    <style:style style:name="ce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wrap-option="wrap" fo:background-color="#FFCC00"/>
      <style:text-properties fo:color="#000000" style:font-name="標楷體" style:font-name-asian="標楷體" style:font-name-complex="標楷體" style:font-family-generic="script"/>
    </style:style>
    <style:style style:name="ce94" style:family="table-cell" style:parent-style-name="_21315__20998__20301__32_2" style:data-style-name="N30">
      <style:table-cell-properties fo:border-top="thin solid #000000" fo:border-bottom="thin solid #000000" fo:border-left="none" fo:border-right="thin solid #000000" style:vertical-align="middle" fo:wrap-option="wrap" fo:background-color="#FFCC00"/>
      <style:text-properties fo:color="#000000" style:font-name="標楷體" style:font-name-asian="標楷體" style:font-name-complex="標楷體" style:font-family-generic="script"/>
    </style:style>
    <style:style style:name="ce95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96" style:family="table-cell" style:parent-style-name="_21315__20998__20301__32_2" style:data-style-name="N30">
      <style:table-cell-properties fo:border-top="thin solid #000000" fo:border-bottom="thin solid #000000" fo:border-left="none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9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style:font-family-generic="swiss"/>
    </style:style>
    <style:style style:name="ce99" style:family="table-cell" style:parent-style-name="Default" style:data-style-name="N60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100" style:family="table-cell" style:parent-style-name="_21315__20998__20301__32_2" style:data-style-name="N3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101" style:family="table-cell" style:parent-style-name="_21315__20998__20301__32_2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102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style:font-family-generic="swiss"/>
    </style:style>
    <style:style style:name="ce103" style:family="table-cell" style:parent-style-name="Default" style:data-style-name="N59">
      <style:table-cell-properties fo:border="thin solid #000000" style:vertical-align="middle" fo:wrap-option="wra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style:font-family-generic="swiss"/>
    </style:style>
    <style:style style:name="ce104" style:family="table-cell" style:parent-style-name="_21315__20998__20301__32_2" style:data-style-name="N30">
      <style:table-cell-properties fo:border="thin solid #000000" style:vertical-align="middle" fo:wrap-option="wrap"/>
      <style:text-properties fo:color="#000000" style:font-name="Arial" style:font-name-asian="Arial" style:font-name-complex="Arial" style:font-family-generic="swiss"/>
    </style:style>
    <style:style style:name="ce105" style:family="table-cell" style:parent-style-name="Default" style:data-style-name="N0">
      <style:table-cell-properties fo:border="thin solid #000000" style:vertical-align="middle" fo:wrap-option="wrap" style:shrink-to-fit="true"/>
      <style:text-properties fo:color="#000000" style:font-name="Arial" style:font-name-asian="Arial" style:font-name-complex="Arial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0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270625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2.88395833333333cm" style:use-optimal-column-width="true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9.4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pt" style:use-optimal-row-height="false" fo:break-before="auto"/>
    </style:style>
    <style:style style:name="ro5" style:family="table-row">
      <style:table-row-properties style:row-height="42.7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59.25pt" style:use-optimal-row-height="false" fo:break-before="auto"/>
    </style:style>
    <style:style style:name="ro8" style:family="table-row">
      <style:table-row-properties style:row-height="48.75pt" style:use-optimal-row-height="false" fo:break-before="auto"/>
    </style:style>
    <style:style style:name="ro9" style:family="table-row">
      <style:table-row-properties style:row-height="44.25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45.7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74.25pt" style:use-optimal-row-height="false" fo:break-before="auto"/>
    </style:style>
    <style:style style:name="ro15" style:family="table-row">
      <style:table-row-properties style:row-height="78pt" style:use-optimal-row-height="false" fo:break-before="auto"/>
    </style:style>
    <style:style style:name="ro16" style:family="table-row">
      <style:table-row-properties style:row-height="107.25pt" style:use-optimal-row-height="false" fo:break-before="auto"/>
    </style:style>
    <style:style style:name="ro17" style:family="table-row">
      <style:table-row-properties style:row-height="70.5pt" style:use-optimal-row-height="false" fo:break-before="auto"/>
    </style:style>
    <style:style style:name="ro18" style:family="table-row">
      <style:table-row-properties style:row-height="73.5pt" style:use-optimal-row-height="false" fo:break-before="auto"/>
    </style:style>
    <style:style style:name="ro19" style:family="table-row">
      <style:table-row-properties style:row-height="72.75pt" style:use-optimal-row-height="false" fo:break-before="auto"/>
    </style:style>
    <style:style style:name="ro20" style:family="table-row">
      <style:table-row-properties style:row-height="75pt" style:use-optimal-row-height="false" fo:break-before="auto"/>
    </style:style>
    <style:style style:name="ro21" style:family="table-row">
      <style:table-row-properties style:row-height="69.75pt" style:use-optimal-row-height="false" fo:break-before="auto"/>
    </style:style>
    <style:style style:name="ro22" style:family="table-row">
      <style:table-row-properties style:row-height="71.25pt" style:use-optimal-row-height="false" fo:break-before="auto"/>
    </style:style>
    <style:style style:name="ro23" style:family="table-row">
      <style:table-row-properties style:row-height="75.75pt" style:use-optimal-row-height="false" fo:break-before="auto"/>
    </style:style>
    <style:style style:name="ro24" style:family="table-row">
      <style:table-row-properties style:row-height="30.75pt" style:use-optimal-row-height="false" fo:break-before="auto"/>
    </style:style>
    <style:style style:name="ro25" style:family="table-row">
      <style:table-row-properties style:row-height="39.75pt" style:use-optimal-row-height="false" fo:break-before="auto"/>
    </style:style>
    <style:style style:name="ro26" style:family="table-row">
      <style:table-row-properties style:row-height="53.25pt" style:use-optimal-row-height="false" fo:break-before="auto"/>
    </style:style>
    <style:style style:name="ro27" style:family="table-row">
      <style:table-row-properties style:row-height="83.25pt" style:use-optimal-row-height="false" fo:break-before="auto"/>
    </style:style>
    <style:style style:name="ro28" style:family="table-row">
      <style:table-row-properties style:row-height="47.25pt" style:use-optimal-row-height="false" fo:break-before="auto"/>
    </style:style>
    <style:style style:name="ro29" style:family="table-row">
      <style:table-row-properties style:row-height="43.5pt" style:use-optimal-row-height="false" fo:break-before="auto"/>
    </style:style>
    <style:style style:name="ro30" style:family="table-row">
      <style:table-row-properties style:row-height="56.25pt" style:use-optimal-row-height="false" fo:break-before="auto"/>
    </style:style>
    <style:style style:name="ro31" style:family="table-row">
      <style:table-row-properties style:row-height="60.75pt" style:use-optimal-row-height="false" fo:break-before="auto"/>
    </style:style>
    <style:style style:name="ro32" style:family="table-row">
      <style:table-row-properties style:row-height="41.25pt" style:use-optimal-row-height="false" fo:break-before="auto"/>
    </style:style>
    <style:style style:name="ro33" style:family="table-row">
      <style:table-row-properties style:row-height="37.5pt" style:use-optimal-row-height="false" fo:break-before="auto"/>
    </style:style>
    <style:style style:name="ro34" style:family="table-row">
      <style:table-row-properties style:row-height="49.5pt" style:use-optimal-row-height="false" fo:break-before="auto"/>
    </style:style>
    <style:style style:name="ro35" style:family="table-row">
      <style:table-row-properties style:row-height="39pt" style:use-optimal-row-height="false" fo:break-before="auto"/>
    </style:style>
    <style:style style:name="ro36" style:family="table-row">
      <style:table-row-properties style:row-height="57pt" style:use-optimal-row-height="false" fo:break-before="auto"/>
    </style:style>
    <style:style style:name="ro37" style:family="table-row">
      <style:table-row-properties style:row-height="55.5pt" style:use-optimal-row-height="false" fo:break-before="auto"/>
    </style:style>
    <style:style style:name="ro38" style:family="table-row">
      <style:table-row-properties style:row-height="57.75pt" style:use-optimal-row-height="false" fo:break-before="auto"/>
    </style:style>
    <style:style style:name="ro39" style:family="table-row">
      <style:table-row-properties style:row-height="54.75pt" style:use-optimal-row-height="false" fo:break-before="auto"/>
    </style:style>
    <style:style style:name="ro40" style:family="table-row">
      <style:table-row-properties style:row-height="62.25pt" style:use-optimal-row-height="false" fo:break-before="auto"/>
    </style:style>
    <style:style style:name="ro41" style:family="table-row">
      <style:table-row-properties style:row-height="58.5pt" style:use-optimal-row-height="false" fo:break-before="auto"/>
    </style:style>
    <style:style style:name="ro42" style:family="table-row">
      <style:table-row-properties style:row-height="27pt" style:use-optimal-row-height="false" fo:break-before="auto"/>
    </style:style>
    <style:style style:name="ro43" style:family="table-row">
      <style:table-row-properties style:row-height="61.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40.5pt" style:use-optimal-row-height="false" fo:break-before="auto"/>
    </style:style>
    <style:style style:name="ro4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-102版" table:style-name="ta1" table:print-ranges="議員4-102版.A1:議員4-102版.H234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1"/>
        <table:table-column table:style-name="co4" table:default-cell-style-name="ce3"/>
        <table:table-column table:style-name="co5" table:default-cell-style-name="ce31"/>
        <table:table-column table:style-name="co6" table:default-cell-style-name="ce31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number-columns-spanned="8" table:number-rows-spanned="1" table:style-name="ce106">
            <text:p><text:span text:style-name="T3">新北市政府</text:span>101<text:span text:style-name="T3">年度對議員所提地方建設建議事項處理明細表</text:span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106">
            <text:p>101<text:span text:style-name="T3">年</text:span>7<text:span text:style-name="T3">月至</text:span>12<text:span text:style-name="T3">月止</text:span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3"/>
          <table:table-cell table:style-name="ce97"/>
          <table:table-cell office:value-type="string" table:number-columns-spanned="3" table:number-rows-spanned="1" table:style-name="ce113">
            <text:p><text:s text:c="5"/>(<text:span text:style-name="T4">本表為半年報</text:span>)</text:p>
          </table:table-cell>
          <table:covered-table-cell table:number-columns-repeated="2"/>
          <table:table-cell table:number-columns-repeated="2" table:style-name="ce97"/>
          <table:table-cell office:value-type="string" table:style-name="ce4">
            <text:p><text:span text:style-name="T2">單位：千元</text:span>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108">
            <text:p><text:span text:style-name="T2">建議項目及內容</text:span></text:p>
          </table:table-cell>
          <table:table-cell office:value-type="string" table:number-columns-spanned="1" table:number-rows-spanned="2" table:style-name="ce108">
            <text:p><text:span text:style-name="T2">建議地點</text:span></text:p>
          </table:table-cell>
          <table:table-cell office:value-type="string" table:number-columns-spanned="1" table:number-rows-spanned="2" table:style-name="ce112">
            <text:p><text:span text:style-name="T2">建議金額</text:span></text:p>
          </table:table-cell>
          <table:table-cell office:value-type="string" table:number-columns-spanned="5" table:number-rows-spanned="1" table:style-name="ce112">
            <text:p><text:span text:style-name="T2">核定情形</text:span></text:p>
          </table:table-cell>
          <table:covered-table-cell table:number-columns-repeated="4"/>
          <table:table-cell table:number-columns-repeated="16376"/>
        </table:table-row>
        <table:table-row table:style-name="ro4">
          <table:covered-table-cell/>
          <table:covered-table-cell/>
          <table:covered-table-cell/>
          <table:table-cell office:value-type="string" table:style-name="ce56">
            <text:p><text:span text:style-name="T2">核定金額</text:span></text:p>
          </table:table-cell>
          <table:table-cell office:value-type="string" table:style-name="ce57">
            <text:p><text:span text:style-name="T2">經費支用科目</text:span></text:p>
          </table:table-cell>
          <table:table-cell office:value-type="string" table:style-name="ce56">
            <text:p><text:span text:style-name="T2">主辦機關</text:span></text:p>
          </table:table-cell>
          <table:table-cell office:value-type="string" table:style-name="ce56">
            <text:p><text:span text:style-name="T2">招標方式</text:span></text:p>
          </table:table-cell>
          <table:table-cell office:value-type="string" table:style-name="ce56">
            <text:p><text:span text:style-name="T2">得標廠商</text:span></text:p>
          </table:table-cell>
          <table:table-cell table:number-columns-repeated="16376"/>
        </table:table-row>
        <table:table-row table:style-name="ro3">
          <table:table-cell office:value-type="string" table:style-name="ce82">
            <text:p>機關總計</text:p>
          </table:table-cell>
          <table:table-cell table:style-name="ce83"/>
          <table:table-cell office:value-type="float" office:value="210464.93900000001" table:formula="msoxl:=C7+C18+C22+C103+C184+C187+C189+C191" table:style-name="ce48">
            <text:p>210,465<text:s/></text:p>
          </table:table-cell>
          <table:table-cell office:value-type="float" office:value="258419.234" table:formula="msoxl:=D7+D18+D22+D103+D184+D187+D189+D191" table:style-name="ce48">
            <text:p>258,419<text:s/></text:p>
          </table:table-cell>
          <table:table-cell table:style-name="ce78"/>
          <table:table-cell table:number-columns-repeated="2" table:style-name="ce79"/>
          <table:table-cell table:style-name="ce78"/>
          <table:table-cell table:number-columns-repeated="16376" table:style-name="ce49"/>
        </table:table-row>
        <table:table-row table:style-name="ro3">
          <table:table-cell office:value-type="string" table:style-name="ce84">
            <text:p><text:span text:style-name="T1">民政局合計</text:span></text:p>
          </table:table-cell>
          <table:table-cell table:style-name="ce85"/>
          <table:table-cell office:value-type="float" office:value="7669" table:formula="msoxl:=SUM(C8:C17)" table:style-name="ce5">
            <text:p>7,669<text:s/></text:p>
          </table:table-cell>
          <table:table-cell office:value-type="float" office:value="7581" table:formula="msoxl:=SUM(D8:D17)" table:style-name="ce5">
            <text:p>7,581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5">
          <table:table-cell office:value-type="string" table:style-name="ce10">
            <text:p><text:span text:style-name="T1">北</text:span>15<text:span text:style-name="T1">線往富基里</text:span>7<text:span text:style-name="T1">鄰道路改善工程</text:span></text:p>
          </table:table-cell>
          <table:table-cell office:value-type="string" table:style-name="ce10">
            <text:p><text:span text:style-name="T1">石門區富基里</text:span></text:p>
          </table:table-cell>
          <table:table-cell office:value-type="float" office:value="3000" table:style-name="ce11">
            <text:p>3,000<text:s/></text:p>
          </table:table-cell>
          <table:table-cell office:value-type="float" office:value="3000" table:style-name="ce11">
            <text:p>3,000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石門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祥瑋營造有限公司</text:span></text:p>
          </table:table-cell>
          <table:table-cell table:number-columns-repeated="16376"/>
        </table:table-row>
        <table:table-row table:style-name="ro6">
          <table:table-cell office:value-type="string" table:style-name="ce10">
            <text:p><text:span text:style-name="T1">城中公園</text:span>(<text:span text:style-name="T1">如意街吉祥街口</text:span>)<text:span text:style-name="T1">設施維護及更新工程</text:span></text:p>
          </table:table-cell>
          <table:table-cell office:value-type="string" table:style-name="ce10">
            <text:p><text:span text:style-name="T1">新店區城中公園</text:span>(<text:span text:style-name="T1">如意街吉祥街口</text:span>)</text:p>
          </table:table-cell>
          <table:table-cell office:value-type="float" office:value="600" table:style-name="ce11">
            <text:p>600<text:s/></text:p>
          </table:table-cell>
          <table:table-cell office:value-type="float" office:value="600" table:style-name="ce11">
            <text:p>600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新店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億丞營造有限公司</text:span></text:p>
          </table:table-cell>
          <table:table-cell table:number-columns-repeated="16376"/>
        </table:table-row>
        <table:table-row table:style-name="ro7">
          <table:table-cell office:value-type="string" table:style-name="ce10">
            <text:p><text:span text:style-name="T1">達觀路</text:span>10<text:span text:style-name="T1">號至</text:span>14<text:span text:style-name="T1">巷綠美化工程及達觀路沿線路樹修剪工程</text:span></text:p>
          </table:table-cell>
          <table:table-cell office:value-type="string" table:style-name="ce10">
            <text:p><text:span text:style-name="T1">新店區達觀路</text:span>10<text:span text:style-name="T1">號至</text:span>14<text:span text:style-name="T1">巷</text:span></text:p>
          </table:table-cell>
          <table:table-cell office:value-type="float" office:value="285" table:style-name="ce11">
            <text:p>285<text:s/></text:p>
          </table:table-cell>
          <table:table-cell office:value-type="float" office:value="285" table:style-name="ce11">
            <text:p>285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新店區公所</text:span></text:p>
          </table:table-cell>
          <table:table-cell office:value-type="string" table:style-name="ce2">
            <text:p>公開招標</text:p>
          </table:table-cell>
          <table:table-cell office:value-type="string" table:style-name="ce10">
            <text:p><text:span text:style-name="T1">華溱園藝有限公司</text:span></text:p>
          </table:table-cell>
          <table:table-cell table:number-columns-repeated="16376"/>
        </table:table-row>
        <table:table-row table:style-name="ro6">
          <table:table-cell office:value-type="string" table:style-name="ce10">
            <text:p><text:span text:style-name="T1">裝設新北市金山區運動休閒廣場不鏽鋼欄杆</text:span></text:p>
          </table:table-cell>
          <table:table-cell office:value-type="string" table:style-name="ce10">
            <text:p><text:span text:style-name="T1">金山區運動休閒廣場</text:span>(<text:span text:style-name="T1">五湖里南勢</text:span>53<text:span text:style-name="T1">號</text:span>)</text:p>
          </table:table-cell>
          <table:table-cell office:value-type="float" office:value="384" table:style-name="ce11">
            <text:p>384<text:s/></text:p>
          </table:table-cell>
          <table:table-cell office:value-type="float" office:value="325" table:style-name="ce11">
            <text:p>325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金山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漢記營造有限公司</text:span></text:p>
          </table:table-cell>
          <table:table-cell table:number-columns-repeated="16376"/>
        </table:table-row>
        <table:table-row table:style-name="ro8">
          <table:table-cell office:value-type="string" table:style-name="ce10">
            <text:p><text:span text:style-name="T1">竿蓁里中正東路</text:span>1<text:span text:style-name="T1">段</text:span>3<text:span text:style-name="T1">巷巷口新設候車亭</text:span></text:p>
          </table:table-cell>
          <table:table-cell office:value-type="string" table:style-name="ce10">
            <text:p><text:span text:style-name="T1">淡水區竿蓁里中正東路</text:span>1<text:span text:style-name="T1">段</text:span>3<text:span text:style-name="T1">巷巷口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98" table:style-name="ce11">
            <text:p>98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淡水區公所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錦進企業社</text:span></text:p>
          </table:table-cell>
          <table:table-cell table:number-columns-repeated="16376"/>
        </table:table-row>
        <table:table-row table:style-name="ro9">
          <table:table-cell office:value-type="string" table:style-name="ce10">
            <text:p><text:span text:style-name="T1">中央公園設施維護及更新工程</text:span></text:p>
          </table:table-cell>
          <table:table-cell office:value-type="string" table:style-name="ce10">
            <text:p><text:span text:style-name="T1">新店區中央公園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新店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億丞營造有限公司</text:span></text:p>
          </table:table-cell>
          <table:table-cell table:number-columns-repeated="16376"/>
        </table:table-row>
        <table:table-row table:style-name="ro10">
          <table:table-cell office:value-type="string" table:style-name="ce10">
            <text:p><text:span text:style-name="T1">中央公園步道整修工程</text:span></text:p>
          </table:table-cell>
          <table:table-cell office:value-type="string" table:style-name="ce10">
            <text:p><text:span text:style-name="T1">新店區中央公園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298" table:style-name="ce11">
            <text:p>298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新店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億丞營造有限公司</text:span></text:p>
          </table:table-cell>
          <table:table-cell table:number-columns-repeated="16376"/>
        </table:table-row>
        <table:table-row table:style-name="ro11">
          <table:table-cell office:value-type="string" table:style-name="ce10">
            <text:p><text:span text:style-name="T1">烏來社區活動中心周遭圍籬工程</text:span></text:p>
          </table:table-cell>
          <table:table-cell office:value-type="string" table:style-name="ce10">
            <text:p><text:span text:style-name="T1">烏來社區活動中心周圍</text:span></text:p>
          </table:table-cell>
          <table:table-cell office:value-type="float" office:value="1300" table:style-name="ce11">
            <text:p>1,300<text:s/></text:p>
          </table:table-cell>
          <table:table-cell office:value-type="float" office:value="1300" table:style-name="ce11">
            <text:p>1,300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烏來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原林土木包工業</text:span></text:p>
          </table:table-cell>
          <table:table-cell table:number-columns-repeated="16376"/>
        </table:table-row>
        <table:table-row table:style-name="ro12">
          <table:table-cell office:value-type="string" table:style-name="ce10">
            <text:p><text:span text:style-name="T1">中和區圓通光廊工程</text:span></text:p>
          </table:table-cell>
          <table:table-cell office:value-type="string" table:style-name="ce2">
            <text:p>中和區圓通路</text:p>
          </table:table-cell>
          <table:table-cell office:value-type="float" office:value="500" table:style-name="ce11">
            <text:p>500<text:s/></text:p>
          </table:table-cell>
          <table:table-cell office:value-type="float" office:value="500" table:style-name="ce11">
            <text:p>500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中和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富利新光電工程有限公司</text:span></text:p>
          </table:table-cell>
          <table:table-cell table:number-columns-repeated="16376" table:style-name="ce15"/>
        </table:table-row>
        <table:table-row table:style-name="ro6">
          <table:table-cell office:value-type="string" table:style-name="ce10">
            <text:p><text:span text:style-name="T1">新店區</text:span>(<text:span text:style-name="T1">永業路</text:span>81<text:span text:style-name="T1">巷</text:span>36<text:span text:style-name="T1">號前</text:span>)<text:span text:style-name="T1">籃球場整修</text:span></text:p>
          </table:table-cell>
          <table:table-cell office:value-type="string" table:style-name="ce10">
            <text:p><text:span text:style-name="T1">新店區永業路</text:span>81<text:span text:style-name="T1">巷</text:span>36<text:span text:style-name="T1">號前</text:span></text:p>
          </table:table-cell>
          <table:table-cell office:value-type="float" office:value="1100" table:style-name="ce11">
            <text:p>1,100<text:s/></text:p>
          </table:table-cell>
          <table:table-cell office:value-type="float" office:value="1075" table:style-name="ce11">
            <text:p>1,075<text:s/></text:p>
          </table:table-cell>
          <table:table-cell office:value-type="string" table:style-name="ce10">
            <text:p><text:span text:style-name="T1">民政業務</text:span>-<text:span text:style-name="T1">民政設施</text:span>-<text:span text:style-name="T1">獎補助費</text:span></text:p>
          </table:table-cell>
          <table:table-cell office:value-type="string" table:style-name="ce10">
            <text:p><text:span text:style-name="T1">新店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志誠營造股份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84">
            <text:p><text:span text:style-name="T1">消防局合計</text:span></text:p>
          </table:table-cell>
          <table:table-cell table:style-name="ce85"/>
          <table:table-cell office:value-type="float" office:value="2400" table:formula="msoxl:=SUM(C19:C21)" table:style-name="ce5">
            <text:p>2,400<text:s/></text:p>
          </table:table-cell>
          <table:table-cell office:value-type="float" office:value="2280" table:formula="msoxl:=SUM(D19:D21)" table:style-name="ce5">
            <text:p>2,280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3">
          <table:table-cell office:value-type="string" table:style-name="ce12">
            <text:p><text:span text:style-name="T1">災情勘查車</text:span></text:p>
          </table:table-cell>
          <table:table-cell office:value-type="string" table:style-name="ce12">
            <text:p><text:span text:style-name="T1">三重義消分隊</text:span></text:p>
          </table:table-cell>
          <table:table-cell office:value-type="float" office:value="800" table:style-name="ce11">
            <text:p>800<text:s/></text:p>
          </table:table-cell>
          <table:table-cell office:value-type="float" office:value="800" table:style-name="ce11">
            <text:p>800<text:s/></text:p>
          </table:table-cell>
          <table:table-cell office:value-type="string" table:style-name="ce10">
            <text:p>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消防局</text:span></text:p>
          </table:table-cell>
          <table:table-cell office:value-type="string" table:style-name="ce1">
            <text:p>共同供應契約</text:p>
          </table:table-cell>
          <table:table-cell office:value-type="string" table:style-name="ce12">
            <text:p><text:span text:style-name="T1">安爾富企業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12">
            <text:p><text:span text:style-name="T1">災情勘查車</text:span></text:p>
          </table:table-cell>
          <table:table-cell office:value-type="string" table:style-name="ce12">
            <text:p><text:span text:style-name="T1">海山救護中隊</text:span></text:p>
          </table:table-cell>
          <table:table-cell office:value-type="float" office:value="800" table:style-name="ce11">
            <text:p>800<text:s/></text:p>
          </table:table-cell>
          <table:table-cell office:value-type="float" office:value="800" table:style-name="ce11">
            <text:p>800<text:s/></text:p>
          </table:table-cell>
          <table:table-cell office:value-type="string" table:style-name="ce10">
            <text:p>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消防局</text:span></text:p>
          </table:table-cell>
          <table:table-cell office:value-type="string" table:style-name="ce1">
            <text:p>共同供應契約</text:p>
          </table:table-cell>
          <table:table-cell office:value-type="string" table:style-name="ce12">
            <text:p><text:span text:style-name="T1">安爾富企業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12">
            <text:p><text:span text:style-name="T1">災情勘查車</text:span></text:p>
          </table:table-cell>
          <table:table-cell office:value-type="string" table:style-name="ce12">
            <text:p><text:span text:style-name="T1">海山救護分隊</text:span></text:p>
          </table:table-cell>
          <table:table-cell office:value-type="float" office:value="800" table:style-name="ce11">
            <text:p>800<text:s/></text:p>
          </table:table-cell>
          <table:table-cell office:value-type="float" office:value="680" table:style-name="ce11">
            <text:p>680<text:s/></text:p>
          </table:table-cell>
          <table:table-cell office:value-type="string" table:style-name="ce10">
            <text:p>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消防局</text:span></text:p>
          </table:table-cell>
          <table:table-cell office:value-type="string" table:style-name="ce1">
            <text:p>共同供應契約</text:p>
          </table:table-cell>
          <table:table-cell office:value-type="string" table:style-name="ce12">
            <text:p><text:span text:style-name="T1">安爾富企業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84">
            <text:p><text:span text:style-name="T1">教育局合計</text:span></text:p>
          </table:table-cell>
          <table:table-cell table:style-name="ce85"/>
          <table:table-cell office:value-type="float" office:value="23130.938999999998" table:formula="msoxl:=SUM(C23:C102)" table:style-name="ce5">
            <text:p>23,131<text:s/></text:p>
          </table:table-cell>
          <table:table-cell office:value-type="float" office:value="22976.233999999997" table:formula="msoxl:=SUM(D23:D102)" table:style-name="ce5">
            <text:p>22,976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13">
          <table:table-cell office:value-type="string" table:style-name="ce58">
            <text:p>室外運動場地整建計畫</text:p>
          </table:table-cell>
          <table:table-cell office:value-type="string" table:style-name="ce65">
            <text:p><text:span text:style-name="T5">永和國中</text:span></text:p>
          </table:table-cell>
          <table:table-cell office:value-type="float" office:value="3000" table:style-name="ce11">
            <text:p>3,000<text:s/></text:p>
          </table:table-cell>
          <table:table-cell office:value-type="float" office:value="2929" table:style-name="ce11">
            <text:p>2,92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永和國中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上申營造股份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1">
            <text:p>教室老舊門窗更新計畫</text:p>
          </table:table-cell>
          <table:table-cell office:value-type="string" table:style-name="ce68">
            <text:p><text:span text:style-name="T5">老梅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老梅國小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禮門鋁業行</text:span></text:p>
          </table:table-cell>
          <table:table-cell table:number-columns-repeated="16376" table:style-name="ce15"/>
        </table:table-row>
        <table:table-row table:style-name="ro14">
          <table:table-cell office:value-type="string" table:style-name="ce61">
            <text:p>改善辦公室設備計畫</text:p>
          </table:table-cell>
          <table:table-cell office:value-type="string" table:style-name="ce68">
            <text:p><text:span text:style-name="T5">自強國中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300" table:style-name="ce11">
            <text:p>30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80">
            <text:p>自強國中</text:p>
          </table:table-cell>
          <table:table-cell office:value-type="string" table:style-name="ce10">
            <text:p><text:span text:style-name="T1">公開取得書面報價</text:span></text:p>
          </table:table-cell>
          <table:table-cell office:value-type="string" table:style-name="ce10">
            <text:p><text:span text:style-name="T1">世烽實業有限公司</text:span></text:p>
          </table:table-cell>
          <table:table-cell table:number-columns-repeated="16376" table:style-name="ce15"/>
        </table:table-row>
        <table:table-row table:style-name="ro15">
          <table:table-cell office:value-type="string" table:style-name="ce58">
            <text:p>中央球場整修工程</text:p>
          </table:table-cell>
          <table:table-cell office:value-type="string" table:style-name="ce65">
            <text:p><text:span text:style-name="T5">鳳鳴國小</text:span></text:p>
          </table:table-cell>
          <table:table-cell office:value-type="float" office:value="400" table:style-name="ce11">
            <text:p>400<text:s/></text:p>
          </table:table-cell>
          <table:table-cell office:value-type="float" office:value="398.46100000000001" table:formula="msoxl:=398461/1000" table:style-name="ce11">
            <text:p>398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鳳鳴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大安土木包工業</text:span></text:p>
          </table:table-cell>
          <table:table-cell table:number-columns-repeated="16376"/>
        </table:table-row>
        <table:table-row table:style-name="ro16">
          <table:table-cell office:value-type="string" table:style-name="ce58">
            <text:p>學生社團設備改善工程</text:p>
          </table:table-cell>
          <table:table-cell office:value-type="string" table:style-name="ce65">
            <text:p><text:span text:style-name="T5">德音國小</text:span></text:p>
          </table:table-cell>
          <table:table-cell office:value-type="float" office:value="10" table:style-name="ce11">
            <text:p>10<text:s/></text:p>
          </table:table-cell>
          <table:table-cell office:value-type="float" office:value="10" table:style-name="ce11">
            <text:p>1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德音國小</text:span></text:p>
          </table:table-cell>
          <table:table-cell office:value-type="string" table:style-name="ce12">
            <text:p>1.<text:span text:style-name="T1">逕行採購</text:span></text:p>
            <text:p>2.<text:span text:style-name="T1">共同供應契約</text:span></text:p>
          </table:table-cell>
          <table:table-cell office:value-type="string" table:style-name="ce12">
            <text:p>1.<text:span text:style-name="T1">震德室內裝修工程有限公司</text:span></text:p>
            <text:p>2.<text:span text:style-name="T1">元裝數位家電有限公司</text:span></text:p>
            <text:p>3.<text:span text:style-name="T1">新航體育休閒用品社</text:span></text:p>
            <text:p>4.<text:span text:style-name="T1">聖聿文教有限公司</text:span></text:p>
            <text:p>5.<text:span text:style-name="T1">易利飛有限公司</text:span></text:p>
          </table:table-cell>
          <table:table-cell table:number-columns-repeated="16376"/>
        </table:table-row>
        <table:table-row table:style-name="ro17">
          <table:table-cell office:value-type="string" table:style-name="ce60">
            <text:p>視聽教室舞台整修工程</text:p>
          </table:table-cell>
          <table:table-cell office:value-type="string" table:style-name="ce65">
            <text:p><text:span text:style-name="T5">瑞亭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瑞亭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愛童教育用品社</text:span></text:p>
          </table:table-cell>
          <table:table-cell table:number-columns-repeated="16376"/>
        </table:table-row>
        <table:table-row table:style-name="ro17">
          <table:table-cell office:value-type="string" table:style-name="ce58">
            <text:p>體健樓走廊及運動地坪排水修建工程</text:p>
          </table:table-cell>
          <table:table-cell office:value-type="string" table:style-name="ce65">
            <text:p><text:span text:style-name="T5">明志國小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300" table:style-name="ce11">
            <text:p>3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明志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永旭土木包工業</text:span></text:p>
          </table:table-cell>
          <table:table-cell table:number-columns-repeated="16376"/>
        </table:table-row>
        <table:table-row table:style-name="ro17">
          <table:table-cell office:value-type="string" table:style-name="ce58">
            <text:p>攀岩牆修建工程</text:p>
          </table:table-cell>
          <table:table-cell office:value-type="string" table:style-name="ce65">
            <text:p><text:span text:style-name="T5">插角國小</text:span></text:p>
          </table:table-cell>
          <table:table-cell office:value-type="float" office:value="325.202" table:formula="msoxl:=325202/1000" table:style-name="ce11">
            <text:p>325<text:s/></text:p>
          </table:table-cell>
          <table:table-cell office:value-type="float" office:value="325.202" table:formula="msoxl:=325202/1000" table:style-name="ce11">
            <text:p>325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插角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億丞營造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2">
            <text:p>教室準備室暨職務宿舍設備改善計畫</text:p>
          </table:table-cell>
          <table:table-cell office:value-type="string" table:style-name="ce68">
            <text:p><text:span text:style-name="T5">蘆洲國小</text:span></text:p>
          </table:table-cell>
          <table:table-cell office:value-type="float" office:value="36" table:style-name="ce11">
            <text:p>36<text:s/></text:p>
          </table:table-cell>
          <table:table-cell office:value-type="float" office:value="36" table:style-name="ce11">
            <text:p>36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蘆洲國小</text:span></text:p>
          </table:table-cell>
          <table:table-cell office:value-type="string" table:style-name="ce10">
            <text:p><text:span text:style-name="T1">公開取得企劃書</text:span></text:p>
          </table:table-cell>
          <table:table-cell office:value-type="string" table:style-name="ce10">
            <text:p><text:span text:style-name="T1">昱賢企業社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0">
            <text:p>信義樓地下室整修工程</text:p>
          </table:table-cell>
          <table:table-cell office:value-type="string" table:style-name="ce65">
            <text:p><text:span text:style-name="T5">中正國中</text:span></text:p>
          </table:table-cell>
          <table:table-cell office:value-type="float" office:value="210" table:style-name="ce11">
            <text:p>210<text:s/></text:p>
          </table:table-cell>
          <table:table-cell office:value-type="float" office:value="210" table:style-name="ce11">
            <text:p>21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中正國中</text:span></text:p>
          </table:table-cell>
          <table:table-cell office:value-type="string" table:style-name="ce12">
            <text:p><text:span text:style-name="T1">逕洽廠商</text:span></text:p>
          </table:table-cell>
          <table:table-cell office:value-type="string" table:style-name="ce12">
            <text:p>1.<text:span text:style-name="T1">青峰工程行</text:span></text:p>
            <text:p>2.<text:span text:style-name="T1">豪宸科技有限公司</text:span></text:p>
            <text:p>3.<text:span text:style-name="T1">史代新股份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7">
            <text:p>101<text:span text:style-name="T5">年度充實辦公及教學設備計畫</text:span></text:p>
          </table:table-cell>
          <table:table-cell office:value-type="string" table:style-name="ce68">
            <text:p><text:span text:style-name="T5">水源國小</text:span></text:p>
          </table:table-cell>
          <table:table-cell office:value-type="float" office:value="33" table:style-name="ce11">
            <text:p>33<text:s/></text:p>
          </table:table-cell>
          <table:table-cell office:value-type="float" office:value="32.58" table:formula="msoxl:=32580/1000" table:style-name="ce11">
            <text:p>33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水源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豪宸科技有限公司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6">
            <text:p>101<text:span text:style-name="T5">年度圖書館整修工程</text:span></text:p>
          </table:table-cell>
          <table:table-cell office:value-type="string" table:style-name="ce65">
            <text:p><text:span text:style-name="T5">文山國中</text:span></text:p>
          </table:table-cell>
          <table:table-cell office:value-type="float" office:value="600" table:style-name="ce11">
            <text:p>600<text:s/></text:p>
          </table:table-cell>
          <table:table-cell office:value-type="float" office:value="600" table:style-name="ce11">
            <text:p>6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文山國中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承勁實業有限公司</text:span></text:p>
          </table:table-cell>
          <table:table-cell table:number-columns-repeated="16376"/>
        </table:table-row>
        <table:table-row table:style-name="ro19">
          <table:table-cell office:value-type="string" table:style-name="ce67">
            <text:p><text:span text:style-name="T5">教學設備改善及環境整修計畫</text:span></text:p>
          </table:table-cell>
          <table:table-cell office:value-type="string" table:style-name="ce68">
            <text:p><text:span text:style-name="T5">積穗國中</text:span></text:p>
          </table:table-cell>
          <table:table-cell office:value-type="float" office:value="159" table:style-name="ce11">
            <text:p>159<text:s/></text:p>
          </table:table-cell>
          <table:table-cell office:value-type="float" office:value="159" table:style-name="ce11">
            <text:p>159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積穗國中</text:span></text:p>
          </table:table-cell>
          <table:table-cell office:value-type="string" table:style-name="ce2">
            <text:p>公開取得書面報價</text:p>
          </table:table-cell>
          <table:table-cell office:value-type="string" table:style-name="ce10">
            <text:p><text:span text:style-name="T1">日宏工程行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6">
            <text:p>101<text:span text:style-name="T5">年度校園電力改善工程</text:span></text:p>
          </table:table-cell>
          <table:table-cell office:value-type="string" table:style-name="ce65">
            <text:p><text:span text:style-name="T5">鷺江國中</text:span></text:p>
          </table:table-cell>
          <table:table-cell office:value-type="float" office:value="75" table:style-name="ce11">
            <text:p>75<text:s/></text:p>
          </table:table-cell>
          <table:table-cell office:value-type="float" office:value="75" table:style-name="ce11">
            <text:p>75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鷺江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耀昌工程行</text:span></text:p>
          </table:table-cell>
          <table:table-cell table:number-columns-repeated="16376"/>
        </table:table-row>
        <table:table-row table:style-name="ro18">
          <table:table-cell office:value-type="string" table:style-name="ce61">
            <text:p>校園老舊線路改善工程</text:p>
          </table:table-cell>
          <table:table-cell office:value-type="string" table:style-name="ce65">
            <text:p><text:span text:style-name="T5">屯山國小</text:span></text:p>
          </table:table-cell>
          <table:table-cell office:value-type="float" office:value="96" table:style-name="ce11">
            <text:p>96<text:s/></text:p>
          </table:table-cell>
          <table:table-cell office:value-type="float" office:value="96" table:style-name="ce11">
            <text:p>96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屯山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永昇系統集成科技</text:span>(<text:span text:style-name="T1">股</text:span>)<text:span text:style-name="T1">公司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體育組辦公室改善工程及跆拳道管周邊防水改善工程</text:p>
          </table:table-cell>
          <table:table-cell office:value-type="string" table:style-name="ce65">
            <text:p><text:span text:style-name="T5">樹林高中</text:span></text:p>
          </table:table-cell>
          <table:table-cell office:value-type="float" office:value="104" table:style-name="ce11">
            <text:p>104<text:s/></text:p>
          </table:table-cell>
          <table:table-cell office:value-type="float" office:value="103.5" table:formula="msoxl:=103500/1000" table:style-name="ce11">
            <text:p>104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樹林高中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志績土木包工業</text:span></text:p>
          </table:table-cell>
          <table:table-cell table:number-columns-repeated="16376"/>
        </table:table-row>
        <table:table-row table:style-name="ro18">
          <table:table-cell office:value-type="string" table:style-name="ce62">
            <text:p>改善武術及口琴教室環境設備計畫</text:p>
          </table:table-cell>
          <table:table-cell office:value-type="string" table:style-name="ce68">
            <text:p><text:span text:style-name="T5">中正國中</text:span></text:p>
          </table:table-cell>
          <table:table-cell office:value-type="float" office:value="59.8" table:formula="msoxl:=59800/1000" table:style-name="ce11">
            <text:p>60<text:s/></text:p>
          </table:table-cell>
          <table:table-cell office:value-type="float" office:value="59.8" table:formula="msoxl:=59800/1000" table:style-name="ce11">
            <text:p>6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中正國中</text:span></text:p>
          </table:table-cell>
          <table:table-cell office:value-type="string" table:style-name="ce10">
            <text:p>1.<text:span text:style-name="T1">共同供應契約</text:span></text:p>
            <text:p>2.<text:span text:style-name="T1">議價</text:span></text:p>
          </table:table-cell>
          <table:table-cell office:value-type="string" table:style-name="ce10">
            <text:p>1.<text:span text:style-name="T1">永睿企業有限公司</text:span></text:p>
            <text:p>2.<text:span text:style-name="T1">丞廷企業有限公司</text:span></text:p>
            <text:p>3.<text:span text:style-name="T1">全民運動用品社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6">
            <text:p>101<text:span text:style-name="T5">年度校園安全暨修繕校園計畫</text:span></text:p>
          </table:table-cell>
          <table:table-cell office:value-type="string" table:style-name="ce65">
            <text:p><text:span text:style-name="T5">光榮國小</text:span></text:p>
          </table:table-cell>
          <table:table-cell office:value-type="float" office:value="58.5" table:formula="msoxl:=58500/1000" table:style-name="ce11">
            <text:p>59<text:s/></text:p>
          </table:table-cell>
          <table:table-cell office:value-type="float" office:value="58.5" table:formula="msoxl:=58500/1000" table:style-name="ce11">
            <text:p>5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光榮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1.<text:span text:style-name="T1">上田土木包工業</text:span></text:p>
            <text:p>2.<text:span text:style-name="T1">向達企業有限公司</text:span></text:p>
            <text:p>3.<text:span text:style-name="T1">上造營造有限公司</text:span></text:p>
            <text:p>4.<text:span text:style-name="T1">睿開工程有限公司</text:span></text:p>
          </table:table-cell>
          <table:table-cell table:number-columns-repeated="16376"/>
        </table:table-row>
        <table:table-row table:style-name="ro20">
          <table:table-cell office:value-type="string" table:style-name="ce61">
            <text:p>操場部分花台整平、增設透水鋪面暨表演及舞蹈教室增設鏡牆計畫</text:p>
          </table:table-cell>
          <table:table-cell office:value-type="string" table:style-name="ce65">
            <text:p><text:span text:style-name="T5">深坑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深坑國小</text:span></text:p>
          </table:table-cell>
          <table:table-cell office:value-type="string" table:style-name="ce12">
            <text:p>1.<text:span text:style-name="T1">逕行採購</text:span></text:p>
            <text:p>2.<text:span text:style-name="T1">公開招標</text:span></text:p>
          </table:table-cell>
          <table:table-cell office:value-type="string" table:style-name="ce12">
            <text:p>1.<text:span text:style-name="T1">圳朗土木包工業</text:span></text:p>
            <text:p>2.<text:span text:style-name="T1">永松發室內裝潢工程</text:span></text:p>
          </table:table-cell>
          <table:table-cell table:number-columns-repeated="16376"/>
        </table:table-row>
        <table:table-row table:style-name="ro21">
          <table:table-cell office:value-type="string" table:style-name="ce61">
            <text:p>校園環境改善及校園安全設備計畫</text:p>
          </table:table-cell>
          <table:table-cell office:value-type="string" table:style-name="ce65">
            <text:p><text:span text:style-name="T5">中和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中和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龍城金屬有限公司</text:span></text:p>
          </table:table-cell>
          <table:table-cell table:number-columns-repeated="16376"/>
        </table:table-row>
        <table:table-row table:style-name="ro21">
          <table:table-cell office:value-type="string" table:style-name="ce66">
            <text:p>101<text:span text:style-name="T5">年度監視器改善工程及</text:span>101<text:span text:style-name="T5">年度廚房遮雨棚改善工程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float" office:value="500" table:style-name="ce11">
            <text:p>500<text:s/></text:p>
          </table:table-cell>
          <table:table-cell office:value-type="float" office:value="500" table:style-name="ce11">
            <text:p>5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string" table:style-name="ce10">
            <text:p>1.<text:span text:style-name="T1">公開取得企劃書</text:span></text:p>
            <text:p>2.<text:span text:style-name="T1">公開取得企劃書</text:span></text:p>
          </table:table-cell>
          <table:table-cell office:value-type="string" table:style-name="ce10">
            <text:p>1.<text:span text:style-name="T1">國光電信網路有限公司</text:span></text:p>
            <text:p>2.<text:span text:style-name="T1">聚義工程有限公司</text:span></text:p>
          </table:table-cell>
          <table:table-cell table:number-columns-repeated="16376"/>
        </table:table-row>
        <table:table-row table:style-name="ro21">
          <table:table-cell office:value-type="string" table:style-name="ce59">
            <text:p>礦坑文物館教學環境整修工程</text:p>
          </table:table-cell>
          <table:table-cell office:value-type="string" table:style-name="ce65">
            <text:p><text:span text:style-name="T5">九份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九份國小</text:span></text:p>
          </table:table-cell>
          <table:table-cell office:value-type="string" table:style-name="ce12">
            <text:p><text:span text:style-name="T1">公開取得企劃書</text:span></text:p>
          </table:table-cell>
          <table:table-cell office:value-type="string" table:style-name="ce12">
            <text:p><text:span text:style-name="T1">鎮昌營造有限公司</text:span></text:p>
          </table:table-cell>
          <table:table-cell table:number-columns-repeated="16376"/>
        </table:table-row>
        <table:table-row table:style-name="ro21">
          <table:table-cell office:value-type="string" table:style-name="ce61">
            <text:p>秘密花園室內防漏整修工程</text:p>
          </table:table-cell>
          <table:table-cell office:value-type="string" table:style-name="ce65">
            <text:p><text:span text:style-name="T5">五股國中</text:span></text:p>
          </table:table-cell>
          <table:table-cell office:value-type="float" office:value="350" table:style-name="ce11">
            <text:p>350<text:s/></text:p>
          </table:table-cell>
          <table:table-cell office:value-type="float" office:value="350" table:style-name="ce11">
            <text:p>35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五股國中</text:span>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<text:span text:style-name="T1">企榮營造股份有限公司</text:span></text:p>
          </table:table-cell>
          <table:table-cell table:number-columns-repeated="16376"/>
        </table:table-row>
        <table:table-row table:style-name="ro21">
          <table:table-cell office:value-type="string" table:style-name="ce66">
            <text:p>101<text:span text:style-name="T5">年度校史室改善工程</text:span></text:p>
          </table:table-cell>
          <table:table-cell office:value-type="string" table:style-name="ce65">
            <text:p><text:span text:style-name="T5">興華國小</text:span></text:p>
          </table:table-cell>
          <table:table-cell office:value-type="float" office:value="400" table:style-name="ce11">
            <text:p>400<text:s/></text:p>
          </table:table-cell>
          <table:table-cell office:value-type="float" office:value="400" table:style-name="ce11">
            <text:p>4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興華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家名營造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1">
            <text:p>排水系統改善暨增置窗簾計畫</text:p>
          </table:table-cell>
          <table:table-cell office:value-type="string" table:style-name="ce65">
            <text:p><text:span text:style-name="T5">廣福國小</text:span></text:p>
          </table:table-cell>
          <table:table-cell office:value-type="float" office:value="98.5" table:formula="msoxl:=98500/1000" table:style-name="ce11">
            <text:p>99<text:s/></text:p>
          </table:table-cell>
          <table:table-cell office:value-type="float" office:value="98.5" table:formula="msoxl:=98500/1000" table:style-name="ce11">
            <text:p>9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廣福國小</text:span></text:p>
          </table:table-cell>
          <table:table-cell office:value-type="string" table:style-name="ce1">
            <text:p>公開取得企劃書</text:p>
          </table:table-cell>
          <table:table-cell office:value-type="string" table:style-name="ce12">
            <text:p><text:span text:style-name="T1">新縣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6">
            <text:p>101<text:span text:style-name="T5">年度學校廁所管道及樓梯止滑修繕計畫</text:span></text:p>
          </table:table-cell>
          <table:table-cell office:value-type="string" table:style-name="ce65">
            <text:p><text:span text:style-name="T5">文聖國小</text:span></text:p>
          </table:table-cell>
          <table:table-cell office:value-type="float" office:value="98.19" table:formula="msoxl:=98190/1000" table:style-name="ce11">
            <text:p>98<text:s/></text:p>
          </table:table-cell>
          <table:table-cell office:value-type="float" office:value="98.19" table:formula="msoxl:=98190/1000" table:style-name="ce11">
            <text:p>98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文聖國小</text:span></text:p>
          </table:table-cell>
          <table:table-cell office:value-type="string" table:style-name="ce12">
            <text:p><text:span text:style-name="T1">逕行採購　</text:span></text:p>
          </table:table-cell>
          <table:table-cell office:value-type="string" table:style-name="ce12">
            <text:p><text:span text:style-name="T1">嘉樂福企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1">
            <text:p>教室暨辦公設備改善購置計畫</text:p>
          </table:table-cell>
          <table:table-cell office:value-type="string" table:style-name="ce68">
            <text:p><text:span text:style-name="T5">更寮國小</text:span></text:p>
          </table:table-cell>
          <table:table-cell office:value-type="float" office:value="62.210999999999999" table:formula="msoxl:=62211/1000" table:style-name="ce11">
            <text:p>62<text:s/></text:p>
          </table:table-cell>
          <table:table-cell office:value-type="float" office:value="62.210999999999999" table:formula="msoxl:=62211/1000" table:style-name="ce11">
            <text:p>62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更寮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嘉俊安全系統工程</text:span></text:p>
            <text:p><text:span text:style-name="T1">嘉慶水電材料有限公司</text:span></text:p>
          </table:table-cell>
          <table:table-cell table:number-columns-repeated="16376" table:style-name="ce15"/>
        </table:table-row>
        <table:table-row table:style-name="ro14">
          <table:table-cell office:value-type="string" table:style-name="ce66">
            <text:p>101<text:span text:style-name="T5">年度視聽教室地板整修工程</text:span></text:p>
          </table:table-cell>
          <table:table-cell office:value-type="string" table:style-name="ce65">
            <text:p><text:span text:style-name="T5">和平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和平國小</text:span></text:p>
          </table:table-cell>
          <table:table-cell office:value-type="string" table:style-name="ce1">
            <text:p>公開取得書面報價</text:p>
          </table:table-cell>
          <table:table-cell office:value-type="string" table:style-name="ce12">
            <text:p><text:span text:style-name="T1">川本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6">
            <text:p>101<text:span text:style-name="T5">年度四維樓欄杆整修工程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float" office:value="400" table:style-name="ce11">
            <text:p>400<text:s/></text:p>
          </table:table-cell>
          <table:table-cell office:value-type="float" office:value="400" table:style-name="ce11">
            <text:p>4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string" table:style-name="ce12">
            <text:p><text:span text:style-name="T1">公開取得企劃書</text:span></text:p>
          </table:table-cell>
          <table:table-cell office:value-type="string" table:style-name="ce12">
            <text:p><text:span text:style-name="T1">聚義工程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6">
            <text:p>101<text:span text:style-name="T5">年度樓梯面層修護止滑改善工程</text:span></text:p>
          </table:table-cell>
          <table:table-cell office:value-type="string" table:style-name="ce65">
            <text:p><text:span text:style-name="T5">重陽國小</text:span></text:p>
          </table:table-cell>
          <table:table-cell office:value-type="float" office:value="150" table:style-name="ce11">
            <text:p>150<text:s/></text:p>
          </table:table-cell>
          <table:table-cell office:value-type="float" office:value="150" table:style-name="ce11">
            <text:p>15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重陽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華宮工程有限公司</text:span></text:p>
          </table:table-cell>
          <table:table-cell table:number-columns-repeated="16376"/>
        </table:table-row>
        <table:table-row table:style-name="ro17">
          <table:table-cell office:value-type="string" table:style-name="ce63">
            <text:p>101<text:span text:style-name="T5">年改善運動員休息室地坪及女兒牆</text:span></text:p>
          </table:table-cell>
          <table:table-cell office:value-type="string" table:style-name="ce65">
            <text:p><text:span text:style-name="T5">光榮國中</text:span></text:p>
          </table:table-cell>
          <table:table-cell office:value-type="float" office:value="93" table:style-name="ce11">
            <text:p>93<text:s/></text:p>
          </table:table-cell>
          <table:table-cell office:value-type="float" office:value="93" table:style-name="ce11">
            <text:p>93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光榮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洋拓企業股份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7">
            <text:p><text:span text:style-name="T5">增購帳棚及資訊設備暨管樂教室整修工程計畫</text:span></text:p>
          </table:table-cell>
          <table:table-cell office:value-type="string" table:style-name="ce68">
            <text:p><text:span text:style-name="T5">忠孝國中</text:span></text:p>
          </table:table-cell>
          <table:table-cell office:value-type="float" office:value="32" table:style-name="ce11">
            <text:p>32<text:s/></text:p>
          </table:table-cell>
          <table:table-cell office:value-type="float" office:value="32" table:style-name="ce11">
            <text:p>32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忠孝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0">
            <text:p><text:span text:style-name="T1">志績土木包工業</text:span></text:p>
          </table:table-cell>
          <table:table-cell table:number-columns-repeated="16376"/>
        </table:table-row>
        <table:table-row table:style-name="ro18">
          <table:table-cell office:value-type="string" table:style-name="ce59">
            <text:p>樓梯面層修護止滑改善計畫</text:p>
          </table:table-cell>
          <table:table-cell office:value-type="string" table:style-name="ce65">
            <text:p><text:span text:style-name="T5">重陽國小</text:span></text:p>
          </table:table-cell>
          <table:table-cell office:value-type="float" office:value="199.92500000000001" table:formula="msoxl:=199925/1000" table:style-name="ce11">
            <text:p>200<text:s/></text:p>
          </table:table-cell>
          <table:table-cell office:value-type="float" office:value="199.92500000000001" table:formula="msoxl:=199925/10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重陽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長鴻活力興業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4">
            <text:p>101<text:span text:style-name="T5">年校長職務宿舍整修計畫</text:span></text:p>
          </table:table-cell>
          <table:table-cell office:value-type="string" table:style-name="ce65">
            <text:p><text:span text:style-name="T5">坪林國中</text:span></text:p>
          </table:table-cell>
          <table:table-cell office:value-type="float" office:value="150" table:style-name="ce11">
            <text:p>150<text:s/></text:p>
          </table:table-cell>
          <table:table-cell office:value-type="float" office:value="148.89500000000001" table:formula="msoxl:=148895/1000" table:style-name="ce11">
            <text:p>14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坪林國中</text:span></text:p>
          </table:table-cell>
          <table:table-cell office:value-type="string" table:style-name="ce12">
            <text:p><text:span text:style-name="T1">限制性招標</text:span></text:p>
          </table:table-cell>
          <table:table-cell office:value-type="string" table:style-name="ce12">
            <text:p><text:span text:style-name="T1">彩鶴室內工程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4">
            <text:p>101<text:span text:style-name="T5">年校園安全地面維護計畫</text:span></text:p>
          </table:table-cell>
          <table:table-cell office:value-type="string" table:style-name="ce65">
            <text:p><text:span text:style-name="T5">鷺江國中</text:span></text:p>
          </table:table-cell>
          <table:table-cell office:value-type="float" office:value="89.43" table:formula="msoxl:=89430/1000" table:style-name="ce11">
            <text:p>89<text:s/></text:p>
          </table:table-cell>
          <table:table-cell office:value-type="float" office:value="89.43" table:formula="msoxl:=89430/1000" table:style-name="ce11">
            <text:p>8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鷺江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合利鑫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棒球隊休息室環境整修</text:p>
          </table:table-cell>
          <table:table-cell office:value-type="string" table:style-name="ce65">
            <text:p><text:span text:style-name="T5">二重國中</text:span></text:p>
          </table:table-cell>
          <table:table-cell office:value-type="float" office:value="98.575999999999993" table:formula="msoxl:=98576/1000" table:style-name="ce11">
            <text:p>99<text:s/></text:p>
          </table:table-cell>
          <table:table-cell office:value-type="float" office:value="98.575999999999993" table:formula="msoxl:=98576/1000" table:style-name="ce11">
            <text:p>9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二重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1.<text:span text:style-name="T1">泰祥企業社</text:span></text:p>
            <text:p>2.<text:span text:style-name="T1">德美油漆工程有限公司</text:span></text:p>
            <text:p>3.<text:span text:style-name="T1">國邦家具有限公司</text:span></text:p>
          </table:table-cell>
          <table:table-cell table:number-columns-repeated="16376"/>
        </table:table-row>
        <table:table-row table:style-name="ro20">
          <table:table-cell office:value-type="string" table:style-name="ce58">
            <text:p>廁所設備改善計畫</text:p>
          </table:table-cell>
          <table:table-cell office:value-type="string" table:style-name="ce65">
            <text:p><text:span text:style-name="T5">三重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三重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昱賢企業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58">
            <text:p>搬遷工程暨改善教學環境設施</text:p>
          </table:table-cell>
          <table:table-cell office:value-type="string" table:style-name="ce64">
            <text:p><text:span text:style-name="T5">新莊國小附設幼稚園</text:span></text:p>
          </table:table-cell>
          <table:table-cell office:value-type="float" office:value="480" table:style-name="ce11">
            <text:p>480<text:s/></text:p>
          </table:table-cell>
          <table:table-cell office:value-type="float" office:value="480" table:style-name="ce11">
            <text:p>48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4">
            <text:p><text:span text:style-name="T5">新莊國小附設幼稚園</text:span></text:p>
          </table:table-cell>
          <table:table-cell office:value-type="string" table:style-name="ce12">
            <text:p><text:span text:style-name="T1">公開取得企劃書</text:span></text:p>
          </table:table-cell>
          <table:table-cell office:value-type="string" table:style-name="ce12">
            <text:p><text:span text:style-name="T1">嘉承營造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58">
            <text:p>改善教學環境計畫</text:p>
          </table:table-cell>
          <table:table-cell office:value-type="string" table:style-name="ce65">
            <text:p><text:span text:style-name="T5">九份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98.5" table:formula="msoxl:=98500/1000" table:style-name="ce11">
            <text:p>9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九份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文勝實業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67">
            <text:p><text:span text:style-name="T5">改善教學環境</text:span>-<text:span text:style-name="T5">校舍綜合書櫃建置計畫</text:span></text:p>
          </table:table-cell>
          <table:table-cell office:value-type="string" table:style-name="ce68">
            <text:p><text:span text:style-name="T5">米倉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米倉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登林室內裝修工程行</text:span></text:p>
          </table:table-cell>
          <table:table-cell table:number-columns-repeated="16376" table:style-name="ce15"/>
        </table:table-row>
        <table:table-row table:style-name="ro13">
          <table:table-cell office:value-type="string" table:style-name="ce63">
            <text:p><text:span text:style-name="T5">校園安全改善</text:span>-<text:span text:style-name="T5">洗手台設備更新工程</text:span></text:p>
          </table:table-cell>
          <table:table-cell office:value-type="string" table:style-name="ce65">
            <text:p><text:span text:style-name="T5">忠山國小</text:span></text:p>
          </table:table-cell>
          <table:table-cell office:value-type="float" office:value="50" table:style-name="ce11">
            <text:p>50<text:s/></text:p>
          </table:table-cell>
          <table:table-cell office:value-type="float" office:value="50" table:style-name="ce11">
            <text:p>5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忠山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華森藏國際教育用品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63">
            <text:p>101<text:span text:style-name="T5">年度校園不銹鋼扶手遮雨棚改善工程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300" table:style-name="ce11">
            <text:p>3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永平國小</text:span></text:p>
          </table:table-cell>
          <table:table-cell office:value-type="string" table:style-name="ce12">
            <text:p><text:span text:style-name="T1">公開取得企劃書</text:span></text:p>
          </table:table-cell>
          <table:table-cell office:value-type="string" table:style-name="ce12">
            <text:p><text:span text:style-name="T1">聚義工程有限公司</text:span></text:p>
          </table:table-cell>
          <table:table-cell table:number-columns-repeated="16376"/>
        </table:table-row>
        <table:table-row table:style-name="ro13">
          <table:table-cell office:value-type="string" table:style-name="ce58">
            <text:p>金敏分校木質地板鋪設工程</text:p>
          </table:table-cell>
          <table:table-cell office:value-type="string" table:style-name="ce65">
            <text:p><text:span text:style-name="T5">插角國小</text:span></text:p>
          </table:table-cell>
          <table:table-cell office:value-type="float" office:value="96" table:style-name="ce11">
            <text:p>96<text:s/></text:p>
          </table:table-cell>
          <table:table-cell office:value-type="float" office:value="96" table:style-name="ce11">
            <text:p>96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插角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協聖木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3">
            <text:p>101<text:span text:style-name="T5">年度校園環境改善計畫</text:span></text:p>
          </table:table-cell>
          <table:table-cell office:value-type="string" table:style-name="ce65">
            <text:p><text:span text:style-name="T5">金美國小</text:span></text:p>
          </table:table-cell>
          <table:table-cell office:value-type="float" office:value="161.82" table:formula="msoxl:=161820/1000" table:style-name="ce11">
            <text:p>162<text:s/></text:p>
          </table:table-cell>
          <table:table-cell office:value-type="float" office:value="161.82" table:formula="msoxl:=161820/1000" table:style-name="ce11">
            <text:p>162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金美國小</text:span></text:p>
          </table:table-cell>
          <table:table-cell office:value-type="string" table:style-name="ce1">
            <text:p>共同供應契約、議價、逕行採購</text:p>
          </table:table-cell>
          <table:table-cell office:value-type="string" table:style-name="ce1">
            <text:p>台新電器行、鴻辰科技有限公司、志穎建材有限公司</text:p>
          </table:table-cell>
          <table:table-cell table:number-columns-repeated="16376"/>
        </table:table-row>
        <table:table-row table:style-name="ro14">
          <table:table-cell office:value-type="string" table:style-name="ce62">
            <text:p>改善教學環境設施設備</text:p>
          </table:table-cell>
          <table:table-cell office:value-type="string" table:style-name="ce68">
            <text:p><text:span text:style-name="T5">新泰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新泰國小</text:span></text:p>
          </table:table-cell>
          <table:table-cell office:value-type="string" table:style-name="ce10">
            <text:p><text:span text:style-name="T1">公開徵求企劃書，最有利標評選</text:span></text:p>
          </table:table-cell>
          <table:table-cell office:value-type="string" table:style-name="ce10">
            <text:p><text:span text:style-name="T1">童心園營造工程有限公司</text:span></text:p>
          </table:table-cell>
          <table:table-cell table:number-columns-repeated="16376" table:style-name="ce15"/>
        </table:table-row>
        <table:table-row table:style-name="ro14">
          <table:table-cell office:value-type="string" table:style-name="ce63">
            <text:p>101<text:span text:style-name="T5">年校史館整修工程</text:span></text:p>
          </table:table-cell>
          <table:table-cell office:value-type="string" table:style-name="ce65">
            <text:p><text:span text:style-name="T5">水源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水源國小</text:span></text:p>
          </table:table-cell>
          <table:table-cell office:value-type="string" table:style-name="ce10">
            <text:p><text:span text:style-name="T1">公開取得評選</text:span></text:p>
          </table:table-cell>
          <table:table-cell office:value-type="string" table:style-name="ce12">
            <text:p><text:span text:style-name="T1">家名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3">
            <text:p>101<text:span text:style-name="T5">年度校園走廊積水工程</text:span></text:p>
          </table:table-cell>
          <table:table-cell office:value-type="string" table:style-name="ce65">
            <text:p><text:span text:style-name="T5">昌平國小</text:span></text:p>
          </table:table-cell>
          <table:table-cell office:value-type="float" office:value="90" table:style-name="ce11">
            <text:p>90<text:s/></text:p>
          </table:table-cell>
          <table:table-cell office:value-type="float" office:value="90" table:style-name="ce11">
            <text:p>9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昌平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捷楙實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4">
            <text:p>101<text:span text:style-name="T5">年度校園環境空間整修計畫</text:span></text:p>
          </table:table-cell>
          <table:table-cell office:value-type="string" table:style-name="ce65">
            <text:p><text:span text:style-name="T5">同榮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177.50800000000001" table:formula="msoxl:=177508/1000" table:style-name="ce11">
            <text:p>178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同榮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柏瑪設計工程有公司</text:span></text:p>
          </table:table-cell>
          <table:table-cell table:number-columns-repeated="16376"/>
        </table:table-row>
        <table:table-row table:style-name="ro14">
          <table:table-cell office:value-type="string" table:style-name="ce59">
            <text:p>校史室整修工程</text:p>
          </table:table-cell>
          <table:table-cell office:value-type="string" table:style-name="ce65">
            <text:p><text:span text:style-name="T5">中和國中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300" table:style-name="ce11">
            <text:p>3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中和國中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冠維室內裝修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59">
            <text:p>迎曦樓南方松花架設備採購計畫</text:p>
          </table:table-cell>
          <table:table-cell office:value-type="string" table:style-name="ce65">
            <text:p><text:span text:style-name="T5">昌隆國小</text:span></text:p>
          </table:table-cell>
          <table:table-cell office:value-type="float" office:value="95" table:style-name="ce11">
            <text:p>95<text:s/></text:p>
          </table:table-cell>
          <table:table-cell office:value-type="float" office:value="95" table:style-name="ce11">
            <text:p>95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昌隆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益材木業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59">
            <text:p>命題中心整修工程</text:p>
          </table:table-cell>
          <table:table-cell office:value-type="string" table:style-name="ce64">
            <text:p><text:span text:style-name="T5">中正國中</text:span></text:p>
          </table:table-cell>
          <table:table-cell office:value-type="float" office:value="390" table:style-name="ce11">
            <text:p>390<text:s/></text:p>
          </table:table-cell>
          <table:table-cell office:value-type="float" office:value="390" table:style-name="ce11">
            <text:p>39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4">
            <text:p><text:span text:style-name="T5">中正國中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富恆室內裝修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4">
            <text:p>101<text:span text:style-name="T5">學年度校園環境改造計畫</text:span></text:p>
          </table:table-cell>
          <table:table-cell office:value-type="string" table:style-name="ce64">
            <text:p><text:span text:style-name="T5">鄧公國小</text:span></text:p>
          </table:table-cell>
          <table:table-cell office:value-type="float" office:value="300" table:style-name="ce11">
            <text:p>300<text:s/></text:p>
          </table:table-cell>
          <table:table-cell office:value-type="float" office:value="272.55" table:formula="msoxl:=272550/1000" table:style-name="ce11">
            <text:p>273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4">
            <text:p><text:span text:style-name="T5">鄧公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芊登室內裝修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羽球場地採購計畫</text:p>
          </table:table-cell>
          <table:table-cell office:value-type="string" table:style-name="ce65">
            <text:p><text:span text:style-name="T5">昌福國小</text:span></text:p>
          </table:table-cell>
          <table:table-cell office:value-type="float" office:value="348" table:style-name="ce11">
            <text:p>348<text:s/></text:p>
          </table:table-cell>
          <table:table-cell office:value-type="float" office:value="330" table:style-name="ce11">
            <text:p>33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昌福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瑞中體育事業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改善教學環境計畫</text:p>
          </table:table-cell>
          <table:table-cell office:value-type="string" table:style-name="ce64">
            <text:p><text:span text:style-name="T5">信義國小</text:span></text:p>
            <text:p><text:span text:style-name="T5">附設幼兒園</text:span></text:p>
          </table:table-cell>
          <table:table-cell office:value-type="float" office:value="21" table:style-name="ce11">
            <text:p>21<text:s/></text:p>
          </table:table-cell>
          <table:table-cell office:value-type="float" office:value="21" table:style-name="ce11">
            <text:p>21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4">
            <text:p><text:span text:style-name="T5">信義國小</text:span></text:p>
            <text:p><text:span text:style-name="T5">附設幼兒園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鑫固防水工程行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球場整修工程</text:p>
          </table:table-cell>
          <table:table-cell office:value-type="string" table:style-name="ce65">
            <text:p><text:span text:style-name="T5">實踐國小</text:span></text:p>
          </table:table-cell>
          <table:table-cell office:value-type="float" office:value="350" table:style-name="ce11">
            <text:p>350<text:s/></text:p>
          </table:table-cell>
          <table:table-cell office:value-type="float" office:value="348.80099999999999" table:formula="msoxl:=348801/1000" table:style-name="ce11">
            <text:p>34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實踐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上申營造有限公司</text:span></text:p>
          </table:table-cell>
          <table:table-cell table:number-columns-repeated="16376"/>
        </table:table-row>
        <table:table-row table:style-name="ro22">
          <table:table-cell office:value-type="string" table:style-name="ce62">
            <text:p>改善教學環境設施設備</text:p>
          </table:table-cell>
          <table:table-cell office:value-type="string" table:style-name="ce66">
            <text:p><text:span text:style-name="T5">文聖國小</text:span></text:p>
            <text:p><text:span text:style-name="T5">附設幼稚園</text:span></text:p>
          </table:table-cell>
          <table:table-cell office:value-type="float" office:value="330" table:style-name="ce11">
            <text:p>330<text:s/></text:p>
          </table:table-cell>
          <table:table-cell office:value-type="float" office:value="322.3" table:formula="msoxl:=322300/1000" table:style-name="ce11">
            <text:p>322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6">
            <text:p><text:span text:style-name="T5">文聖國小</text:span></text:p>
            <text:p><text:span text:style-name="T5">附設幼稚園</text:span></text:p>
          </table:table-cell>
          <table:table-cell office:value-type="string" table:style-name="ce10">
            <text:p><text:span text:style-name="T1">限制性招標</text:span></text:p>
          </table:table-cell>
          <table:table-cell office:value-type="string" table:style-name="ce10">
            <text:p><text:span text:style-name="T1">烽鈺工程行</text:span></text:p>
          </table:table-cell>
          <table:table-cell table:number-columns-repeated="16376" table:style-name="ce15"/>
        </table:table-row>
        <table:table-row table:style-name="ro22">
          <table:table-cell office:value-type="string" table:style-name="ce58">
            <text:p>校園環境設備改善計畫</text:p>
          </table:table-cell>
          <table:table-cell office:value-type="string" table:style-name="ce65">
            <text:p><text:span text:style-name="T5">石門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石門國小</text:span></text:p>
          </table:table-cell>
          <table:table-cell office:value-type="string" table:style-name="ce1">
            <text:p>公開取得書面報價</text:p>
          </table:table-cell>
          <table:table-cell office:value-type="string" table:style-name="ce12">
            <text:p><text:span text:style-name="T1">家名土木包工業</text:span></text:p>
          </table:table-cell>
          <table:table-cell table:number-columns-repeated="16376"/>
        </table:table-row>
        <table:table-row table:style-name="ro22">
          <table:table-cell office:value-type="string" table:style-name="ce58">
            <text:p>樓梯佈告欄修繕工程</text:p>
          </table:table-cell>
          <table:table-cell office:value-type="string" table:style-name="ce65">
            <text:p><text:span text:style-name="T5">橫山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橫山國小</text:span></text:p>
          </table:table-cell>
          <table:table-cell office:value-type="string" table:style-name="ce1">
            <text:p>公開取得書面報價</text:p>
          </table:table-cell>
          <table:table-cell office:value-type="string" table:style-name="ce12">
            <text:p><text:span text:style-name="T1">正伸創意廣告有限公司</text:span></text:p>
          </table:table-cell>
          <table:table-cell table:number-columns-repeated="16376"/>
        </table:table-row>
        <table:table-row table:style-name="ro22">
          <table:table-cell office:value-type="string" table:style-name="ce58">
            <text:p>中年級遊戲場排水溝修繕計畫</text:p>
          </table:table-cell>
          <table:table-cell office:value-type="string" table:style-name="ce65">
            <text:p><text:span text:style-name="T5">建國國小</text:span></text:p>
          </table:table-cell>
          <table:table-cell office:value-type="float" office:value="97.75" table:formula="msoxl:=97750/1000" table:style-name="ce11">
            <text:p>98<text:s/></text:p>
          </table:table-cell>
          <table:table-cell office:value-type="float" office:value="97.75" table:formula="msoxl:=97750/1000" table:style-name="ce11">
            <text:p>98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建國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育華商行</text:span></text:p>
          </table:table-cell>
          <table:table-cell table:number-columns-repeated="16376"/>
        </table:table-row>
        <table:table-row table:style-name="ro22">
          <table:table-cell office:value-type="string" table:style-name="ce67">
            <text:p>101<text:span text:style-name="T5">年度教室設備改善計畫</text:span></text:p>
          </table:table-cell>
          <table:table-cell office:value-type="string" table:style-name="ce68">
            <text:p><text:span text:style-name="T5">信義國小</text:span></text:p>
          </table:table-cell>
          <table:table-cell office:value-type="float" office:value="180" table:style-name="ce11">
            <text:p>180<text:s/></text:p>
          </table:table-cell>
          <table:table-cell office:value-type="float" office:value="180" table:style-name="ce11">
            <text:p>18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信義國小</text:span></text:p>
          </table:table-cell>
          <table:table-cell office:value-type="string" table:style-name="ce10">
            <text:p><text:span text:style-name="T1">公開取得書面報價單</text:span></text:p>
          </table:table-cell>
          <table:table-cell office:value-type="string" table:style-name="ce10">
            <text:p><text:span text:style-name="T1">富名實業有限公司</text:span></text:p>
          </table:table-cell>
          <table:table-cell table:number-columns-repeated="16376" table:style-name="ce15"/>
        </table:table-row>
        <table:table-row table:style-name="ro22">
          <table:table-cell office:value-type="string" table:style-name="ce62">
            <text:p>改善及充實教學環境設備計畫</text:p>
          </table:table-cell>
          <table:table-cell office:value-type="string" table:style-name="ce68">
            <text:p><text:span text:style-name="T5">思賢國小</text:span></text:p>
          </table:table-cell>
          <table:table-cell office:value-type="float" office:value="98" table:style-name="ce11">
            <text:p>98<text:s/></text:p>
          </table:table-cell>
          <table:table-cell office:value-type="float" office:value="98" table:style-name="ce11">
            <text:p>98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思賢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46">
            <text:p><text:span text:style-name="T1">輕鬆購生活工場　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58">
            <text:p>中正體育館屋頂漏水修護改善工程</text:p>
          </table:table-cell>
          <table:table-cell office:value-type="string" table:style-name="ce65">
            <text:p><text:span text:style-name="T5">永平高中</text:span></text:p>
          </table:table-cell>
          <table:table-cell office:value-type="float" office:value="400" table:style-name="ce11">
            <text:p>400<text:s/></text:p>
          </table:table-cell>
          <table:table-cell office:value-type="float" office:value="400" table:style-name="ce11">
            <text:p>4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永平高中</text:span></text:p>
          </table:table-cell>
          <table:table-cell office:value-type="string" table:style-name="ce12">
            <text:p><text:span text:style-name="T1">限制性招標</text:span></text:p>
          </table:table-cell>
          <table:table-cell office:value-type="string" table:style-name="ce12">
            <text:p><text:span text:style-name="T1">嘉明企業社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梅花廣場及川堂走廊地坪整修工程</text:p>
          </table:table-cell>
          <table:table-cell office:value-type="string" table:style-name="ce65">
            <text:p><text:span text:style-name="T5">豐年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豐年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欣立土木包工業</text:span></text:p>
          </table:table-cell>
          <table:table-cell table:number-columns-repeated="16376"/>
        </table:table-row>
        <table:table-row table:style-name="ro18">
          <table:table-cell office:value-type="string" table:style-name="ce58">
            <text:p>汽機車遮雨棚設備採購計畫</text:p>
          </table:table-cell>
          <table:table-cell office:value-type="string" table:style-name="ce65">
            <text:p><text:span text:style-name="T5">新泰國小</text:span></text:p>
          </table:table-cell>
          <table:table-cell office:value-type="float" office:value="200" table:style-name="ce11">
            <text:p>200<text:s/></text:p>
          </table:table-cell>
          <table:table-cell office:value-type="float" office:value="200" table:style-name="ce11">
            <text:p>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新泰國小</text:span></text:p>
          </table:table-cell>
          <table:table-cell office:value-type="string" table:style-name="ce1">
            <text:p>公開取得企劃書</text:p>
          </table:table-cell>
          <table:table-cell office:value-type="string" table:style-name="ce12">
            <text:p><text:span text:style-name="T1">童心園營造工程有限公司</text:span></text:p>
          </table:table-cell>
          <table:table-cell table:number-columns-repeated="16376"/>
        </table:table-row>
        <table:table-row table:style-name="ro18">
          <table:table-cell office:value-type="string" table:style-name="ce62">
            <text:p>改善及充實教學環境設備計畫</text:p>
          </table:table-cell>
          <table:table-cell office:value-type="string" table:style-name="ce68">
            <text:p><text:span text:style-name="T5">思賢國小</text:span></text:p>
          </table:table-cell>
          <table:table-cell office:value-type="float" office:value="98" table:style-name="ce11">
            <text:p>98<text:s/></text:p>
          </table:table-cell>
          <table:table-cell office:value-type="float" office:value="98" table:style-name="ce11">
            <text:p>98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思賢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東炫國際貿易有限公司　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7">
            <text:p>101<text:span text:style-name="T5">年度辦公設備更新計畫</text:span></text:p>
          </table:table-cell>
          <table:table-cell office:value-type="string" table:style-name="ce68">
            <text:p><text:span text:style-name="T5">十分國小</text:span></text:p>
          </table:table-cell>
          <table:table-cell office:value-type="float" office:value="46.6" table:formula="msoxl:=46600/1000" table:style-name="ce11">
            <text:p>47<text:s/></text:p>
          </table:table-cell>
          <table:table-cell office:value-type="float" office:value="46.6" table:formula="msoxl:=46600/1000" table:style-name="ce11">
            <text:p>47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80">
            <text:p>十分國小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欣樺陽工程有限公司</text:span></text:p>
          </table:table-cell>
          <table:table-cell table:number-columns-repeated="16376" table:style-name="ce15"/>
        </table:table-row>
        <table:table-row table:style-name="ro18">
          <table:table-cell office:value-type="string" table:style-name="ce67">
            <text:p>101<text:span text:style-name="T5">年度辦公室環境設備改善計畫</text:span></text:p>
          </table:table-cell>
          <table:table-cell office:value-type="string" table:style-name="ce68">
            <text:p><text:span text:style-name="T5">金山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98.2" table:formula="msoxl:=98200/1000" table:style-name="ce11">
            <text:p>98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金山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昱賢企業有限公司</text:span></text:p>
          </table:table-cell>
          <table:table-cell table:number-columns-repeated="16376" table:style-name="ce15"/>
        </table:table-row>
        <table:table-row table:style-name="ro19">
          <table:table-cell office:value-type="string" table:style-name="ce58">
            <text:p>前門通路整修工程</text:p>
          </table:table-cell>
          <table:table-cell office:value-type="string" table:style-name="ce65">
            <text:p><text:span text:style-name="T5">豐年國小</text:span></text:p>
          </table:table-cell>
          <table:table-cell office:value-type="float" office:value="500" table:style-name="ce11">
            <text:p>500<text:s/></text:p>
          </table:table-cell>
          <table:table-cell office:value-type="float" office:value="500" table:style-name="ce11">
            <text:p>5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豐年國小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上造營造有限公司</text:span></text:p>
          </table:table-cell>
          <table:table-cell table:number-columns-repeated="16376"/>
        </table:table-row>
        <table:table-row table:style-name="ro19">
          <table:table-cell office:value-type="string" table:style-name="ce63">
            <text:p>12<text:span text:style-name="T5">號樓梯洗手台防護設施及蛋糕花園地坪磁磚整修計畫</text:span></text:p>
          </table:table-cell>
          <table:table-cell office:value-type="string" table:style-name="ce65">
            <text:p><text:span text:style-name="T5">秀朗國小</text:span></text:p>
          </table:table-cell>
          <table:table-cell office:value-type="float" office:value="99.435000000000002" table:formula="msoxl:=99435/1000" table:style-name="ce11">
            <text:p>99<text:s/></text:p>
          </table:table-cell>
          <table:table-cell office:value-type="float" office:value="99.435000000000002" table:formula="msoxl:=99435/1000" table:style-name="ce11">
            <text:p>99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秀朗國小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友信土木包工業</text:span></text:p>
          </table:table-cell>
          <table:table-cell table:number-columns-repeated="16376"/>
        </table:table-row>
        <table:table-row table:style-name="ro19">
          <table:table-cell office:value-type="string" table:style-name="ce67">
            <text:p>101<text:span text:style-name="T5">年度充實校園設備改善教學環境計畫</text:span></text:p>
          </table:table-cell>
          <table:table-cell office:value-type="string" table:style-name="ce68">
            <text:p><text:span text:style-name="T5">中和國小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中和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財億營造工程有限公司</text:span></text:p>
          </table:table-cell>
          <table:table-cell table:number-columns-repeated="16376" table:style-name="ce15"/>
        </table:table-row>
        <table:table-row table:style-name="ro19">
          <table:table-cell office:value-type="string" table:style-name="ce58">
            <text:p>風雨操場廁所改善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float" office:value="48" table:style-name="ce11">
            <text:p>48<text:s/></text:p>
          </table:table-cell>
          <table:table-cell office:value-type="float" office:value="48" table:style-name="ce11">
            <text:p>48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森霖工程行</text:span></text:p>
          </table:table-cell>
          <table:table-cell table:number-columns-repeated="16376"/>
        </table:table-row>
        <table:table-row table:style-name="ro19">
          <table:table-cell office:value-type="string" table:style-name="ce58">
            <text:p>風雨操場周邊封板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森霖工程行</text:span></text:p>
          </table:table-cell>
          <table:table-cell table:number-columns-repeated="16376"/>
        </table:table-row>
        <table:table-row table:style-name="ro17">
          <table:table-cell office:value-type="string" table:style-name="ce58">
            <text:p>風雨操場窗簾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float" office:value="100" table:style-name="ce11">
            <text:p>100<text:s/></text:p>
          </table:table-cell>
          <table:table-cell office:value-type="float" office:value="100" table:style-name="ce11">
            <text:p>1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頭前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森霖工程行</text:span></text:p>
          </table:table-cell>
          <table:table-cell table:number-columns-repeated="16376"/>
        </table:table-row>
        <table:table-row table:style-name="ro14">
          <table:table-cell office:value-type="string" table:style-name="ce63">
            <text:p>101<text:span text:style-name="T5">年度輔導空間規劃暨閒置空間活化</text:span></text:p>
          </table:table-cell>
          <table:table-cell office:value-type="string" table:style-name="ce65">
            <text:p><text:span text:style-name="T5">尖山國中</text:span></text:p>
          </table:table-cell>
          <table:table-cell office:value-type="float" office:value="160" table:style-name="ce11">
            <text:p>160<text:s/></text:p>
          </table:table-cell>
          <table:table-cell office:value-type="float" office:value="160" table:style-name="ce11">
            <text:p>16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尖山國中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0">
            <text:p><text:span text:style-name="T1">群晟營造有限公司</text:span></text:p>
          </table:table-cell>
          <table:table-cell table:number-columns-repeated="16376"/>
        </table:table-row>
        <table:table-row table:style-name="ro14">
          <table:table-cell office:value-type="string" table:style-name="ce67">
            <text:p>101<text:span text:style-name="T5">年度改善教學環境設備計畫</text:span>-<text:span text:style-name="T5">黑板粉刷</text:span></text:p>
          </table:table-cell>
          <table:table-cell office:value-type="string" table:style-name="ce68">
            <text:p><text:span text:style-name="T5">林口國小</text:span></text:p>
          </table:table-cell>
          <table:table-cell office:value-type="float" office:value="68" table:style-name="ce11">
            <text:p>68<text:s/></text:p>
          </table:table-cell>
          <table:table-cell office:value-type="float" office:value="68" table:style-name="ce11">
            <text:p>68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林口國小</text:span></text:p>
          </table:table-cell>
          <table:table-cell office:value-type="string" table:style-name="ce2">
            <text:p>逕行採購</text:p>
          </table:table-cell>
          <table:table-cell office:value-type="string" table:style-name="ce10">
            <text:p><text:span text:style-name="T1">東新黑板行</text:span></text:p>
          </table:table-cell>
          <table:table-cell table:number-columns-repeated="16376" table:style-name="ce15"/>
        </table:table-row>
        <table:table-row table:style-name="ro14">
          <table:table-cell office:value-type="string" table:style-name="ce66">
            <text:p>101<text:span text:style-name="T5">年度綜合大樓室內地坪與布幕改善工程</text:span></text:p>
          </table:table-cell>
          <table:table-cell office:value-type="string" table:style-name="ce68">
            <text:p><text:span text:style-name="T5">埔墘國小</text:span></text:p>
          </table:table-cell>
          <table:table-cell office:value-type="float" office:value="1500" table:style-name="ce11">
            <text:p>1,500<text:s/></text:p>
          </table:table-cell>
          <table:table-cell office:value-type="float" office:value="1500" table:style-name="ce11">
            <text:p>1,5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埔墘國小</text:span></text:p>
          </table:table-cell>
          <table:table-cell office:value-type="string" table:style-name="ce12">
            <text:p>1.<text:span text:style-name="T1">公開招標</text:span></text:p>
            <text:p>2.<text:span text:style-name="T1">公開取得書面報價單</text:span></text:p>
          </table:table-cell>
          <table:table-cell office:value-type="string" table:style-name="ce12">
            <text:p>1.<text:span text:style-name="T1">振煜實業有限公司</text:span></text:p>
            <text:p>2.<text:span text:style-name="T1">龍璽室內裝修有限公司</text:span></text:p>
          </table:table-cell>
          <table:table-cell table:number-columns-repeated="16376" table:style-name="ce3"/>
        </table:table-row>
        <table:table-row table:style-name="ro14">
          <table:table-cell office:value-type="string" table:style-name="ce61">
            <text:p>前側校地校地修繕及整治工程</text:p>
          </table:table-cell>
          <table:table-cell office:value-type="string" table:style-name="ce68">
            <text:p><text:span text:style-name="T5">文化國小</text:span></text:p>
          </table:table-cell>
          <table:table-cell office:value-type="float" office:value="1960" table:style-name="ce11">
            <text:p>1,960<text:s/></text:p>
          </table:table-cell>
          <table:table-cell office:value-type="float" office:value="1960" table:style-name="ce11">
            <text:p>1,96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文化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來原營造有限公司</text:span></text:p>
          </table:table-cell>
          <table:table-cell table:number-columns-repeated="16376" table:style-name="ce3"/>
        </table:table-row>
        <table:table-row table:style-name="ro14">
          <table:table-cell office:value-type="string" table:style-name="ce62">
            <text:p>球場整修工程</text:p>
          </table:table-cell>
          <table:table-cell office:value-type="string" table:style-name="ce68">
            <text:p><text:span text:style-name="T5">實踐國小</text:span></text:p>
          </table:table-cell>
          <table:table-cell office:value-type="float" office:value="2200" table:style-name="ce11">
            <text:p>2,200<text:s/></text:p>
          </table:table-cell>
          <table:table-cell office:value-type="float" office:value="2200" table:style-name="ce11">
            <text:p>2,200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實踐國小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上申營造有限公司</text:span></text:p>
          </table:table-cell>
          <table:table-cell table:number-columns-repeated="16376" table:style-name="ce3"/>
        </table:table-row>
        <table:table-row table:style-name="ro14">
          <table:table-cell office:value-type="string" table:style-name="ce63">
            <text:p><text:span text:style-name="T5">圖書、資訊及監視設備暨管樂教室整修工程計畫</text:span></text:p>
          </table:table-cell>
          <table:table-cell office:value-type="string" table:style-name="ce65">
            <text:p><text:span text:style-name="T5">忠孝國中</text:span></text:p>
          </table:table-cell>
          <table:table-cell office:value-type="float" office:value="95" table:style-name="ce11">
            <text:p>95<text:s/></text:p>
          </table:table-cell>
          <table:table-cell office:value-type="float" office:value="95" table:style-name="ce11">
            <text:p>95<text:s/></text:p>
          </table:table-cell>
          <table:table-cell office:value-type="string" table:style-name="ce12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5">
            <text:p><text:span text:style-name="T5">忠孝國中</text:span></text:p>
          </table:table-cell>
          <table:table-cell office:value-type="string" table:style-name="ce1">
            <text:p>逕行採購</text:p>
          </table:table-cell>
          <table:table-cell office:value-type="string" table:style-name="ce12">
            <text:p><text:span text:style-name="T1">志積土木包工業</text:span></text:p>
          </table:table-cell>
          <table:table-cell table:number-columns-repeated="16376" table:style-name="ce3"/>
        </table:table-row>
        <table:table-row table:style-name="ro23">
          <table:table-cell office:value-type="string" table:style-name="ce62">
            <text:p>教學環境設備改善計畫</text:p>
          </table:table-cell>
          <table:table-cell office:value-type="string" table:style-name="ce68">
            <text:p><text:span text:style-name="T5">福山國小</text:span></text:p>
          </table:table-cell>
          <table:table-cell office:value-type="float" office:value="1080" table:style-name="ce11">
            <text:p>1,080<text:s/></text:p>
          </table:table-cell>
          <table:table-cell office:value-type="float" office:value="1080" table:style-name="ce11">
            <text:p>1,080<text:s/></text:p>
          </table:table-cell>
          <table:table-cell office:value-type="string" table:style-name="ce10">
            <text:p><text:span text:style-name="T1">擴充改良房屋建築及設備</text:span>-<text:span text:style-name="T1">補助各級學校等廁所及校舍修繕、各項活動設施及環境改善等</text:span></text:p>
          </table:table-cell>
          <table:table-cell office:value-type="string" table:style-name="ce68">
            <text:p><text:span text:style-name="T5">福山國小</text:span></text:p>
          </table:table-cell>
          <table:table-cell office:value-type="string" table:style-name="ce2">
            <text:p>1.共同供應契約</text:p>
            <text:p>2.公開取得書面報價</text:p>
          </table:table-cell>
          <table:table-cell office:value-type="string" table:style-name="ce10">
            <text:p><text:span text:style-name="T1">達喇矽土木工程有限公司</text:span></text:p>
          </table:table-cell>
          <table:table-cell table:number-columns-repeated="16376" table:style-name="ce15"/>
        </table:table-row>
        <table:table-row table:style-name="ro24">
          <table:table-cell office:value-type="string" table:style-name="ce86">
            <text:p>工務局合計</text:p>
          </table:table-cell>
          <table:table-cell table:style-name="ce87"/>
          <table:table-cell office:value-type="float" office:value="175214" table:formula="msoxl:=C104+C112" table:style-name="ce32">
            <text:p>175,214<text:s/></text:p>
          </table:table-cell>
          <table:table-cell office:value-type="float" office:value="175212" table:formula="msoxl:=D104+D112" table:style-name="ce32">
            <text:p>175,212<text:s/></text:p>
          </table:table-cell>
          <table:table-cell table:style-name="ce33"/>
          <table:table-cell table:number-columns-repeated="2" table:style-name="ce34"/>
          <table:table-cell table:style-name="ce35"/>
          <table:table-cell table:number-columns-repeated="16376" table:style-name="ce36"/>
        </table:table-row>
        <table:table-row table:style-name="ro3">
          <table:table-cell office:value-type="string" table:style-name="ce88">
            <text:p>工務局小計</text:p>
          </table:table-cell>
          <table:table-cell table:style-name="ce89"/>
          <table:table-cell office:value-type="float" office:value="3850" table:formula="msoxl:=SUM(C105:C111)" table:style-name="ce37">
            <text:p>3,850<text:s/></text:p>
          </table:table-cell>
          <table:table-cell office:value-type="float" office:value="3848" table:formula="msoxl:=SUM(D105:D111)" table:style-name="ce37">
            <text:p>3,848<text:s/></text:p>
          </table:table-cell>
          <table:table-cell table:style-name="ce38"/>
          <table:table-cell table:number-columns-repeated="2" table:style-name="ce39"/>
          <table:table-cell table:style-name="ce40"/>
          <table:table-cell table:number-columns-repeated="16376" table:style-name="ce36"/>
        </table:table-row>
        <table:table-row table:style-name="ro6">
          <table:table-cell office:value-type="string" table:style-name="ce12">
            <text:p><text:span text:style-name="T1">新店區雙坑里雙峰路路面改善工程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1000" table:style-name="ce41">
            <text:p>1,000<text:s/></text:p>
          </table:table-cell>
          <table:table-cell office:value-type="float" office:value="1000" table:style-name="ce41">
            <text:p>1,00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得原營造</text:span></text:p>
          </table:table-cell>
          <table:table-cell table:number-columns-repeated="16376" table:style-name="ce42"/>
        </table:table-row>
        <table:table-row table:style-name="ro25">
          <table:table-cell office:value-type="string" table:style-name="ce12">
            <text:p><text:span text:style-name="T1">汐止福德一路</text:span>86<text:span text:style-name="T1">巷人行道整修工程</text:span></text:p>
          </table:table-cell>
          <table:table-cell office:value-type="string" table:style-name="ce12">
            <text:p><text:span text:style-name="T1">汐止區</text:span></text:p>
          </table:table-cell>
          <table:table-cell office:value-type="float" office:value="500" table:style-name="ce41">
            <text:p>500<text:s/></text:p>
          </table:table-cell>
          <table:table-cell office:value-type="float" office:value="500" table:style-name="ce41">
            <text:p>50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汐止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億建營造</text:span></text:p>
          </table:table-cell>
          <table:table-cell table:number-columns-repeated="16376" table:style-name="ce42"/>
        </table:table-row>
        <table:table-row table:style-name="ro5">
          <table:table-cell office:value-type="string" table:style-name="ce12">
            <text:p><text:span text:style-name="T1">樹林區佳園路三段</text:span>102<text:span text:style-name="T1">巷</text:span>62<text:span text:style-name="T1">、</text:span>80<text:span text:style-name="T1">弄路面改善工程</text:span></text:p>
          </table:table-cell>
          <table:table-cell office:value-type="string" table:style-name="ce12">
            <text:p><text:span text:style-name="T1">樹林區</text:span></text:p>
          </table:table-cell>
          <table:table-cell office:value-type="float" office:value="800" table:style-name="ce41">
            <text:p>800<text:s/></text:p>
          </table:table-cell>
          <table:table-cell office:value-type="float" office:value="798" table:style-name="ce41">
            <text:p>798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樹林區公所</text:span></text:p>
          </table:table-cell>
          <table:table-cell office:value-type="string" table:style-name="ce12">
            <text:p><text:span text:style-name="T1">公開招標</text:span><text:s text:c="3"/>(<text:span text:style-name="T1">後續擴充</text:span>)</text:p>
          </table:table-cell>
          <table:table-cell office:value-type="string" table:style-name="ce12">
            <text:p><text:span text:style-name="T1">品建營造</text:span></text:p>
          </table:table-cell>
          <table:table-cell table:number-columns-repeated="16376" table:style-name="ce42"/>
        </table:table-row>
        <table:table-row table:style-name="ro26">
          <table:table-cell office:value-type="string" table:style-name="ce12">
            <text:p><text:span text:style-name="T1">萬里區北</text:span>28<text:span text:style-name="T1">鄉道邊坡改善工程</text:span></text:p>
          </table:table-cell>
          <table:table-cell office:value-type="string" table:style-name="ce12">
            <text:p><text:span text:style-name="T1">萬里區</text:span></text:p>
          </table:table-cell>
          <table:table-cell office:value-type="float" office:value="500" table:style-name="ce41">
            <text:p>500<text:s/></text:p>
          </table:table-cell>
          <table:table-cell office:value-type="float" office:value="500" table:style-name="ce41">
            <text:p>50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萬里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漢記營造</text:span></text:p>
          </table:table-cell>
          <table:table-cell table:number-columns-repeated="16376" table:style-name="ce42"/>
        </table:table-row>
        <table:table-row table:style-name="ro27">
          <table:table-cell office:value-type="string" table:style-name="ce12">
            <text:p><text:span text:style-name="T1">鶯歌區永昌里鶯桃路</text:span>1<text:span text:style-name="T1">號</text:span>~97<text:span text:style-name="T1">號，鶯桃路</text:span>156<text:span text:style-name="T1">巷及永昌街</text:span>45<text:span text:style-name="T1">號</text:span>~105<text:span text:style-name="T1">號前就是水溝蓋更換為格柵蓋板改善工程</text:span></text:p>
          </table:table-cell>
          <table:table-cell office:value-type="string" table:style-name="ce12">
            <text:p><text:span text:style-name="T1">鶯歌區</text:span></text:p>
          </table:table-cell>
          <table:table-cell office:value-type="float" office:value="500" table:style-name="ce41">
            <text:p>500<text:s/></text:p>
          </table:table-cell>
          <table:table-cell office:value-type="float" office:value="500" table:style-name="ce41">
            <text:p>50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鶯歌區公所</text:span></text:p>
          </table:table-cell>
          <table:table-cell office:value-type="string" table:style-name="ce12">
            <text:p><text:span text:style-name="T1">公開招標</text:span><text:s text:c="3"/>(<text:span text:style-name="T1">後續擴充</text:span>)</text:p>
          </table:table-cell>
          <table:table-cell office:value-type="string" table:style-name="ce12">
            <text:p><text:span text:style-name="T1">仕鈴營造</text:span></text:p>
          </table:table-cell>
          <table:table-cell table:number-columns-repeated="16376" table:style-name="ce42"/>
        </table:table-row>
        <table:table-row table:style-name="ro11">
          <table:table-cell office:value-type="string" table:style-name="ce12">
            <text:p><text:span text:style-name="T1">石碇區石碇西街</text:span>71<text:span text:style-name="T1">號旁階梯新建工程</text:span></text:p>
          </table:table-cell>
          <table:table-cell office:value-type="string" table:style-name="ce12">
            <text:p><text:span text:style-name="T1">石碇區</text:span></text:p>
          </table:table-cell>
          <table:table-cell office:value-type="float" office:value="150" table:style-name="ce41">
            <text:p>150<text:s/></text:p>
          </table:table-cell>
          <table:table-cell office:value-type="float" office:value="150" table:style-name="ce41">
            <text:p>15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石碇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昊聖營造</text:span></text:p>
          </table:table-cell>
          <table:table-cell table:number-columns-repeated="16376" table:style-name="ce42"/>
        </table:table-row>
        <table:table-row table:style-name="ro28">
          <table:table-cell office:value-type="string" table:style-name="ce12">
            <text:p><text:span text:style-name="T1">新北市永和區秀朗路</text:span>1<text:span text:style-name="T1">段</text:span>(<text:span text:style-name="T1">自由街至永和路</text:span>1<text:span text:style-name="T1">段鋪面更新工程</text:span></text:p>
          </table:table-cell>
          <table:table-cell office:value-type="string" table:style-name="ce12">
            <text:p><text:span text:style-name="T1">永和區</text:span></text:p>
          </table:table-cell>
          <table:table-cell office:value-type="float" office:value="400" table:style-name="ce41">
            <text:p>400<text:s/></text:p>
          </table:table-cell>
          <table:table-cell office:value-type="float" office:value="400" table:style-name="ce41">
            <text:p>400<text:s/></text:p>
          </table:table-cell>
          <table:table-cell office:value-type="string" table:style-name="ce12">
            <text:p><text:span text:style-name="T1">交通工程及管理業務</text:span>-<text:span text:style-name="T1">道路橋樑工程</text:span>-<text:span text:style-name="T1">設備及投資</text:span></text:p>
          </table:table-cell>
          <table:table-cell office:value-type="string" table:style-name="ce12">
            <text:p><text:span text:style-name="T1">永和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永豐順營造</text:span></text:p>
          </table:table-cell>
          <table:table-cell table:number-columns-repeated="16376" table:style-name="ce42"/>
        </table:table-row>
        <table:table-row table:style-name="ro3">
          <table:table-cell office:value-type="string" table:style-name="ce90">
            <text:p>養護工程處小計</text:p>
          </table:table-cell>
          <table:table-cell table:style-name="ce85"/>
          <table:table-cell office:value-type="float" office:value="171364" table:formula="msoxl:=SUM(C113:C183)" table:style-name="ce5">
            <text:p>171,364<text:s/></text:p>
          </table:table-cell>
          <table:table-cell office:value-type="float" office:value="171364" table:formula="msoxl:=SUM(D113:D183)" table:style-name="ce5">
            <text:p>171,364<text:s/></text:p>
          </table:table-cell>
          <table:table-cell table:style-name="ce6"/>
          <table:table-cell table:number-columns-repeated="2" table:style-name="ce7"/>
          <table:table-cell table:style-name="ce8"/>
          <table:table-cell table:style-name="ce42"/>
          <table:table-cell table:number-columns-repeated="16375" table:style-name="ce9"/>
        </table:table-row>
        <table:table-row table:style-name="ro25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南勢七街</text:span></text:p>
            <text:p>(<text:span text:style-name="T1">南勢四街</text:span>~<text:span text:style-name="T1">八德路</text:span>)</text:p>
          </table:table-cell>
          <table:table-cell office:value-type="float" office:value="2300" table:style-name="ce43">
            <text:p>2,300<text:s/></text:p>
          </table:table-cell>
          <table:table-cell office:value-type="float" office:value="2300" table:style-name="ce43">
            <text:p>2,300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29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一路</text:span></text:p>
            <text:p>(<text:span text:style-name="T1">中華路</text:span>~<text:span text:style-name="T1">中山路</text:span>)</text:p>
          </table:table-cell>
          <table:table-cell office:value-type="float" office:value="2945" table:style-name="ce43">
            <text:p>2,945<text:s/></text:p>
          </table:table-cell>
          <table:table-cell office:value-type="float" office:value="2945" table:style-name="ce43">
            <text:p>2,945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29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中華路</text:span></text:p>
            <text:p>(<text:span text:style-name="T1">文化三路</text:span>~<text:span text:style-name="T1">文化二路</text:span>)</text:p>
          </table:table-cell>
          <table:table-cell office:value-type="float" office:value="2017" table:style-name="ce43">
            <text:p>2,017<text:s/></text:p>
          </table:table-cell>
          <table:table-cell office:value-type="float" office:value="2017" table:style-name="ce43">
            <text:p>2,017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28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三路</text:span></text:p>
            <text:p>(<text:span text:style-name="T1">中華路</text:span>~<text:span text:style-name="T1">福林路</text:span>)</text:p>
          </table:table-cell>
          <table:table-cell office:value-type="float" office:value="2164" table:style-name="ce43">
            <text:p>2,164<text:s/></text:p>
          </table:table-cell>
          <table:table-cell office:value-type="float" office:value="2164" table:style-name="ce43">
            <text:p>2,164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11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二路</text:span></text:p>
            <text:p>(<text:span text:style-name="T1">中華路</text:span>~<text:span text:style-name="T1">寶林路</text:span>)</text:p>
          </table:table-cell>
          <table:table-cell office:value-type="float" office:value="2201" table:style-name="ce43">
            <text:p>2,201<text:s/></text:p>
          </table:table-cell>
          <table:table-cell office:value-type="float" office:value="2201" table:style-name="ce43">
            <text:p>2,201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0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三路一段</text:span>447<text:span text:style-name="T1">巷</text:span></text:p>
            <text:p>(<text:span text:style-name="T1">文化三路</text:span>~<text:span text:style-name="T1">巴黎愛樂社區車道出入口</text:span>)</text:p>
          </table:table-cell>
          <table:table-cell office:value-type="float" office:value="725" table:style-name="ce43">
            <text:p>725<text:s/></text:p>
          </table:table-cell>
          <table:table-cell office:value-type="float" office:value="725" table:style-name="ce43">
            <text:p>725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1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三路一段</text:span>555<text:span text:style-name="T1">巷</text:span></text:p>
            <text:p>(<text:span text:style-name="T1">文化三路</text:span>~<text:span text:style-name="T1">民族路</text:span>)</text:p>
          </table:table-cell>
          <table:table-cell office:value-type="float" office:value="2150" table:style-name="ce43">
            <text:p>2,150<text:s/></text:p>
          </table:table-cell>
          <table:table-cell office:value-type="float" office:value="2150" table:style-name="ce43">
            <text:p>2,150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2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一路</text:span></text:p>
            <text:p>(<text:span text:style-name="T1">中華路</text:span>~<text:span text:style-name="T1">中山路</text:span>)</text:p>
          </table:table-cell>
          <table:table-cell office:value-type="float" office:value="5134" table:style-name="ce43">
            <text:p>5,134<text:s/></text:p>
          </table:table-cell>
          <table:table-cell office:value-type="float" office:value="5134" table:style-name="ce43">
            <text:p>5,134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10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公園路</text:span>(<text:span text:style-name="T1">仁愛一路</text:span>~<text:span text:style-name="T1">八德路</text:span>)</text:p>
          </table:table-cell>
          <table:table-cell office:value-type="float" office:value="6000" table:style-name="ce43">
            <text:p>6,000<text:s/></text:p>
          </table:table-cell>
          <table:table-cell office:value-type="float" office:value="6000" table:style-name="ce43">
            <text:p>6,000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3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中山路（文化二路～文化三路）右側</text:span></text:p>
          </table:table-cell>
          <table:table-cell office:value-type="float" office:value="1254" table:style-name="ce43">
            <text:p>1,254<text:s/></text:p>
          </table:table-cell>
          <table:table-cell office:value-type="float" office:value="1254" table:style-name="ce43">
            <text:p>1,254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6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民權路</text:span>12<text:span text:style-name="T1">巷</text:span>1<text:span text:style-name="T1">號（愛上仁愛社區）</text:span></text:p>
          </table:table-cell>
          <table:table-cell office:value-type="float" office:value="126" table:style-name="ce43">
            <text:p>126<text:s/></text:p>
          </table:table-cell>
          <table:table-cell office:value-type="float" office:value="126" table:style-name="ce43">
            <text:p>126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29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北路一段</text:span>299<text:span text:style-name="T1">巷及</text:span>295<text:span text:style-name="T1">巷</text:span></text:p>
          </table:table-cell>
          <table:table-cell office:value-type="float" office:value="656" table:style-name="ce43">
            <text:p>656<text:s/></text:p>
          </table:table-cell>
          <table:table-cell office:value-type="float" office:value="656" table:style-name="ce43">
            <text:p>656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4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仁愛二路（文化二～文化三）</text:span></text:p>
          </table:table-cell>
          <table:table-cell office:value-type="float" office:value="1371" table:style-name="ce43">
            <text:p>1,371<text:s/></text:p>
          </table:table-cell>
          <table:table-cell office:value-type="float" office:value="1371" table:style-name="ce43">
            <text:p>1,371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5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一路（方正修補）</text:span></text:p>
          </table:table-cell>
          <table:table-cell office:value-type="float" office:value="596" table:style-name="ce43">
            <text:p>596<text:s/></text:p>
          </table:table-cell>
          <table:table-cell office:value-type="float" office:value="596" table:style-name="ce43">
            <text:p>596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2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文化北路（中山路至福林路）</text:span></text:p>
          </table:table-cell>
          <table:table-cell office:value-type="float" office:value="3997" table:style-name="ce43">
            <text:p>3,997<text:s/></text:p>
          </table:table-cell>
          <table:table-cell office:value-type="float" office:value="3997" table:style-name="ce43">
            <text:p>3,997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2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林口區民享路（寶林路至信義路）</text:span></text:p>
          </table:table-cell>
          <table:table-cell office:value-type="float" office:value="2943" table:style-name="ce43">
            <text:p>2,943<text:s/></text:p>
          </table:table-cell>
          <table:table-cell office:value-type="float" office:value="2943" table:style-name="ce43">
            <text:p>2,943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11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蘆洲區湧蓮寺附近的圓環道路</text:span></text:p>
          </table:table-cell>
          <table:table-cell office:value-type="float" office:value="1501" table:style-name="ce43">
            <text:p>1,501<text:s/></text:p>
          </table:table-cell>
          <table:table-cell office:value-type="float" office:value="1501" table:style-name="ce43">
            <text:p>1,501<text:s/></text:p>
          </table:table-cell>
          <table:table-cell office:value-type="string" table:style-name="ce12">
            <text:p><text:span text:style-name="T1">地政局林口重劃區專戶「</text:span>M-2001<text:span text:style-name="T1">」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巨筑營造股份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汐止區福德一二三路</text:span></text:p>
          </table:table-cell>
          <table:table-cell office:value-type="float" office:value="15377" table:style-name="ce43">
            <text:p>15,377<text:s/></text:p>
          </table:table-cell>
          <table:table-cell office:value-type="float" office:value="15377" table:style-name="ce43">
            <text:p>15,377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烏月路</text:span>41<text:span text:style-name="T1">巷（路底近登山步道處）</text:span></text:p>
          </table:table-cell>
          <table:table-cell office:value-type="float" office:value="352" table:style-name="ce43">
            <text:p>352<text:s/></text:p>
          </table:table-cell>
          <table:table-cell office:value-type="float" office:value="352" table:style-name="ce43">
            <text:p>352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米倉國小前道路（龍米路二段至米倉國小）</text:span>-<text:span text:style-name="T1">不刨除</text:span></text:p>
          </table:table-cell>
          <table:table-cell office:value-type="float" office:value="1271" table:style-name="ce43">
            <text:p>1,271<text:s/></text:p>
          </table:table-cell>
          <table:table-cell office:value-type="float" office:value="1271" table:style-name="ce43">
            <text:p>1,271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三重區三和路四段</text:span>163<text:span text:style-name="T1">巷</text:span></text:p>
          </table:table-cell>
          <table:table-cell office:value-type="float" office:value="1000" table:style-name="ce43">
            <text:p>1,000<text:s/></text:p>
          </table:table-cell>
          <table:table-cell office:value-type="float" office:value="1000" table:style-name="ce43">
            <text:p>1,000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協新營造股份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三峽區介壽路（縣道</text:span>110<text:span text:style-name="T1">線）</text:span></text:p>
          </table:table-cell>
          <table:table-cell office:value-type="float" office:value="5186" table:style-name="ce43">
            <text:p>5,186<text:s/></text:p>
          </table:table-cell>
          <table:table-cell office:value-type="float" office:value="5186" table:style-name="ce43">
            <text:p>5,186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三峽區復興路（縣道</text:span>110<text:span text:style-name="T1">線）</text:span></text:p>
          </table:table-cell>
          <table:table-cell office:value-type="float" office:value="6806" table:style-name="ce43">
            <text:p>6,806<text:s/></text:p>
          </table:table-cell>
          <table:table-cell office:value-type="float" office:value="6806" table:style-name="ce43">
            <text:p>6,806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深坑區旺耽路</text:span></text:p>
          </table:table-cell>
          <table:table-cell office:value-type="float" office:value="2947" table:style-name="ce43">
            <text:p>2,947<text:s/></text:p>
          </table:table-cell>
          <table:table-cell office:value-type="float" office:value="2947" table:style-name="ce43">
            <text:p>2,947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中正三路</text:span></text:p>
          </table:table-cell>
          <table:table-cell office:value-type="float" office:value="1709" table:style-name="ce43">
            <text:p>1,709<text:s/></text:p>
          </table:table-cell>
          <table:table-cell office:value-type="float" office:value="1709" table:style-name="ce43">
            <text:p>1,709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中正三路</text:span></text:p>
          </table:table-cell>
          <table:table-cell office:value-type="float" office:value="5778" table:style-name="ce43">
            <text:p>5,778<text:s/></text:p>
          </table:table-cell>
          <table:table-cell office:value-type="float" office:value="5778" table:style-name="ce43">
            <text:p>5,778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樹林區柑園橋頭</text:span></text:p>
          </table:table-cell>
          <table:table-cell office:value-type="float" office:value="1504" table:style-name="ce43">
            <text:p>1,504<text:s/></text:p>
          </table:table-cell>
          <table:table-cell office:value-type="float" office:value="1504" table:style-name="ce43">
            <text:p>1,504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賀建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汐止區忠三街（瓏山林社區前）</text:span></text:p>
          </table:table-cell>
          <table:table-cell office:value-type="float" office:value="468" table:style-name="ce43">
            <text:p>468<text:s/></text:p>
          </table:table-cell>
          <table:table-cell office:value-type="float" office:value="468" table:style-name="ce43">
            <text:p>468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碩營造股份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石碇區北</text:span>47<text:span text:style-name="T1">線（</text:span>4K<text:span text:style-name="T1">～</text:span>9K<text:span text:style-name="T1">）</text:span></text:p>
          </table:table-cell>
          <table:table-cell office:value-type="float" office:value="5052" table:style-name="ce43">
            <text:p>5,052<text:s/></text:p>
          </table:table-cell>
          <table:table-cell office:value-type="float" office:value="5052" table:style-name="ce43">
            <text:p>5,052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樹林區東豐街</text:span>49<text:span text:style-name="T1">巷</text:span>8<text:span text:style-name="T1">弄及</text:span>22<text:span text:style-name="T1">弄</text:span></text:p>
          </table:table-cell>
          <table:table-cell office:value-type="float" office:value="1820" table:style-name="ce43">
            <text:p>1,820<text:s/></text:p>
          </table:table-cell>
          <table:table-cell office:value-type="float" office:value="1820" table:style-name="ce43">
            <text:p>1,820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AC<text:span text:style-name="T1">路面改善</text:span></text:p>
          </table:table-cell>
          <table:table-cell office:value-type="string" table:style-name="ce12">
            <text:p><text:span text:style-name="T1">中和區中正路</text:span></text:p>
          </table:table-cell>
          <table:table-cell office:value-type="float" office:value="2500" table:style-name="ce43">
            <text:p>2,500<text:s/></text:p>
          </table:table-cell>
          <table:table-cell office:value-type="float" office:value="2500" table:style-name="ce43">
            <text:p>2,500<text:s/></text:p>
          </table:table-cell>
          <table:table-cell office:value-type="string" table:style-name="ce12">
            <text:p><text:span text:style-name="T1">交通工程及管理業務</text:span>-<text:span text:style-name="T1">道路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磐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21">
            <text:p><text:span text:style-name="T1">三峽區北</text:span>108<text:span text:style-name="T1">線白雞路</text:span>3.4K<text:span text:style-name="T1">及</text:span>3.7K<text:span text:style-name="T1">排水溝改善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3221" table:style-name="ce43">
            <text:p>3,221<text:s/></text:p>
          </table:table-cell>
          <table:table-cell office:value-type="float" office:value="3221" table:style-name="ce43">
            <text:p>3,22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98">
            <text:p><text:span text:style-name="T5">三峽區北</text:span>102<text:span text:style-name="T5">線安坑</text:span>48<text:span text:style-name="T5">號、北</text:span>81<text:span text:style-name="T5">線</text:span>54-1<text:span text:style-name="T5">號及弘道</text:span>77<text:span text:style-name="T5">號新設鋼鈑護欄及排水溝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511" table:style-name="ce43">
            <text:p>511<text:s/></text:p>
          </table:table-cell>
          <table:table-cell office:value-type="float" office:value="511" table:style-name="ce99">
            <text:p>511<text:s/></text:p>
          </table:table-cell>
          <table:table-cell office:value-type="string" table:style-name="ce100">
            <text:p><text:span text:style-name="T5">交通工程及管理業務</text:span>-<text:span text:style-name="T5">橋樑隧道設施養護管理</text:span>-<text:span text:style-name="T5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1">
            <text:p><text:span text:style-name="T5">公開招標</text:span></text:p>
          </table:table-cell>
          <table:table-cell office:value-type="string" table:style-name="ce101">
            <text:p><text:span text:style-name="T5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三峽區三樹路</text:span>214<text:span text:style-name="T1">巷新設排水溝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299" table:style-name="ce43">
            <text:p>299<text:s/></text:p>
          </table:table-cell>
          <table:table-cell office:value-type="float" office:value="299" table:style-name="ce25">
            <text:p>299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三峽區竹崙路</text:span>127<text:span text:style-name="T1">號</text:span>(<text:span text:style-name="T1">北</text:span>109<text:span text:style-name="T1">線</text:span>)<text:span text:style-name="T1">排水溝改善及北</text:span>104<text:span text:style-name="T1">線</text:span>3K+500<text:span text:style-name="T1">擋水牆改善工程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556" table:style-name="ce43">
            <text:p>556<text:s/></text:p>
          </table:table-cell>
          <table:table-cell office:value-type="float" office:value="556" table:style-name="ce25">
            <text:p>556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三峽區北</text:span>110<text:span text:style-name="T1">線</text:span>0k+100<text:span text:style-name="T1">處及</text:span>2k+300<text:span text:style-name="T1">處排水溝改善工程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5543" table:style-name="ce43">
            <text:p>5,543<text:s/></text:p>
          </table:table-cell>
          <table:table-cell office:value-type="float" office:value="5543" table:style-name="ce25">
            <text:p>5,543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三峽區北</text:span>108<text:span text:style-name="T1">線</text:span>3K+600<text:span text:style-name="T1">及北</text:span>104<text:span text:style-name="T1">線建安路</text:span>71-1<text:span text:style-name="T1">號旁排水改善一案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902" table:style-name="ce43">
            <text:p>902<text:s/></text:p>
          </table:table-cell>
          <table:table-cell office:value-type="float" office:value="902" table:style-name="ce44">
            <text:p>902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text:s/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新莊區中正路福營路</text:span>227<text:span text:style-name="T1">巷口中央分隔島調整</text:span></text:p>
          </table:table-cell>
          <table:table-cell office:value-type="string" table:style-name="ce12">
            <text:p><text:span text:style-name="T1">新莊區</text:span></text:p>
          </table:table-cell>
          <table:table-cell office:value-type="float" office:value="85" table:style-name="ce43">
            <text:p>85<text:s/></text:p>
          </table:table-cell>
          <table:table-cell office:value-type="float" office:value="85" table:style-name="ce25">
            <text:p>85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汐止區北</text:span>29<text:span text:style-name="T1">線汐萬路</text:span>3<text:span text:style-name="T1">段</text:span>250<text:span text:style-name="T1">巷至</text:span>252<text:span text:style-name="T1">號間道路及擋土牆改善工程</text:span></text:p>
          </table:table-cell>
          <table:table-cell office:value-type="string" table:style-name="ce12">
            <text:p><text:span text:style-name="T1">汐止區</text:span></text:p>
          </table:table-cell>
          <table:table-cell office:value-type="float" office:value="9093" table:style-name="ce43">
            <text:p>9,093<text:s/></text:p>
          </table:table-cell>
          <table:table-cell office:value-type="float" office:value="9093" table:style-name="ce25">
            <text:p>9,093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中和區中山路二段</text:span>2<text:span text:style-name="T1">巷</text:span>7<text:span text:style-name="T1">弄口排水改善工程</text:span></text:p>
          </table:table-cell>
          <table:table-cell office:value-type="string" table:style-name="ce12">
            <text:p><text:span text:style-name="T1">中和區</text:span></text:p>
          </table:table-cell>
          <table:table-cell office:value-type="float" office:value="366" table:style-name="ce43">
            <text:p>366<text:s/></text:p>
          </table:table-cell>
          <table:table-cell office:value-type="float" office:value="366" table:style-name="ce25">
            <text:p>366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中和區景平路</text:span>159<text:span text:style-name="T1">巷</text:span>28<text:span text:style-name="T1">號</text:span>(<text:span text:style-name="T1">北極玄天宮</text:span>)<text:span text:style-name="T1">清運現場營建廢棄物</text:span></text:p>
          </table:table-cell>
          <table:table-cell office:value-type="string" table:style-name="ce12">
            <text:p><text:span text:style-name="T1">中和區</text:span></text:p>
          </table:table-cell>
          <table:table-cell office:value-type="float" office:value="17" table:style-name="ce43">
            <text:p>17<text:s/></text:p>
          </table:table-cell>
          <table:table-cell office:value-type="float" office:value="17" table:style-name="ce25">
            <text:p>17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新店區復興路</text:span>6<text:span text:style-name="T1">號前上方車輛限高門架受損修復工程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41" table:style-name="ce43">
            <text:p>41<text:s/></text:p>
          </table:table-cell>
          <table:table-cell office:value-type="float" office:value="41" table:style-name="ce25">
            <text:p>4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新店區五峰路排水溝工程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342" table:style-name="ce43">
            <text:p>342<text:s/></text:p>
          </table:table-cell>
          <table:table-cell office:value-type="float" office:value="342" table:style-name="ce25">
            <text:p>342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新店區北新路三段</text:span>62<text:span text:style-name="T1">巷淹水改善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12" table:style-name="ce43">
            <text:p>12<text:s/></text:p>
          </table:table-cell>
          <table:table-cell office:value-type="float" office:value="12" table:style-name="ce11">
            <text:p>12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7">
          <table:table-cell office:value-type="string" table:style-name="ce46">
            <text:p><text:span text:style-name="T1">五股區五林路</text:span>(108<text:span text:style-name="T1">縣道</text:span>)<text:span text:style-name="T1">轉彎處水溝加蓋</text:span>(<text:span text:style-name="T1">全段</text:span>)</text:p>
          </table:table-cell>
          <table:table-cell office:value-type="string" table:style-name="ce12">
            <text:p><text:span text:style-name="T1">五股區</text:span></text:p>
          </table:table-cell>
          <table:table-cell office:value-type="float" office:value="8941" table:style-name="ce43">
            <text:p>8,941<text:s/></text:p>
          </table:table-cell>
          <table:table-cell office:value-type="float" office:value="8941" table:style-name="ce44">
            <text:p>8,94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新店區七張站人行道增設工程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4000" table:style-name="ce43">
            <text:p>4,000<text:s/></text:p>
          </table:table-cell>
          <table:table-cell office:value-type="float" office:value="4000" table:style-name="ce45">
            <text:p>4,00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永和區仁愛街人行道改善工程</text:span></text:p>
          </table:table-cell>
          <table:table-cell office:value-type="string" table:style-name="ce12">
            <text:p><text:span text:style-name="T1">永和區</text:span></text:p>
          </table:table-cell>
          <table:table-cell office:value-type="float" office:value="6124" table:style-name="ce43">
            <text:p>6,124<text:s/></text:p>
          </table:table-cell>
          <table:table-cell office:value-type="float" office:value="6124" table:style-name="ce45">
            <text:p>6,124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稻田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蘆洲區溝渠排水改善與人行道增設工程</text:span></text:p>
          </table:table-cell>
          <table:table-cell office:value-type="string" table:style-name="ce12">
            <text:p><text:span text:style-name="T1">蘆洲區</text:span></text:p>
          </table:table-cell>
          <table:table-cell office:value-type="float" office:value="679" table:style-name="ce43">
            <text:p>679<text:s/></text:p>
          </table:table-cell>
          <table:table-cell office:value-type="float" office:value="679" table:style-name="ce44">
            <text:p>679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逢國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7">
            <text:p><text:span text:style-name="T1">蘆洲區人行道無障礙設施改善工程</text:span></text:p>
          </table:table-cell>
          <table:table-cell office:value-type="string" table:style-name="ce12">
            <text:p><text:span text:style-name="T1">蘆洲區</text:span></text:p>
          </table:table-cell>
          <table:table-cell office:value-type="float" office:value="250" table:style-name="ce43">
            <text:p>250<text:s/></text:p>
          </table:table-cell>
          <table:table-cell office:value-type="float" office:value="250" table:style-name="ce44">
            <text:p>25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逢國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6">
            <text:p><text:span text:style-name="T1">土城區海山路人行道施作機車彎</text:span></text:p>
          </table:table-cell>
          <table:table-cell office:value-type="string" table:style-name="ce12">
            <text:p><text:span text:style-name="T1">土城區</text:span></text:p>
          </table:table-cell>
          <table:table-cell office:value-type="float" office:value="2587" table:style-name="ce43">
            <text:p>2,587<text:s/></text:p>
          </table:table-cell>
          <table:table-cell office:value-type="float" office:value="2587" table:style-name="ce45">
            <text:p>2,587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閤昱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7">
            <text:p><text:span text:style-name="T1">土城區捷運永寧站附近人行道受損</text:span></text:p>
          </table:table-cell>
          <table:table-cell office:value-type="string" table:style-name="ce12">
            <text:p><text:span text:style-name="T1">土城區</text:span></text:p>
          </table:table-cell>
          <table:table-cell office:value-type="float" office:value="2647" table:style-name="ce43">
            <text:p>2,647<text:s/></text:p>
          </table:table-cell>
          <table:table-cell office:value-type="float" office:value="2647" table:style-name="ce44">
            <text:p>2,647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閤昱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47">
            <text:p><text:span text:style-name="T1">汐止區翠峰街</text:span>8<text:span text:style-name="T1">巷</text:span>7<text:span text:style-name="T1">弄</text:span>9<text:span text:style-name="T1">號旁道路上邊坡改善</text:span></text:p>
          </table:table-cell>
          <table:table-cell office:value-type="string" table:style-name="ce12">
            <text:p><text:span text:style-name="T1">汐止區</text:span></text:p>
          </table:table-cell>
          <table:table-cell office:value-type="float" office:value="1293" table:style-name="ce43">
            <text:p>1,293<text:s/></text:p>
          </table:table-cell>
          <table:table-cell office:value-type="float" office:value="1293" table:style-name="ce11">
            <text:p>1,293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37">
          <table:table-cell office:value-type="string" table:style-name="ce102">
            <text:p><text:span text:style-name="T5">林口區粉寮路一段</text:span>(<text:span text:style-name="T5">中山路口</text:span>)<text:span text:style-name="T5">人行道改善工程</text:span></text:p>
          </table:table-cell>
          <table:table-cell office:value-type="string" table:style-name="ce12">
            <text:p><text:span text:style-name="T1">林口區</text:span></text:p>
          </table:table-cell>
          <table:table-cell office:value-type="float" office:value="542" table:style-name="ce43">
            <text:p>542<text:s/></text:p>
          </table:table-cell>
          <table:table-cell office:value-type="float" office:value="542" table:style-name="ce103">
            <text:p>542<text:s/></text:p>
          </table:table-cell>
          <table:table-cell office:value-type="string" table:style-name="ce100">
            <text:p><text:span text:style-name="T5">交通工程及管理業務</text:span>-<text:span text:style-name="T5">橋樑隧道設施養護管理</text:span>-<text:span text:style-name="T5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0">
            <text:p><text:span text:style-name="T5">公開招標</text:span></text:p>
          </table:table-cell>
          <table:table-cell office:value-type="string" table:style-name="ce100">
            <text:p><text:span text:style-name="T5">逢國營造有限公司</text:span></text:p>
          </table:table-cell>
          <table:table-cell table:style-name="ce42"/>
          <table:table-cell table:number-columns-repeated="16375"/>
        </table:table-row>
        <table:table-row table:style-name="ro30">
          <table:table-cell office:value-type="string" table:style-name="ce46">
            <text:p><text:span text:style-name="T1">林口區仁愛路二段人行道與重劃地間高差增設護欄改善工程</text:span></text:p>
          </table:table-cell>
          <table:table-cell office:value-type="string" table:style-name="ce12">
            <text:p><text:span text:style-name="T1">林口區</text:span></text:p>
          </table:table-cell>
          <table:table-cell office:value-type="float" office:value="3905" table:style-name="ce43">
            <text:p>3,905<text:s/></text:p>
          </table:table-cell>
          <table:table-cell office:value-type="float" office:value="3905" table:style-name="ce25">
            <text:p>3,905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逢國營造有限公司</text:span></text:p>
          </table:table-cell>
          <table:table-cell table:style-name="ce42"/>
          <table:table-cell table:number-columns-repeated="16375"/>
        </table:table-row>
        <table:table-row table:style-name="ro38">
          <table:table-cell office:value-type="string" table:style-name="ce46">
            <text:p><text:span text:style-name="T1">林口區公園路</text:span>180<text:span text:style-name="T1">巷增設路燈改善照明</text:span></text:p>
          </table:table-cell>
          <table:table-cell office:value-type="string" table:style-name="ce12">
            <text:p><text:span text:style-name="T1">林口區</text:span></text:p>
          </table:table-cell>
          <table:table-cell office:value-type="float" office:value="298" table:style-name="ce43">
            <text:p>298<text:s/></text:p>
          </table:table-cell>
          <table:table-cell office:value-type="float" office:value="298" table:style-name="ce25">
            <text:p>298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逢國營造有限公司</text:span></text:p>
          </table:table-cell>
          <table:table-cell table:style-name="ce42"/>
          <table:table-cell table:number-columns-repeated="16375"/>
        </table:table-row>
        <table:table-row table:style-name="ro30">
          <table:table-cell office:value-type="string" table:style-name="ce46">
            <text:p><text:span text:style-name="T1">石門區北</text:span>19<text:span text:style-name="T1">線內半段及北</text:span>19-1<text:span text:style-name="T1">線路段部分地基下陷改善</text:span></text:p>
          </table:table-cell>
          <table:table-cell office:value-type="string" table:style-name="ce12">
            <text:p><text:span text:style-name="T1">石門區</text:span></text:p>
          </table:table-cell>
          <table:table-cell office:value-type="float" office:value="2820" table:style-name="ce43">
            <text:p>2,820<text:s/></text:p>
          </table:table-cell>
          <table:table-cell office:value-type="float" office:value="2820" table:style-name="ce44">
            <text:p>2,82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39">
          <table:table-cell office:value-type="string" table:style-name="ce46">
            <text:p><text:span text:style-name="T1">石門區北</text:span>19-1<text:span text:style-name="T1">線新設擋土牆改善</text:span></text:p>
          </table:table-cell>
          <table:table-cell office:value-type="string" table:style-name="ce12">
            <text:p><text:span text:style-name="T1">石門區</text:span></text:p>
          </table:table-cell>
          <table:table-cell office:value-type="float" office:value="2613" table:style-name="ce43">
            <text:p>2,613<text:s/></text:p>
          </table:table-cell>
          <table:table-cell office:value-type="float" office:value="2613" table:style-name="ce44">
            <text:p>2,613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39">
          <table:table-cell office:value-type="string" table:style-name="ce46">
            <text:p><text:span text:style-name="T1">石門區崁子腳</text:span>40-41<text:span text:style-name="T1">號及楓林</text:span>47<text:span text:style-name="T1">號排水溝改善工程</text:span></text:p>
          </table:table-cell>
          <table:table-cell office:value-type="string" table:style-name="ce12">
            <text:p><text:span text:style-name="T1">石門區</text:span></text:p>
          </table:table-cell>
          <table:table-cell office:value-type="float" office:value="721" table:style-name="ce43">
            <text:p>721<text:s/></text:p>
          </table:table-cell>
          <table:table-cell office:value-type="float" office:value="721" table:style-name="ce44">
            <text:p>72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40">
          <table:table-cell office:value-type="string" table:style-name="ce46">
            <text:p><text:span text:style-name="T1">淡水區北</text:span>101<text:span text:style-name="T1">縣道</text:span>11.5K<text:span text:style-name="T1">增設排水溝工程</text:span></text:p>
          </table:table-cell>
          <table:table-cell office:value-type="string" table:style-name="ce12">
            <text:p><text:span text:style-name="T1">淡水區</text:span></text:p>
          </table:table-cell>
          <table:table-cell office:value-type="float" office:value="561" table:style-name="ce43">
            <text:p>561<text:s/></text:p>
          </table:table-cell>
          <table:table-cell office:value-type="float" office:value="561" table:style-name="ce45">
            <text:p>56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川林營造有限公司</text:span></text:p>
          </table:table-cell>
          <table:table-cell table:style-name="ce42"/>
          <table:table-cell table:number-columns-repeated="16375"/>
        </table:table-row>
        <table:table-row table:style-name="ro38">
          <table:table-cell office:value-type="string" table:style-name="ce46">
            <text:p><text:span text:style-name="T1">宇宙橋排水系統</text:span></text:p>
          </table:table-cell>
          <table:table-cell office:value-type="string" table:style-name="ce12">
            <text:p><text:span text:style-name="T1">深坑區</text:span></text:p>
          </table:table-cell>
          <table:table-cell office:value-type="float" office:value="198" table:style-name="ce43">
            <text:p>198<text:s/></text:p>
          </table:table-cell>
          <table:table-cell office:value-type="float" office:value="198" table:style-name="ce45">
            <text:p>198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閤昱營造有限公司</text:span></text:p>
          </table:table-cell>
          <table:table-cell table:style-name="ce42"/>
          <table:table-cell table:number-columns-repeated="16375"/>
        </table:table-row>
        <table:table-row table:style-name="ro40">
          <table:table-cell office:value-type="string" table:style-name="ce21">
            <text:p><text:span text:style-name="T1">中安大橋等橋樑護欄改善</text:span></text:p>
          </table:table-cell>
          <table:table-cell office:value-type="string" table:style-name="ce12">
            <text:p><text:span text:style-name="T1">新店區</text:span></text:p>
          </table:table-cell>
          <table:table-cell office:value-type="float" office:value="1351" table:style-name="ce43">
            <text:p>1,351<text:s/></text:p>
          </table:table-cell>
          <table:table-cell office:value-type="float" office:value="1351" table:style-name="ce11">
            <text:p>1,351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閤昱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<text:span text:style-name="T1">烏來觀光大橋</text:span></text:p>
          </table:table-cell>
          <table:table-cell office:value-type="string" table:style-name="ce12">
            <text:p><text:span text:style-name="T1">烏來區</text:span></text:p>
          </table:table-cell>
          <table:table-cell office:value-type="float" office:value="470" table:style-name="ce43">
            <text:p>470<text:s/></text:p>
          </table:table-cell>
          <table:table-cell office:value-type="float" office:value="470" table:style-name="ce11">
            <text:p>47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基強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47">
            <text:p><text:span text:style-name="T1">江北橋燈具維修</text:span></text:p>
          </table:table-cell>
          <table:table-cell office:value-type="string" table:style-name="ce12">
            <text:p><text:span text:style-name="T1">汐止區</text:span></text:p>
          </table:table-cell>
          <table:table-cell office:value-type="float" office:value="55" table:style-name="ce43">
            <text:p>55<text:s/></text:p>
          </table:table-cell>
          <table:table-cell office:value-type="float" office:value="55" table:style-name="ce11">
            <text:p>55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基強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46">
            <text:p><text:span text:style-name="T1">新柑橋美化</text:span></text:p>
          </table:table-cell>
          <table:table-cell office:value-type="string" table:style-name="ce12">
            <text:p><text:span text:style-name="T1">瑞芳區</text:span></text:p>
          </table:table-cell>
          <table:table-cell office:value-type="float" office:value="5220" table:style-name="ce43">
            <text:p>5,220<text:s/></text:p>
          </table:table-cell>
          <table:table-cell office:value-type="float" office:value="5220" table:style-name="ce44">
            <text:p>5,22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中光燈光工程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<text:span text:style-name="T1">靜安吊橋美化</text:span></text:p>
          </table:table-cell>
          <table:table-cell office:value-type="string" table:style-name="ce12">
            <text:p><text:span text:style-name="T1">瑞芳區</text:span></text:p>
          </table:table-cell>
          <table:table-cell office:value-type="float" office:value="1915" table:style-name="ce43">
            <text:p>1,915<text:s/></text:p>
          </table:table-cell>
          <table:table-cell office:value-type="float" office:value="1915" table:style-name="ce11">
            <text:p>1,915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瑞懋工程行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104">
            <text:p><text:span text:style-name="T5">海山橋、長壽橋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300" table:style-name="ce43">
            <text:p>300<text:s/></text:p>
          </table:table-cell>
          <table:table-cell office:value-type="float" office:value="300" table:style-name="ce103">
            <text:p>300<text:s/></text:p>
          </table:table-cell>
          <table:table-cell office:value-type="string" table:style-name="ce100">
            <text:p><text:span text:style-name="T5">交通工程及管理業務</text:span>-<text:span text:style-name="T5">橋樑隧道設施養護管理</text:span>-<text:span text:style-name="T5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0">
            <text:p><text:span text:style-name="T5">公開招標</text:span></text:p>
          </table:table-cell>
          <table:table-cell office:value-type="string" table:style-name="ce100">
            <text:p><text:span text:style-name="T5">基強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21">
            <text:p><text:span text:style-name="T1">樹林陸橋修繕</text:span></text:p>
          </table:table-cell>
          <table:table-cell office:value-type="string" table:style-name="ce12">
            <text:p><text:span text:style-name="T1">樹林區</text:span></text:p>
          </table:table-cell>
          <table:table-cell office:value-type="float" office:value="736" table:style-name="ce43">
            <text:p>736<text:s/></text:p>
          </table:table-cell>
          <table:table-cell office:value-type="float" office:value="736" table:style-name="ce11">
            <text:p>736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登威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46">
            <text:p><text:span text:style-name="T1">三鶯大橋護欄加高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1615" table:style-name="ce43">
            <text:p>1,615<text:s/></text:p>
          </table:table-cell>
          <table:table-cell office:value-type="float" office:value="1615" table:style-name="ce11">
            <text:p>1,615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登威營造有限公司</text:span></text:p>
          </table:table-cell>
          <table:table-cell table:style-name="ce42"/>
          <table:table-cell table:number-columns-repeated="16375"/>
        </table:table-row>
        <table:table-row table:style-name="ro36">
          <table:table-cell office:value-type="string" table:style-name="ce98">
            <text:p><text:span text:style-name="T5">林口陸橋美化</text:span></text:p>
          </table:table-cell>
          <table:table-cell office:value-type="string" table:style-name="ce12">
            <text:p><text:span text:style-name="T1">林口區</text:span></text:p>
          </table:table-cell>
          <table:table-cell office:value-type="float" office:value="4750" table:style-name="ce43">
            <text:p>4,750<text:s/></text:p>
          </table:table-cell>
          <table:table-cell office:value-type="float" office:value="4750" table:style-name="ce99">
            <text:p>4,750<text:s/></text:p>
          </table:table-cell>
          <table:table-cell office:value-type="string" table:style-name="ce100">
            <text:p><text:span text:style-name="T5">交通工程及管理業務</text:span>-<text:span text:style-name="T5">橋樑隧道設施養護管理</text:span>-<text:span text:style-name="T5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1">
            <text:p><text:span text:style-name="T5">公開招標</text:span></text:p>
          </table:table-cell>
          <table:table-cell office:value-type="string" table:style-name="ce101">
            <text:p><text:span text:style-name="T5">登威營造有限公司</text:span></text:p>
          </table:table-cell>
          <table:table-cell table:style-name="ce42"/>
          <table:table-cell table:number-columns-repeated="16375"/>
        </table:table-row>
        <table:table-row table:style-name="ro41">
          <table:table-cell office:value-type="string" table:style-name="ce105">
            <text:p><text:span text:style-name="T5">三重中正陸橋隔音牆</text:span></text:p>
          </table:table-cell>
          <table:table-cell office:value-type="string" table:style-name="ce12">
            <text:p><text:span text:style-name="T1">三重區</text:span></text:p>
          </table:table-cell>
          <table:table-cell office:value-type="float" office:value="5805" table:style-name="ce43">
            <text:p>5,805<text:s/></text:p>
          </table:table-cell>
          <table:table-cell office:value-type="float" office:value="5805" table:style-name="ce103">
            <text:p>5,805<text:s/></text:p>
          </table:table-cell>
          <table:table-cell office:value-type="string" table:style-name="ce100">
            <text:p><text:span text:style-name="T5">交通工程及管理業務</text:span>-<text:span text:style-name="T5">橋樑隧道設施養護管理</text:span>-<text:span text:style-name="T5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00">
            <text:p><text:span text:style-name="T5">公開招標</text:span></text:p>
          </table:table-cell>
          <table:table-cell office:value-type="string" table:style-name="ce100">
            <text:p><text:span text:style-name="T5">登威營造有限公司</text:span></text:p>
          </table:table-cell>
          <table:table-cell table:style-name="ce42"/>
          <table:table-cell table:number-columns-repeated="16375"/>
        </table:table-row>
        <table:table-row table:style-name="ro41">
          <table:table-cell office:value-type="string" table:style-name="ce21">
            <text:p><text:span text:style-name="T1">五寮橋橋梁及護欄</text:span></text:p>
          </table:table-cell>
          <table:table-cell office:value-type="string" table:style-name="ce12">
            <text:p><text:span text:style-name="T1">三峽區</text:span></text:p>
          </table:table-cell>
          <table:table-cell office:value-type="float" office:value="130" table:style-name="ce43">
            <text:p>130<text:s/></text:p>
          </table:table-cell>
          <table:table-cell office:value-type="float" office:value="130" table:style-name="ce11">
            <text:p>130<text:s/></text:p>
          </table:table-cell>
          <table:table-cell office:value-type="string" table:style-name="ce12">
            <text:p><text:span text:style-name="T1">交通工程及管理業務</text:span>-<text:span text:style-name="T1">橋樑隧道設施養護管理</text:span>-<text:span text:style-name="T1">設備及投資</text:span></text:p>
          </table:table-cell>
          <table:table-cell office:value-type="string" table:style-name="ce12">
            <text:p><text:span text:style-name="T1">養護工程處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基強營造有限公司</text:span></text:p>
          </table:table-cell>
          <table:table-cell table:style-name="ce42"/>
          <table:table-cell table:number-columns-repeated="16375"/>
        </table:table-row>
        <table:table-row table:style-name="ro3">
          <table:table-cell office:value-type="string" table:style-name="ce84">
            <text:p><text:span text:style-name="T1">警察局合計</text:span></text:p>
          </table:table-cell>
          <table:table-cell table:style-name="ce85"/>
          <table:table-cell office:value-type="float" office:value="2051" table:formula="msoxl:=SUM(C185:C186)" table:style-name="ce5">
            <text:p>2,051<text:s/></text:p>
          </table:table-cell>
          <table:table-cell office:value-type="float" office:value="1920" table:formula="msoxl:=SUM(D185:D186)" table:style-name="ce5">
            <text:p>1,920<text:s/></text:p>
          </table:table-cell>
          <table:table-cell table:number-columns-repeated="3" table:style-name="ce7"/>
          <table:table-cell table:style-name="ce8"/>
          <table:table-cell table:number-columns-repeated="16376" table:style-name="ce9"/>
        </table:table-row>
        <table:table-row table:style-name="ro29">
          <table:table-cell office:value-type="string" table:style-name="ce13">
            <text:p><text:span text:style-name="T1">板橋分局民權段</text:span>743<text:span text:style-name="T1">號土地整平案</text:span></text:p>
          </table:table-cell>
          <table:table-cell office:value-type="string" table:style-name="ce12">
            <text:p><text:span text:style-name="T1">板橋區民權段</text:span>743<text:span text:style-name="T1">號</text:span><text:s/></text:p>
          </table:table-cell>
          <table:table-cell office:value-type="float" office:value="950" table:style-name="ce11">
            <text:p>950<text:s/></text:p>
          </table:table-cell>
          <table:table-cell office:value-type="float" office:value="819" table:style-name="ce11">
            <text:p>819<text:s/></text:p>
          </table:table-cell>
          <table:table-cell office:value-type="string" table:style-name="ce21">
            <text:p>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板橋分局</text:span></text:p>
          </table:table-cell>
          <table:table-cell office:value-type="string" table:style-name="ce12">
            <text:p><text:span text:style-name="T1">公開取得書面報價</text:span></text:p>
          </table:table-cell>
          <table:table-cell office:value-type="string" table:style-name="ce12">
            <text:p><text:span text:style-name="T1">義隆土木包工業</text:span></text:p>
          </table:table-cell>
          <table:table-cell table:number-columns-repeated="16376" table:style-name="ce3"/>
        </table:table-row>
        <table:table-row table:style-name="ro10">
          <table:table-cell office:value-type="string" table:style-name="ce14">
            <text:p><text:span text:style-name="T1">中和第一分局更新老舊照明燈具工程案</text:span></text:p>
          </table:table-cell>
          <table:table-cell office:value-type="string" table:style-name="ce12">
            <text:p><text:span text:style-name="T1">中和第一分局</text:span></text:p>
            <text:p><text:span text:style-name="T1">所屬轄區</text:span></text:p>
          </table:table-cell>
          <table:table-cell office:value-type="float" office:value="1101" table:style-name="ce11">
            <text:p>1,101<text:s/></text:p>
          </table:table-cell>
          <table:table-cell office:value-type="float" office:value="1101" table:style-name="ce11">
            <text:p>1,101<text:s/></text:p>
          </table:table-cell>
          <table:table-cell office:value-type="string" table:style-name="ce21">
            <text:p>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中和第一分局</text:span></text:p>
          </table:table-cell>
          <table:table-cell office:value-type="string" table:style-name="ce10">
            <text:p><text:span text:style-name="T1">共同供應契約</text:span></text:p>
          </table:table-cell>
          <table:table-cell office:value-type="string" table:style-name="ce10">
            <text:p><text:span text:style-name="T1">映鴻光電有限</text:span></text:p>
          </table:table-cell>
          <table:table-cell table:style-name="ce3"/>
          <table:table-cell table:number-columns-repeated="16375" table:style-name="ce15"/>
        </table:table-row>
        <table:table-row table:style-name="ro3">
          <table:table-cell office:value-type="string" table:style-name="ce84">
            <text:p><text:span text:style-name="T1">交通局合計</text:span></text:p>
          </table:table-cell>
          <table:table-cell table:style-name="ce85"/>
          <table:table-cell office:value-type="float" office:value="0" table:formula="msoxl:=SUM(C188)" table:style-name="ce5">
            <text:p>0<text:s/></text:p>
          </table:table-cell>
          <table:table-cell office:value-type="float" office:value="2100" table:formula="msoxl:=SUM(D188:D188)" table:style-name="ce5">
            <text:p>2,100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41">
          <table:table-cell office:value-type="string" table:style-name="ce12">
            <text:p><text:span text:style-name="T1">新建候車亭</text:span></text:p>
          </table:table-cell>
          <table:table-cell office:value-type="string" table:style-name="ce12">
            <text:p><text:span text:style-name="T1">瑞芳</text:span>1<text:span text:style-name="T1">座、淡水</text:span>1<text:span text:style-name="T1">座、林口</text:span>3<text:span text:style-name="T1">座、板橋</text:span>1<text:span text:style-name="T1">座、</text:span><text:span text:style-name="T1">新莊</text:span>1<text:span text:style-name="T1">座</text:span></text:p>
          </table:table-cell>
          <table:table-cell table:style-name="ce11"/>
          <table:table-cell office:value-type="float" office:value="2100" table:style-name="ce11">
            <text:p>2,100<text:s/></text:p>
          </table:table-cell>
          <table:table-cell office:value-type="string" table:style-name="ce12">
            <text:p><text:span text:style-name="T1">交通工程及管理業務</text:span>-<text:span text:style-name="T1">交通設施</text:span>-<text:span text:style-name="T1">設備及投資</text:span></text:p>
          </table:table-cell>
          <table:table-cell office:value-type="string" table:style-name="ce1">
            <text:p>交通局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瑞德興營造有限公司</text:span>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84">
            <text:p><text:span text:style-name="T1">原民局合計</text:span></text:p>
          </table:table-cell>
          <table:table-cell table:style-name="ce85"/>
          <table:table-cell office:value-type="float" office:value="0" table:formula="msoxl:=SUM(C190)" table:style-name="ce5">
            <text:p>0<text:s/></text:p>
          </table:table-cell>
          <table:table-cell office:value-type="float" office:value="3500" table:formula="msoxl:=SUM(D190:D190)" table:style-name="ce5">
            <text:p>3,500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9">
          <table:table-cell office:value-type="string" table:style-name="ce12">
            <text:p><text:span text:style-name="T1">維修泰山區原住民族活動中心</text:span></text:p>
          </table:table-cell>
          <table:table-cell office:value-type="string" table:style-name="ce12">
            <text:p><text:span text:style-name="T1">泰山區辭修路</text:span>9<text:span text:style-name="T1">號建物</text:span></text:p>
          </table:table-cell>
          <table:table-cell table:style-name="ce11"/>
          <table:table-cell office:value-type="float" office:value="3500" table:style-name="ce11">
            <text:p>3,500<text:s/></text:p>
          </table:table-cell>
          <table:table-cell office:value-type="string" table:style-name="ce12">
            <text:p><text:span text:style-name="T1">原住民業務</text:span>-<text:span text:style-name="T1">原住民設施</text:span>-<text:span text:style-name="T1">設備及投資</text:span></text:p>
          </table:table-cell>
          <table:table-cell office:value-type="string" table:style-name="ce1">
            <text:p>泰山區公所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王東榮工程顧問有限公司</text:span></text:p>
          </table:table-cell>
          <table:table-cell table:number-columns-repeated="16376" table:style-name="ce3"/>
        </table:table-row>
        <table:table-row table:style-name="ro42">
          <table:table-cell office:value-type="string" table:style-name="ce91">
            <text:p><text:span text:style-name="T7">觀光旅遊局合計</text:span></text:p>
          </table:table-cell>
          <table:table-cell table:style-name="ce92"/>
          <table:table-cell office:value-type="float" office:value="0" table:formula="msoxl:=SUM(C192:C195)" table:style-name="ce51">
            <text:p>0<text:s/></text:p>
          </table:table-cell>
          <table:table-cell office:value-type="float" office:value="42850" table:formula="msoxl:=SUM(D192:D195)" table:style-name="ce51">
            <text:p>42,850<text:s/></text:p>
          </table:table-cell>
          <table:table-cell table:style-name="ce52"/>
          <table:table-cell table:number-columns-repeated="2" table:style-name="ce69"/>
          <table:table-cell table:style-name="ce53"/>
          <table:table-cell table:number-columns-repeated="16376" table:style-name="ce54"/>
        </table:table-row>
        <table:table-row table:style-name="ro37">
          <table:table-cell office:value-type="string" table:style-name="ce1">
            <text:p>新北市林口區老公崎登山步道整建工程</text:p>
          </table:table-cell>
          <table:table-cell office:value-type="string" table:style-name="ce12">
            <text:p><text:span text:style-name="T1">林口區</text:span></text:p>
          </table:table-cell>
          <table:table-cell table:style-name="ce11"/>
          <table:table-cell office:value-type="float" office:value="2350" table:style-name="ce81">
            <text:p>2,350<text:s/></text:p>
          </table:table-cell>
          <table:table-cell office:value-type="string" table:style-name="ce50">
            <text:p><text:span text:style-name="T7">觀光旅遊推展及管理</text:span><text:span text:style-name="T12">-</text:span><text:span text:style-name="T7">觀光及風景地區工程</text:span><text:span text:style-name="T12">-</text:span><text:span text:style-name="T7">設備及投資</text:span></text:p>
          </table:table-cell>
          <table:table-cell office:value-type="string" table:style-name="ce50">
            <text:p><text:span text:style-name="T7">觀光旅遊局</text:span></text:p>
          </table:table-cell>
          <table:table-cell office:value-type="string" table:style-name="ce50">
            <text:p><text:span text:style-name="T7">公開招標</text:span></text:p>
          </table:table-cell>
          <table:table-cell office:value-type="string" table:style-name="ce50">
            <text:p><text:span text:style-name="T7">廣榮營造有限公司</text:span></text:p>
          </table:table-cell>
          <table:table-cell table:number-columns-repeated="16376" table:style-name="ce55"/>
        </table:table-row>
        <table:table-row table:style-name="ro37">
          <table:table-cell office:value-type="string" table:style-name="ce1">
            <text:p>濱海蝙蝠洞公園環境改善工程</text:p>
          </table:table-cell>
          <table:table-cell office:value-type="string" table:style-name="ce12">
            <text:p><text:span text:style-name="T1">瑞芳區</text:span></text:p>
          </table:table-cell>
          <table:table-cell table:style-name="ce11"/>
          <table:table-cell office:value-type="float" office:value="7500" table:style-name="ce11">
            <text:p>7,500<text:s/></text:p>
          </table:table-cell>
          <table:table-cell office:value-type="string" table:style-name="ce50">
            <text:p><text:span text:style-name="T7">觀光旅遊推展及管理</text:span><text:span text:style-name="T12">-</text:span><text:span text:style-name="T7">觀光及風景地區工程</text:span><text:span text:style-name="T12">-</text:span><text:span text:style-name="T7">設備及投資</text:span></text:p>
          </table:table-cell>
          <table:table-cell office:value-type="string" table:style-name="ce50">
            <text:p><text:span text:style-name="T7">觀光旅遊局</text:span></text:p>
          </table:table-cell>
          <table:table-cell office:value-type="string" table:style-name="ce50">
            <text:p><text:span text:style-name="T7">公開招標</text:span></text:p>
          </table:table-cell>
          <table:table-cell office:value-type="string" table:style-name="ce50">
            <text:p><text:span text:style-name="T7">全國營造股份有限公司</text:span></text:p>
          </table:table-cell>
          <table:table-cell table:number-columns-repeated="16376" table:style-name="ce55"/>
        </table:table-row>
        <table:table-row table:style-name="ro37">
          <table:table-cell office:value-type="string" table:style-name="ce1">
            <text:p>新北市平溪區菁桐天燈觀光分駐所新建工程</text:p>
          </table:table-cell>
          <table:table-cell office:value-type="string" table:style-name="ce12">
            <text:p><text:span text:style-name="T1">瑞芳區</text:span></text:p>
          </table:table-cell>
          <table:table-cell table:style-name="ce11"/>
          <table:table-cell office:value-type="float" office:value="30000" table:style-name="ce11">
            <text:p>30,000<text:s/></text:p>
          </table:table-cell>
          <table:table-cell office:value-type="string" table:style-name="ce50">
            <text:p><text:span text:style-name="T7">觀光旅遊推展及管理</text:span><text:span text:style-name="T12">-</text:span><text:span text:style-name="T7">觀光及風景地區工程</text:span><text:span text:style-name="T12">-</text:span><text:span text:style-name="T7">設備及投資</text:span></text:p>
          </table:table-cell>
          <table:table-cell office:value-type="string" table:style-name="ce50">
            <text:p><text:span text:style-name="T7">觀光旅遊局</text:span></text:p>
          </table:table-cell>
          <table:table-cell office:value-type="string" table:style-name="ce50">
            <text:p><text:span text:style-name="T7">公開招標</text:span></text:p>
          </table:table-cell>
          <table:table-cell office:value-type="string" table:style-name="ce50">
            <text:p><text:span text:style-name="T7">柏凱營造有限公司</text:span></text:p>
          </table:table-cell>
          <table:table-cell table:number-columns-repeated="16376" table:style-name="ce55"/>
        </table:table-row>
        <table:table-row table:style-name="ro37">
          <table:table-cell office:value-type="string" table:style-name="ce1">
            <text:p>三芝區橫山里賞桐步道工程</text:p>
          </table:table-cell>
          <table:table-cell office:value-type="string" table:style-name="ce12">
            <text:p><text:span text:style-name="T1">三芝區</text:span></text:p>
          </table:table-cell>
          <table:table-cell table:style-name="ce11"/>
          <table:table-cell office:value-type="float" office:value="3000" table:style-name="ce11">
            <text:p>3,000<text:s/></text:p>
          </table:table-cell>
          <table:table-cell office:value-type="string" table:style-name="ce50">
            <text:p><text:span text:style-name="T7">觀光旅遊推展及管理</text:span><text:span text:style-name="T12">-</text:span><text:span text:style-name="T7">觀光及風景地區工程</text:span><text:span text:style-name="T12">-</text:span><text:span text:style-name="T7">設備及投資</text:span></text:p>
          </table:table-cell>
          <table:table-cell office:value-type="string" table:style-name="ce50">
            <text:p><text:span text:style-name="T7">三芝區公所</text:span></text:p>
          </table:table-cell>
          <table:table-cell office:value-type="string" table:style-name="ce50">
            <text:p><text:span text:style-name="T7">公開招標</text:span></text:p>
          </table:table-cell>
          <table:table-cell office:value-type="string" table:style-name="ce50">
            <text:p><text:span text:style-name="T7">普億營造有限公司</text:span></text:p>
          </table:table-cell>
          <table:table-cell table:number-columns-repeated="16376" table:style-name="ce55"/>
        </table:table-row>
        <table:table-row table:style-name="ro3">
          <table:table-cell office:value-type="string" table:style-name="ce93">
            <text:p>區公所總計</text:p>
          </table:table-cell>
          <table:table-cell table:style-name="ce94"/>
          <table:table-cell office:value-type="float" office:value="0" table:formula="msoxl:=C197+C201+C210+C213+C215+C222+C224+C226+C231" table:style-name="ce71">
            <text:p>0<text:s/></text:p>
          </table:table-cell>
          <table:table-cell office:value-type="float" office:value="20016.985999999997" table:formula="msoxl:=D197+D201+D210+D213+D215+D222+D224+D226+D231" table:style-name="ce74">
            <text:p><text:s/>20,017<text:s/></text:p>
          </table:table-cell>
          <table:table-cell table:number-columns-repeated="4" table:style-name="ce70"/>
          <table:table-cell table:number-columns-repeated="16376" table:style-name="ce72"/>
        </table:table-row>
        <table:table-row table:style-name="ro3">
          <table:table-cell office:value-type="string" table:style-name="ce84">
            <text:p><text:span text:style-name="T1">板橋區公所合計</text:span></text:p>
          </table:table-cell>
          <table:table-cell table:style-name="ce85"/>
          <table:table-cell office:value-type="float" office:value="0" table:formula="msoxl:=SUM(C198:C200)" table:style-name="ce5">
            <text:p>0<text:s/></text:p>
          </table:table-cell>
          <table:table-cell office:value-type="float" office:value="332.7" table:formula="msoxl:=SUM(D198:D200)" table:style-name="ce5">
            <text:p>333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32">
          <table:table-cell office:value-type="string" table:style-name="ce12">
            <text:p><text:span text:style-name="T1">華江公園籃球場地坪整修工程</text:span></text:p>
          </table:table-cell>
          <table:table-cell office:value-type="string" table:style-name="ce12">
            <text:p><text:span text:style-name="T1">華江公園</text:span></text:p>
          </table:table-cell>
          <table:table-cell table:style-name="ce16"/>
          <table:table-cell office:value-type="float" office:value="315" table:style-name="ce11">
            <text:p>315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板橋區公所</text:span>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<text:span text:style-name="T1">福永傳營造有限公司</text:span></text:p>
          </table:table-cell>
          <table:table-cell table:number-columns-repeated="16376"/>
        </table:table-row>
        <table:table-row table:style-name="ro9">
          <table:table-cell office:value-type="string" table:style-name="ce12">
            <text:p><text:span text:style-name="T1">路燈新設</text:span>1<text:span text:style-name="T1">盞</text:span></text:p>
          </table:table-cell>
          <table:table-cell office:value-type="string" table:style-name="ce12">
            <text:p><text:span text:style-name="T1">大觀路</text:span>2<text:span text:style-name="T1">段</text:span>2<text:span text:style-name="T1">號旁</text:span></text:p>
          </table:table-cell>
          <table:table-cell table:style-name="ce16"/>
          <table:table-cell office:value-type="float" office:value="11.7" table:style-name="ce11">
            <text:p>12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板橋區公所</text:span>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<text:span text:style-name="T1">復聲水電工程有限公司</text:span></text:p>
          </table:table-cell>
          <table:table-cell table:number-columns-repeated="16376"/>
        </table:table-row>
        <table:table-row table:style-name="ro12">
          <table:table-cell office:value-type="string" table:style-name="ce12">
            <text:p><text:span text:style-name="T1">路燈開關箱遷移</text:span></text:p>
          </table:table-cell>
          <table:table-cell office:value-type="string" table:style-name="ce12">
            <text:p><text:span text:style-name="T1">城林橋</text:span></text:p>
          </table:table-cell>
          <table:table-cell table:style-name="ce16"/>
          <table:table-cell office:value-type="float" office:value="6" table:style-name="ce11">
            <text:p>6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板橋區公所</text:span></text:p>
          </table:table-cell>
          <table:table-cell office:value-type="string" table:style-name="ce1">
            <text:p>公開招標</text:p>
          </table:table-cell>
          <table:table-cell office:value-type="string" table:style-name="ce12">
            <text:p><text:span text:style-name="T1">復聲水電工程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84">
            <text:p><text:span text:style-name="T1">新店區公所合計</text:span></text:p>
          </table:table-cell>
          <table:table-cell table:style-name="ce85"/>
          <table:table-cell office:value-type="float" office:value="0" table:formula="msoxl:=SUM(C202:C209)" table:style-name="ce5">
            <text:p>0<text:s/></text:p>
          </table:table-cell>
          <table:table-cell office:value-type="float" office:value="7226.0519999999997" table:formula="msoxl:=SUM(D202:D209)" table:style-name="ce5">
            <text:p>7,226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10">
          <table:table-cell office:value-type="string" table:style-name="ce12">
            <text:p><text:span text:style-name="T1">寶強路</text:span>6-1<text:span text:style-name="T1">至</text:span>6-2<text:span text:style-name="T1">號前道路更新</text:span></text:p>
          </table:table-cell>
          <table:table-cell office:value-type="string" table:style-name="ce12">
            <text:p><text:span text:style-name="T1">寶強路</text:span>6-1<text:span text:style-name="T1">至</text:span>6-2<text:span text:style-name="T1">號前</text:span></text:p>
          </table:table-cell>
          <table:table-cell table:style-name="ce11"/>
          <table:table-cell office:value-type="float" office:value="342.084" table:style-name="ce11">
            <text:p>342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賀建營造有限公司</text:span></text:p>
          </table:table-cell>
          <table:table-cell table:number-columns-repeated="16376"/>
        </table:table-row>
        <table:table-row table:style-name="ro10">
          <table:table-cell office:value-type="string" table:style-name="ce12">
            <text:p><text:span text:style-name="T1">安康路三段</text:span>660<text:span text:style-name="T1">巷口路面及側溝更新</text:span></text:p>
          </table:table-cell>
          <table:table-cell office:value-type="string" table:style-name="ce12">
            <text:p><text:span text:style-name="T1">安康路三段</text:span>660<text:span text:style-name="T1">巷</text:span></text:p>
          </table:table-cell>
          <table:table-cell table:style-name="ce11"/>
          <table:table-cell office:value-type="float" office:value="1703.665" table:style-name="ce11">
            <text:p>1,704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捷暉營造有限公司</text:span></text:p>
          </table:table-cell>
          <table:table-cell table:number-columns-repeated="16376"/>
        </table:table-row>
        <table:table-row table:style-name="ro38">
          <table:table-cell office:value-type="string" table:style-name="ce12">
            <text:p><text:span text:style-name="T1">新店區七張捷運站</text:span>1<text:span text:style-name="T1">號出口前分隔島，人行穿越道凹凸不平</text:span></text:p>
          </table:table-cell>
          <table:table-cell office:value-type="string" table:style-name="ce12">
            <text:p><text:span text:style-name="T1">七張捷運站</text:span>1<text:span text:style-name="T1">號出口前</text:span></text:p>
          </table:table-cell>
          <table:table-cell table:style-name="ce11"/>
          <table:table-cell office:value-type="float" office:value="17.698" table:style-name="ce11">
            <text:p>18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勤業營造有限公司</text:span></text:p>
          </table:table-cell>
          <table:table-cell table:number-columns-repeated="16376"/>
        </table:table-row>
        <table:table-row table:style-name="ro43">
          <table:table-cell office:value-type="string" table:style-name="ce12">
            <text:p><text:span text:style-name="T1">安康路一段</text:span>355<text:span text:style-name="T1">號旁道路遇雨會造成路面積水以致滲流至路旁民宅</text:span>(<text:span text:style-name="T1">欣欣天然氣</text:span>)</text:p>
          </table:table-cell>
          <table:table-cell office:value-type="string" table:style-name="ce12">
            <text:p><text:span text:style-name="T1">安康路一段</text:span>355<text:span text:style-name="T1">號</text:span></text:p>
          </table:table-cell>
          <table:table-cell table:style-name="ce11"/>
          <table:table-cell office:value-type="float" office:value="391.83199999999999" table:style-name="ce11">
            <text:p>392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捷暉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2">
            <text:p><text:span text:style-name="T1">碧潭路路面更新</text:span></text:p>
          </table:table-cell>
          <table:table-cell office:value-type="string" table:style-name="ce12">
            <text:p><text:span text:style-name="T1">碧潭路</text:span></text:p>
          </table:table-cell>
          <table:table-cell table:style-name="ce11"/>
          <table:table-cell office:value-type="float" office:value="486.202" table:style-name="ce11">
            <text:p>486<text:s/></text:p>
          </table:table-cell>
          <table:table-cell office:value-type="string" table:style-name="ce50">
            <text:p><text:span text:style-name="T7">區政業務</text:span><text:span text:style-name="T12">-</text:span><text:span text:style-name="T7">建築及設備</text:span><text:span text:style-name="T12">-</text:span><text:span text:style-name="T7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賀建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2">
            <text:p><text:span text:style-name="T1">薏仁坑路</text:span>33~59<text:span text:style-name="T1">號路面</text:span></text:p>
          </table:table-cell>
          <table:table-cell office:value-type="string" table:style-name="ce12">
            <text:p><text:span text:style-name="T1">薏仁坑路</text:span>33~59<text:span text:style-name="T1">號</text:span></text:p>
          </table:table-cell>
          <table:table-cell table:style-name="ce11"/>
          <table:table-cell office:value-type="float" office:value="40.109000000000002" table:style-name="ce11">
            <text:p>40<text:s/></text:p>
          </table:table-cell>
          <table:table-cell office:value-type="string" table:style-name="ce50">
            <text:p><text:span text:style-name="T7">區政業務</text:span><text:span text:style-name="T12">-</text:span><text:span text:style-name="T7">建築及設備</text:span><text:span text:style-name="T12">-</text:span><text:span text:style-name="T7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賀建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2">
            <text:p><text:span text:style-name="T1">和美山聯外道路</text:span></text:p>
          </table:table-cell>
          <table:table-cell office:value-type="string" table:style-name="ce12">
            <text:p><text:span text:style-name="T1">和美山</text:span></text:p>
          </table:table-cell>
          <table:table-cell table:style-name="ce11"/>
          <table:table-cell office:value-type="float" office:value="156.054" table:style-name="ce11">
            <text:p>156<text:s/></text:p>
          </table:table-cell>
          <table:table-cell office:value-type="string" table:style-name="ce50">
            <text:p><text:span text:style-name="T7">區政業務</text:span><text:span text:style-name="T12">-</text:span><text:span text:style-name="T7">建築及設備</text:span><text:span text:style-name="T12">-</text:span><text:span text:style-name="T7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捷暉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2">
            <text:p><text:span text:style-name="T1">新店區中央三街、四街、五街人行道老舊不平案</text:span></text:p>
          </table:table-cell>
          <table:table-cell office:value-type="string" table:style-name="ce12">
            <text:p><text:span text:style-name="T1">新店區中央三街、四街、五街</text:span></text:p>
          </table:table-cell>
          <table:table-cell table:style-name="ce11"/>
          <table:table-cell office:value-type="float" office:value="4088.4079999999999" table:style-name="ce11">
            <text:p>4,088<text:s/></text:p>
          </table:table-cell>
          <table:table-cell office:value-type="string" table:style-name="ce50">
            <text:p><text:span text:style-name="T7">區政業務</text:span><text:span text:style-name="T12">-</text:span><text:span text:style-name="T7">建築及設備</text:span><text:span text:style-name="T12">-</text:span><text:span text:style-name="T7">設備及投資</text:span></text:p>
          </table:table-cell>
          <table:table-cell office:value-type="string" table:style-name="ce12">
            <text:p><text:span text:style-name="T1">新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勤業營造有限公司</text:span>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84">
            <text:p><text:span text:style-name="T1">樹林區公所合計</text:span></text:p>
          </table:table-cell>
          <table:table-cell table:style-name="ce85"/>
          <table:table-cell office:value-type="float" office:value="0" table:formula="msoxl:=SUM(C211:C212)" table:style-name="ce5">
            <text:p>0<text:s/></text:p>
          </table:table-cell>
          <table:table-cell office:value-type="float" office:value="323" table:formula="msoxl:=SUM(D211:D212)" table:style-name="ce5">
            <text:p>323<text:s/></text:p>
          </table:table-cell>
          <table:table-cell table:style-name="ce8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9">
          <table:table-cell office:value-type="string" table:style-name="ce12">
            <text:p><text:span text:style-name="T1">兒三公園增設體健組</text:span>3<text:span text:style-name="T1">組</text:span></text:p>
            <text:p><text:span text:style-name="T1">兒二公園更換兒童遊具</text:span>2<text:span text:style-name="T1">組</text:span></text:p>
          </table:table-cell>
          <table:table-cell office:value-type="string" table:style-name="ce12">
            <text:p><text:span text:style-name="T1">兒二、兒三公園</text:span></text:p>
          </table:table-cell>
          <table:table-cell table:style-name="ce11"/>
          <table:table-cell office:value-type="float" office:value="150" table:style-name="ce11">
            <text:p>150<text:s/></text:p>
          </table:table-cell>
          <table:table-cell office:value-type="string" table:style-name="ce12">
            <text:p><text:span text:style-name="T1">區政業務</text:span>-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樹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羅致景觀工程有限公司</text:span></text:p>
          </table:table-cell>
          <table:table-cell table:number-columns-repeated="16376" table:style-name="ce3"/>
        </table:table-row>
        <table:table-row table:style-name="ro29">
          <table:table-cell office:value-type="string" table:style-name="ce12">
            <text:p><text:span text:style-name="T1">建國營區施作綠美化</text:span></text:p>
          </table:table-cell>
          <table:table-cell office:value-type="string" table:style-name="ce12">
            <text:p><text:span text:style-name="T1">建國營區</text:span></text:p>
          </table:table-cell>
          <table:table-cell table:style-name="ce11"/>
          <table:table-cell office:value-type="float" office:value="173" table:style-name="ce11">
            <text:p>173<text:s/></text:p>
          </table:table-cell>
          <table:table-cell office:value-type="string" table:style-name="ce12">
            <text:p><text:span text:style-name="T1">區政業務</text:span>-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樹林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羅致景觀工程有限公司</text:span>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84">
            <text:p><text:span text:style-name="T1">三峽區公所合計</text:span></text:p>
          </table:table-cell>
          <table:table-cell table:style-name="ce85"/>
          <table:table-cell office:value-type="float" office:value="0" table:formula="msoxl:=SUM(C214:C214)" table:style-name="ce5">
            <text:p>0<text:s/></text:p>
          </table:table-cell>
          <table:table-cell office:value-type="float" office:value="964.02300000000002" table:formula="msoxl:=SUM(D214:D214)" table:style-name="ce5">
            <text:p>964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9">
          <table:table-cell office:value-type="string" table:style-name="ce10">
            <text:p><text:span text:style-name="T1">路面鋪設</text:span></text:p>
          </table:table-cell>
          <table:table-cell office:value-type="string" table:style-name="ce10">
            <text:p><text:span text:style-name="T1">中華路</text:span></text:p>
          </table:table-cell>
          <table:table-cell table:style-name="ce11"/>
          <table:table-cell office:value-type="float" office:value="964.02300000000002" table:formula="msoxl:=964023/1000" table:style-name="ce73">
            <text:p><text:s/>964<text:s/></text:p>
          </table:table-cell>
          <table:table-cell office:value-type="string" table:style-name="ce10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0">
            <text:p><text:span text:style-name="T1">三峽區公所</text:span></text:p>
          </table:table-cell>
          <table:table-cell office:value-type="string" table:style-name="ce10">
            <text:p><text:span text:style-name="T1">公開招標</text:span></text:p>
          </table:table-cell>
          <table:table-cell office:value-type="string" table:style-name="ce10">
            <text:p><text:span text:style-name="T1">又泉營造有限公司</text:span></text:p>
          </table:table-cell>
          <table:table-cell table:number-columns-repeated="16376" table:style-name="ce15"/>
        </table:table-row>
        <table:table-row table:style-name="ro3">
          <table:table-cell office:value-type="string" table:style-name="ce84">
            <text:p><text:span text:style-name="T1">淡水區公所合計</text:span></text:p>
          </table:table-cell>
          <table:table-cell table:style-name="ce85"/>
          <table:table-cell office:value-type="float" office:value="0" table:formula="msoxl:=SUM(C216:C221)" table:style-name="ce77">
            <text:p>0<text:s/></text:p>
          </table:table-cell>
          <table:table-cell office:value-type="float" office:value="6542.2109999999993" table:formula="msoxl:=SUM(D216:D221)" table:style-name="ce77">
            <text:p>6,542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9">
          <table:table-cell office:value-type="string" table:style-name="ce18">
            <text:p><text:span text:style-name="T1">淡水區興福竂段至青學段之產業道路鋪設水溝蓋板</text:span></text:p>
          </table:table-cell>
          <table:table-cell office:value-type="string" table:style-name="ce17">
            <text:p><text:span text:style-name="T1">興福竂段至青學段之產業道路</text:span></text:p>
          </table:table-cell>
          <table:table-cell table:style-name="ce20"/>
          <table:table-cell office:value-type="float" office:value="1181.0540000000001" table:formula="msoxl:=1181054/1000" table:style-name="ce75">
            <text:p>1,181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7">
            <text:p><text:span text:style-name="T1">鼎業營造有限公司</text:span></text:p>
          </table:table-cell>
          <table:table-cell table:number-columns-repeated="16376" table:style-name="ce9"/>
        </table:table-row>
        <table:table-row table:style-name="ro8">
          <table:table-cell office:value-type="string" table:style-name="ce18">
            <text:p><text:span text:style-name="T1">路面改善</text:span></text:p>
          </table:table-cell>
          <table:table-cell office:value-type="string" table:style-name="ce19">
            <text:p><text:span text:style-name="T1">頂田寮</text:span>1<text:span text:style-name="T1">鄰</text:span><text:span text:style-name="T1">板橋處</text:span>~<text:span text:style-name="T1">頂田寮</text:span>3<text:span text:style-name="T1">號處</text:span></text:p>
          </table:table-cell>
          <table:table-cell table:style-name="ce20"/>
          <table:table-cell office:value-type="float" office:value="1009.838" table:formula="msoxl:=1009838/1000" table:style-name="ce76">
            <text:p>1,010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21">
            <text:p><text:span text:style-name="T1">新兆豐營造有限公司</text:span></text:p>
          </table:table-cell>
          <table:table-cell table:style-name="ce9"/>
          <table:table-cell table:number-columns-repeated="16375"/>
        </table:table-row>
        <table:table-row table:style-name="ro43">
          <table:table-cell office:value-type="string" table:style-name="ce18">
            <text:p><text:span text:style-name="T1">路面改善</text:span></text:p>
          </table:table-cell>
          <table:table-cell office:value-type="string" table:style-name="ce19">
            <text:p><text:span text:style-name="T1">頂田寮</text:span>2<text:span text:style-name="T1">鄰板橋處</text:span>~<text:span text:style-name="T1">頂田寮</text:span>2<text:span text:style-name="T1">鄰</text:span>9<text:span text:style-name="T1">號土地公廟止及另一線道路底</text:span></text:p>
          </table:table-cell>
          <table:table-cell table:style-name="ce20"/>
          <table:table-cell office:value-type="float" office:value="615.19799999999998" table:formula="msoxl:=615198/1000" table:style-name="ce76">
            <text:p>615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21">
            <text:p><text:span text:style-name="T1">新兆豐營造有限公司</text:span></text:p>
          </table:table-cell>
          <table:table-cell table:style-name="ce9"/>
          <table:table-cell table:number-columns-repeated="16375"/>
        </table:table-row>
        <table:table-row table:style-name="ro44">
          <table:table-cell office:value-type="string" table:style-name="ce18">
            <text:p><text:span text:style-name="T1">路面改善</text:span></text:p>
          </table:table-cell>
          <table:table-cell office:value-type="string" table:style-name="ce19">
            <text:p><text:span text:style-name="T1">興仁里頂田寮</text:span>12<text:span text:style-name="T1">鄰</text:span>~13<text:span text:style-name="T1">鄰柏油路面損壞路段</text:span></text:p>
          </table:table-cell>
          <table:table-cell table:style-name="ce20"/>
          <table:table-cell office:value-type="float" office:value="147.15199999999999" table:formula="msoxl:=147152/1000" table:style-name="ce76">
            <text:p>147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21">
            <text:p><text:span text:style-name="T1">新兆豐營造有限公司</text:span></text:p>
          </table:table-cell>
          <table:table-cell table:style-name="ce9"/>
          <table:table-cell table:number-columns-repeated="16375"/>
        </table:table-row>
        <table:table-row table:style-name="ro11">
          <table:table-cell office:value-type="string" table:style-name="ce18">
            <text:p><text:span text:style-name="T1">路面改善</text:span></text:p>
          </table:table-cell>
          <table:table-cell office:value-type="string" table:style-name="ce19">
            <text:p><text:span text:style-name="T1">八里堆</text:span>7<text:span text:style-name="T1">鄰</text:span>~5<text:span text:style-name="T1">鄰路段</text:span></text:p>
          </table:table-cell>
          <table:table-cell table:style-name="ce20"/>
          <table:table-cell office:value-type="float" office:value="1815.6849999999999" table:formula="msoxl:=1815685/1000" table:style-name="ce76">
            <text:p>1,816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21">
            <text:p><text:span text:style-name="T1">新兆豐營造有限公司</text:span></text:p>
          </table:table-cell>
          <table:table-cell table:style-name="ce9"/>
          <table:table-cell table:number-columns-repeated="16375"/>
        </table:table-row>
        <table:table-row table:style-name="ro41">
          <table:table-cell office:value-type="string" table:style-name="ce18">
            <text:p><text:span text:style-name="T1">路面改善</text:span></text:p>
          </table:table-cell>
          <table:table-cell office:value-type="string" table:style-name="ce19">
            <text:p><text:span text:style-name="T1">後洲子</text:span>12-1<text:span text:style-name="T1">號</text:span>(<text:span text:style-name="T1">房屋處</text:span>(<text:span text:style-name="T1">紐澤西護欄旁</text:span>))~(<text:span text:style-name="T1">九龍寺</text:span>)</text:p>
          </table:table-cell>
          <table:table-cell table:style-name="ce20"/>
          <table:table-cell office:value-type="float" office:value="1773.2840000000001" table:formula="msoxl:=1773284/1000" table:style-name="ce76">
            <text:p>1,773<text:s/></text:p>
          </table:table-cell>
          <table:table-cell office:value-type="string" table:style-name="ce17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淡水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21">
            <text:p><text:span text:style-name="T1">新兆豐營造有限公司</text:span>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string" table:style-name="ce84">
            <text:p><text:span text:style-name="T1">土城區公所合計</text:span></text:p>
          </table:table-cell>
          <table:table-cell table:style-name="ce85"/>
          <table:table-cell office:value-type="float" office:value="0" table:formula="msoxl:=SUM(C223:C233)" table:style-name="ce5">
            <text:p>0<text:s/></text:p>
          </table:table-cell>
          <table:table-cell office:value-type="float" office:value="195" table:formula="msoxl:=SUM(D223)" table:style-name="ce5">
            <text:p>195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45">
          <table:table-cell office:value-type="string" table:style-name="ce22">
            <text:p><text:span text:style-name="T7">青雲路</text:span><text:span text:style-name="T12">482-2</text:span><text:span text:style-name="T7">號上方舖設</text:span><text:span text:style-name="T12">AC</text:span></text:p>
          </table:table-cell>
          <table:table-cell office:value-type="string" table:style-name="ce23">
            <text:p><text:span text:style-name="T7">清化里</text:span></text:p>
          </table:table-cell>
          <table:table-cell table:style-name="ce24"/>
          <table:table-cell office:value-type="float" office:value="195" table:style-name="ce25">
            <text:p>195<text:s/></text:p>
          </table:table-cell>
          <table:table-cell office:value-type="string" table:style-name="ce26">
            <text:p><text:span text:style-name="T7">區政業務</text:span><text:span text:style-name="T12">-</text:span><text:span text:style-name="T7">建築及設備</text:span><text:span text:style-name="T12">-</text:span><text:span text:style-name="T7">設備及投資</text:span></text:p>
          </table:table-cell>
          <table:table-cell office:value-type="string" table:style-name="ce23">
            <text:p><text:span text:style-name="T7">土城區公所</text:span></text:p>
          </table:table-cell>
          <table:table-cell office:value-type="string" table:style-name="ce27">
            <text:p><text:span text:style-name="T7">公開招標</text:span></text:p>
          </table:table-cell>
          <table:table-cell office:value-type="string" table:style-name="ce22">
            <text:p><text:span text:style-name="T7">順承營造廠有限公司</text:span>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84">
            <text:p><text:span text:style-name="T1">林口區公所合計</text:span></text:p>
          </table:table-cell>
          <table:table-cell table:style-name="ce85"/>
          <table:table-cell office:value-type="float" office:value="0" table:formula="msoxl:=SUM(C225)" table:style-name="ce5">
            <text:p>0<text:s/></text:p>
          </table:table-cell>
          <table:table-cell office:value-type="float" office:value="1564" table:formula="msoxl:=SUM(D225:D225)" table:style-name="ce5">
            <text:p>1,564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35">
          <table:table-cell office:value-type="string" table:style-name="ce12">
            <text:p><text:span text:style-name="T1">人行道修復</text:span></text:p>
          </table:table-cell>
          <table:table-cell office:value-type="string" table:style-name="ce26">
            <text:p><text:span text:style-name="T7">信義路四季悅社區周圍</text:span></text:p>
          </table:table-cell>
          <table:table-cell table:style-name="ce11"/>
          <table:table-cell office:value-type="float" office:value="1564" table:style-name="ce11">
            <text:p>1,564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林口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旭揚土木包工業</text:span></text:p>
          </table:table-cell>
          <table:table-cell table:number-columns-repeated="16376"/>
        </table:table-row>
        <table:table-row table:style-name="ro3">
          <table:table-cell office:value-type="string" table:style-name="ce84">
            <text:p><text:span text:style-name="T1">石碇區公所合計</text:span></text:p>
          </table:table-cell>
          <table:table-cell table:style-name="ce85"/>
          <table:table-cell office:value-type="float" office:value="0" table:formula="msoxl:=SUM(C227:C230)" table:style-name="ce5">
            <text:p>0<text:s/></text:p>
          </table:table-cell>
          <table:table-cell office:value-type="float" office:value="1535" table:formula="msoxl:=SUM(D227:D230)" table:style-name="ce5">
            <text:p>1,535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32">
          <table:table-cell office:value-type="string" table:style-name="ce12">
            <text:p><text:span text:style-name="T1">豐田里</text:span>3<text:span text:style-name="T1">鄰磨石坑路路面改善工程</text:span></text:p>
          </table:table-cell>
          <table:table-cell office:value-type="string" table:style-name="ce12">
            <text:p><text:span text:style-name="T1">豐田里</text:span></text:p>
          </table:table-cell>
          <table:table-cell table:style-name="ce11"/>
          <table:table-cell office:value-type="float" office:value="525" table:formula="msoxl:=500*3*350/1000" table:style-name="ce11">
            <text:p>525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石碇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松弘營造有限公司</text:span></text:p>
          </table:table-cell>
          <table:table-cell table:number-columns-repeated="16376"/>
        </table:table-row>
        <table:table-row table:style-name="ro10">
          <table:table-cell office:value-type="string" table:style-name="ce12">
            <text:p><text:span text:style-name="T1">北宜路五段往十股寮向道道路維修改善工程</text:span></text:p>
          </table:table-cell>
          <table:table-cell office:value-type="string" table:style-name="ce12">
            <text:p><text:span text:style-name="T1">格頭里</text:span></text:p>
          </table:table-cell>
          <table:table-cell table:style-name="ce11"/>
          <table:table-cell office:value-type="float" office:value="200" table:formula="msoxl:=200000/1000" table:style-name="ce11">
            <text:p>200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石碇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松弘營造有限公司</text:span></text:p>
          </table:table-cell>
          <table:table-cell table:number-columns-repeated="16376"/>
        </table:table-row>
        <table:table-row table:style-name="ro25">
          <table:table-cell office:value-type="string" table:style-name="ce12">
            <text:p><text:span text:style-name="T1">豐田里磨石坑</text:span>30<text:span text:style-name="T1">號等</text:span>5<text:span text:style-name="T1">戶路面鋪路事宜</text:span></text:p>
          </table:table-cell>
          <table:table-cell office:value-type="string" table:style-name="ce12">
            <text:p><text:span text:style-name="T1">豐田里</text:span></text:p>
          </table:table-cell>
          <table:table-cell table:style-name="ce11"/>
          <table:table-cell office:value-type="float" office:value="210" table:formula="msoxl:=200*3*350/1000" table:style-name="ce11">
            <text:p>210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石碇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松弘營造有限公司</text:span></text:p>
          </table:table-cell>
          <table:table-cell table:number-columns-repeated="16376"/>
        </table:table-row>
        <table:table-row table:style-name="ro26">
          <table:table-cell office:value-type="string" table:style-name="ce12">
            <text:p><text:span text:style-name="T1">永安里北宜路六段水底寮巷往</text:span>15~17<text:span text:style-name="T1">號道路路面改善工程</text:span></text:p>
          </table:table-cell>
          <table:table-cell office:value-type="string" table:style-name="ce12">
            <text:p><text:span text:style-name="T1">永安里</text:span></text:p>
          </table:table-cell>
          <table:table-cell table:style-name="ce11"/>
          <table:table-cell office:value-type="float" office:value="600" table:formula="msoxl:=600000/1000" table:style-name="ce11">
            <text:p>600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石碇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力元營造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84">
            <text:p><text:span text:style-name="T1">三芝區公所合計</text:span></text:p>
          </table:table-cell>
          <table:table-cell table:style-name="ce85"/>
          <table:table-cell office:value-type="float" office:value="0" table:formula="msoxl:=SUM(C232:C233)" table:style-name="ce5">
            <text:p>0<text:s/></text:p>
          </table:table-cell>
          <table:table-cell office:value-type="float" office:value="1335" table:formula="msoxl:=SUM(D232:D233)" table:style-name="ce5">
            <text:p>1,335<text:s/></text:p>
          </table:table-cell>
          <table:table-cell table:style-name="ce6"/>
          <table:table-cell table:number-columns-repeated="2" table:style-name="ce7"/>
          <table:table-cell table:style-name="ce8"/>
          <table:table-cell table:number-columns-repeated="16376" table:style-name="ce9"/>
        </table:table-row>
        <table:table-row table:style-name="ro10">
          <table:table-cell office:value-type="string" table:style-name="ce12">
            <text:p><text:span text:style-name="T1">德賢一路臨青溪橋灌溉設施修復工程</text:span></text:p>
          </table:table-cell>
          <table:table-cell office:value-type="string" table:style-name="ce12">
            <text:p><text:span text:style-name="T1">福德里</text:span></text:p>
          </table:table-cell>
          <table:table-cell table:style-name="ce11"/>
          <table:table-cell office:value-type="float" office:value="445" table:style-name="ce11">
            <text:p>445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三芝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逢昌營造有限公司</text:span></text:p>
          </table:table-cell>
          <table:table-cell table:number-columns-repeated="16376"/>
        </table:table-row>
        <table:table-row table:style-name="ro32">
          <table:table-cell office:value-type="string" table:style-name="ce12">
            <text:p>14<text:span text:style-name="T1">鄰小坑子</text:span>5<text:span text:style-name="T1">號旁下邊坡擋土牆新建工程</text:span></text:p>
          </table:table-cell>
          <table:table-cell office:value-type="string" table:style-name="ce12">
            <text:p><text:span text:style-name="T1">錫板里</text:span></text:p>
          </table:table-cell>
          <table:table-cell table:style-name="ce11"/>
          <table:table-cell office:value-type="float" office:value="890" table:style-name="ce11">
            <text:p>890<text:s/></text:p>
          </table:table-cell>
          <table:table-cell office:value-type="string" table:style-name="ce12">
            <text:p><text:span text:style-name="T1">區政業務</text:span>-<text:span text:style-name="T1">建築及設備</text:span>-<text:span text:style-name="T1">設備及投資</text:span></text:p>
          </table:table-cell>
          <table:table-cell office:value-type="string" table:style-name="ce12">
            <text:p><text:span text:style-name="T1">三芝區公所</text:span></text:p>
          </table:table-cell>
          <table:table-cell office:value-type="string" table:style-name="ce12">
            <text:p><text:span text:style-name="T1">公開招標</text:span></text:p>
          </table:table-cell>
          <table:table-cell office:value-type="string" table:style-name="ce12">
            <text:p><text:span text:style-name="T1">逢昌營造有限公司</text:span></text:p>
          </table:table-cell>
          <table:table-cell table:number-columns-repeated="16376"/>
        </table:table-row>
        <table:table-row table:style-name="ro3">
          <table:table-cell office:value-type="string" table:style-name="ce95">
            <text:p>合計</text:p>
          </table:table-cell>
          <table:table-cell table:style-name="ce96"/>
          <table:table-cell office:value-type="float" office:value="210464.93900000001" table:formula="msoxl:=C6+C196" table:style-name="ce11">
            <text:p>210,465<text:s/></text:p>
          </table:table-cell>
          <table:table-cell office:value-type="float" office:value="278436.21999999997" table:formula="msoxl:=D6+D196" table:style-name="ce11">
            <text:p>278,436<text:s/></text:p>
          </table:table-cell>
          <table:table-cell table:number-columns-repeated="4" table:style-name="ce12"/>
          <table:table-cell table:number-columns-repeated="16376"/>
        </table:table-row>
        <table:table-row table:style-name="ro46">
          <table:table-cell table:style-name="ce29"/>
          <table:table-cell table:style-name="ce28"/>
          <table:table-cell table:number-columns-repeated="2" table:style-name="ce30"/>
          <table:table-cell table:number-columns-repeated="4" table:style-name="ce29"/>
          <table:table-cell table:number-columns-repeated="16376"/>
        </table:table-row>
        <table:table-row table:number-rows-repeated="1048341" table:style-name="ro4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Helv" svg:font-family="Helv"/>
    <style:font-face style:name="Arial" svg:font-family="Arial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number:number-style style:name="N59P0">
      <number:number number:decimal-places="0" number:min-integer-digits="1" number:grouping="true">
        <number:embedded-text number:position="0"> </number:embedded-text>
      </number:number>
    </number:number-style>
    <number:number-style style:name="N5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9P0"/>
    </number:number-style>
    <number:number-style style:name="N60">
      <number:number number:decimal-places="0" number:min-integer-digits="1" number:grouping="true">
        <number:embedded-text number:position="0"> </number:embedded-text>
      </number:number>
    </number:number-style>
    <number:number-style style:name="N74">
      <number:number number:decimal-places="0" number:min-integer-digits="1" number:grouping="true" number:display-factor="100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101_24180__24230__23565__35696__21729__25152__25552__22320__26041__24314__35373__24314__35696__20107__38917__34389__29702__26126__32048__34920_-_35215__21123_" style:display-name="一般_101年度對議員所提地方建設建議事項處理明細表-規劃" style:family="table-cell" style:data-style-name="N0">
      <style:table-cell-properties style:vertical-align="automatic" fo:background-color="transparent"/>
    </style:style>
    <style:style style:name="_19968__33324___21508__26045__20570__20301__32622__40_1_41_-_20844__25152__20659_-_20803__35920__20462__27491_" style:display-name="一般_各施做位置(1)-公所傳-元豐修正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style:font-family-generic="swiss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33"/>
  </office:styles>
  <office:automatic-styles>
    <style:page-layout style:name="pm1">
      <style:page-layout-properties fo:margin-top="0.196850393700787in" fo:margin-bottom="0.196850393700787in" fo:margin-left="0.118110236220472in" fo:margin-right="0.11811023622047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徐怡如</meta:initial-creator>
    <dc:creator>鈞培</dc:creator>
    <meta:creation-date>2012-07-19T12:47:07Z</meta:creation-date>
    <dc:date>2016-06-16T10:36:31Z</dc:date>
    <meta:print-date>2013-02-05T01:45:37Z</meta:print-date>
  </office:meta>
</office:document-meta>
</file>